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yuthi" svg:font-family="Dyuthi" style:font-pitch="variable"/>
    <style:font-face style:name="Gidugu" svg:font-family="Gidugu" style:font-pitch="variable"/>
    <style:font-face style:name="Khmer OS" svg:font-family="'Khmer 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ree Krushnadevaraya" svg:font-family="'Sree Krushnadevaraya'" style:font-pitch="variable"/>
    <style:font-face style:name="Standard Symbols PS" svg:font-family="'Standard Symbols PS'" style:font-pitch="variable"/>
    <style:font-face style:name="padmaa-Bold.1.1" svg:font-family="padmaa-Bold.1.1" style:font-pitch="variable"/>
  </office:font-face-decls>
  <office:automatic-styles>
    <style:style style:name="dp1" style:family="drawing-page"/>
    <style:style style:name="gr1" style:family="graphic" style:parent-style-name="standard">
      <style:graphic-properties draw:stroke="solid" svg:stroke-width="0cm" svg:stroke-color="#000000" draw:stroke-linejoin="round" svg:stroke-linecap="round" draw:fill="solid" draw:fill-color="#111111" draw:opacity="100%" draw:textarea-horizontal-align="center" draw:textarea-vertical-align="middle" fo:padding-top="0.029cm" fo:padding-bottom="0.029cm" fo:padding-left="0.029cm" fo:padding-right="0.029cm"/>
    </style:style>
    <style:style style:name="gr2" style:family="graphic" style:parent-style-name="standard">
      <style:graphic-properties draw:stroke="solid" svg:stroke-width="0.102cm" svg:stroke-color="#000000" draw:marker-start-width="0.279cm" draw:marker-end-width="0.279cm" draw:stroke-linejoin="round" svg:stroke-linecap="round" draw:fill="none" fo:padding-top="0.049cm" fo:padding-bottom="0.049cm" fo:padding-left="0.049cm" fo:padding-right="0.049cm"/>
    </style:style>
    <style:style style:name="gr3" style:family="graphic" style:parent-style-name="standard">
      <style:graphic-properties draw:stroke="none" svg:stroke-color="#000000" draw:fill="none" draw:fill-color="#ffffff" fo:min-height="4.234cm"/>
      <style:paragraph-properties style:writing-mode="lr-tb"/>
    </style:style>
    <style:style style:name="gr4" style:family="graphic" style:parent-style-name="standard">
      <style:graphic-properties draw:stroke="none" svg:stroke-color="#000000" draw:fill="none" draw:fill-color="#ffffff" fo:min-height="7.062cm"/>
      <style:paragraph-properties style:writing-mode="lr-tb"/>
    </style:style>
    <style:style style:name="P1" style:family="paragraph">
      <loext:graphic-properties draw:fill="solid" draw:fill-color="#111111" draw:opacity="100%"/>
      <style:paragraph-properties fo:text-align="center"/>
    </style:style>
    <style:style style:name="P2" style:family="paragraph">
      <loext:graphic-properties draw:fill="none"/>
    </style:style>
    <style:style style:name="P3" style:family="paragraph">
      <loext:graphic-properties draw:fill="none" draw:fill-color="#ffffff"/>
      <style:paragraph-properties fo:margin-left="0cm" fo:margin-right="0cm" fo:text-indent="0cm" style:writing-mode="lr-tb"/>
      <style:text-properties style:font-name="Dyuthi" fo:font-size="120pt" style:font-size-asian="120pt" style:font-size-complex="120pt"/>
    </style:style>
    <style:style style:name="P4" style:family="paragraph">
      <loext:graphic-properties draw:fill="none" draw:fill-color="#ffffff"/>
      <style:paragraph-properties fo:margin-left="0cm" fo:margin-right="0cm" fo:text-indent="0cm" style:writing-mode="lr-tb"/>
      <style:text-properties style:font-name="Khmer OS" fo:font-size="100pt" fo:font-weight="bold" style:font-size-asian="100pt" style:font-weight-asian="bold" style:font-size-complex="100pt" style:font-weight-complex="bold"/>
    </style:style>
    <style:style style:name="P5" style:family="paragraph">
      <style:text-properties style:font-name="Gidugu" fo:font-size="150pt" fo:font-weight="bold" style:font-size-asian="150pt" style:font-weight-asian="bold" style:font-size-complex="150pt" style:font-weight-complex="bold"/>
    </style:style>
    <style:style style:name="P6" style:family="paragraph">
      <loext:graphic-properties draw:fill="none" draw:fill-color="#ffffff"/>
      <style:paragraph-properties fo:margin-left="0cm" fo:margin-right="0cm" fo:text-indent="0cm" style:writing-mode="lr-tb"/>
      <style:text-properties style:font-name="Gidugu" fo:font-size="150pt" fo:font-weight="bold" style:font-size-asian="150pt" style:font-weight-asian="bold" style:font-size-complex="150pt" style:font-weight-complex="bold"/>
    </style:style>
    <style:style style:name="P7" style:family="paragraph">
      <style:text-properties style:font-name="Sree Krushnadevaraya"/>
    </style:style>
    <style:style style:name="P8" style:family="paragraph">
      <loext:graphic-properties draw:fill="none" draw:fill-color="#ffffff"/>
      <style:paragraph-properties fo:margin-left="0cm" fo:margin-right="0cm" fo:text-indent="0cm" style:writing-mode="lr-tb"/>
      <style:text-properties style:font-name="Sree Krushnadevaraya" fo:font-size="100pt" fo:font-weight="bold" style:font-size-asian="100pt" style:font-weight-asian="bold" style:font-size-complex="100pt" style:font-weight-complex="bold"/>
    </style:style>
    <style:style style:name="P9" style:family="paragraph">
      <style:text-properties style:font-name="Khmer OS" fo:font-size="100pt" fo:font-weight="bold" style:font-size-asian="100pt" style:font-weight-asian="bold" style:font-size-complex="100pt" style:font-weight-complex="bold"/>
    </style:style>
    <style:style style:name="P10" style:family="paragraph">
      <loext:graphic-properties draw:fill="none" draw:fill-color="#ffffff"/>
      <style:paragraph-properties fo:margin-left="0cm" fo:margin-right="0cm" fo:text-indent="0cm"/>
      <style:text-properties style:font-name="Khmer OS" fo:font-size="100pt" fo:font-weight="bold" style:font-size-asian="100pt" style:font-weight-asian="bold" style:font-size-complex="100pt" style:font-weight-complex="bold"/>
    </style:style>
    <style:style style:name="P11" style:family="paragraph">
      <style:text-properties style:font-name="padmaa-Bold.1.1" fo:font-size="95pt" fo:font-weight="bold" style:font-size-asian="95pt" style:font-weight-asian="bold" style:font-size-complex="95pt" style:font-weight-complex="bold"/>
    </style:style>
    <style:style style:name="P12" style:family="paragraph">
      <loext:graphic-properties draw:fill="none" draw:fill-color="#ffffff"/>
      <style:paragraph-properties fo:margin-left="0cm" fo:margin-right="0cm" fo:text-indent="0cm"/>
      <style:text-properties style:font-name="padmaa-Bold.1.1" fo:font-size="95pt" fo:font-weight="bold" style:font-size-asian="95pt" style:font-weight-asian="bold" style:font-size-complex="95pt" style:font-weight-complex="bold"/>
    </style:style>
    <style:style style:name="T1" style:family="text">
      <style:text-properties style:font-name="Dyuthi" fo:font-size="120pt" style:font-size-asian="120pt" style:font-size-complex="120pt"/>
    </style:style>
    <style:style style:name="T2" style:family="text">
      <style:text-properties style:font-name="Khmer OS" fo:font-size="100pt" fo:font-weight="bold" style:font-size-asian="100pt" style:font-weight-asian="bold" style:font-size-complex="100pt" style:font-weight-complex="bold"/>
    </style:style>
    <style:style style:name="T3" style:family="text">
      <style:text-properties style:font-name="Gidugu" fo:font-size="150pt" fo:font-weight="bold" style:font-size-asian="150pt" style:font-weight-asian="bold" style:font-size-complex="150pt" style:font-weight-complex="bold"/>
    </style:style>
    <style:style style:name="T4" style:family="text">
      <style:text-properties style:font-name="Sree Krushnadevaraya" fo:font-size="100pt" fo:font-weight="bold" style:font-size-asian="100pt" style:font-weight-asian="bold" style:font-size-complex="100pt" style:font-weight-complex="bold"/>
    </style:style>
    <style:style style:name="T5" style:family="text">
      <style:text-properties style:font-name="padmaa-Bold.1.1" fo:font-size="95pt" fo:font-weight="bold" style:font-size-asian="95pt" style:font-weight-asian="bold" style:font-size-complex="9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polygon draw:style-name="gr1" draw:text-style-name="P1" draw:layer="layout" svg:width="0.058cm" svg:height="0.388cm" svg:x="6.813cm" svg:y="6.225cm" svg:viewBox="0 0 59 389" draw:points="0,30 0,28 0,26 1,24 1,22 2,20 2,18 3,16 4,15 5,13 6,12 7,10 9,9 10,7 12,6 13,5 15,4 16,3 18,2 20,2 22,1 24,1 26,0 28,0 30,0 31,0 33,0 35,1 37,1 39,2 41,2 43,3 44,4 46,5 47,6 49,7 50,9 52,10 53,12 54,13 55,15 56,16 57,18 57,20 58,22 58,24 59,26 59,28 59,30 59,360 59,361 59,363 58,365 58,367 57,369 57,371 56,373 55,374 54,376 53,377 52,379 50,380 49,382 47,383 46,384 44,385 43,386 41,387 39,387 37,388 35,388 33,389 31,389 30,389 28,389 26,389 24,388 22,388 20,387 18,387 16,386 15,385 13,384 12,383 10,382 9,380 7,379 6,377 5,376 4,374 3,373 2,371 2,369 1,367 1,365 0,363 0,361 0,360">
            <text:p/>
          </draw:polygon>
          <draw:polygon draw:style-name="gr1" draw:text-style-name="P1" draw:layer="layout" svg:width="0.152cm" svg:height="0.157cm" svg:x="6.72cm" svg:y="6.555cm" svg:viewBox="0 0 153 158" draw:points="36,157 34,158 32,158 31,158 29,158 27,158 25,158 23,157 21,157 19,156 17,155 16,155 14,154 12,153 11,151 9,150 8,149 7,147 6,146 4,144 4,142 3,141 2,139 1,137 1,135 0,133 0,131 0,130 0,128 0,126 0,124 1,122 1,120 2,118 3,116 3,115 4,113 5,111 7,110 8,108 9,107 11,106 12,105 14,103 15,103 17,102 19,101 21,100 23,100 55,92 75,78 90,53 94,25 95,23 95,21 96,20 96,18 97,16 98,14 99,13 100,11 102,10 103,8 104,7 106,6 107,5 109,4 111,3 113,2 114,1 116,1 118,0 120,0 122,0 124,0 126,0 128,0 130,1 132,1 133,2 135,2 137,3 139,4 140,5 142,6 143,8 145,9 146,10 147,12 148,13 149,15 150,17 151,19 152,20 152,22 153,24 153,26 153,28 153,30 153,32 153,34 148,68 147,69 147,71 147,72 146,73 146,74 145,76 145,77 144,78 143,79 121,114 121,115 120,117 119,118 118,119 117,120 116,121 115,122 114,122 85,143 84,144 84,144 83,145 82,145 81,146 80,146 79,146 78,147 77,147 76,148 75,148 74,148">
            <text:p/>
          </draw:polygon>
          <draw:polygon draw:style-name="gr1" draw:text-style-name="P1" draw:layer="layout" svg:width="0.428cm" svg:height="0.406cm" svg:x="6.351cm" svg:y="6.306cm" svg:viewBox="0 0 429 407" draw:points="0,33 0,31 0,29 0,27 0,25 1,23 1,21 2,19 2,18 3,16 4,14 5,13 6,11 8,10 9,8 10,7 12,6 14,5 15,4 17,3 19,2 21,1 22,1 24,0 26,0 28,0 30,0 32,0 34,0 36,1 38,1 39,2 41,2 43,3 45,4 46,5 48,6 49,8 51,9 52,10 53,12 54,14 55,15 56,17 57,19 58,21 58,22 59,24 59,26 67,103 91,172 134,234 188,286 254,324 323,343 401,348 403,348 405,349 407,349 409,350 411,350 412,351 414,352 416,353 417,354 419,355 420,357 422,358 423,359 424,361 425,363 426,364 427,366 427,368 428,370 428,372 429,374 429,375 429,377 429,379 429,381 428,383 428,385 427,387 427,389 426,390 425,392 424,394 423,395 422,397 420,398 419,400 418,401 416,402 414,403 413,404 411,405 409,405 407,406 405,406 403,407 402,407 400,407 398,407 317,402 315,402 314,402 312,401 311,401 235,380 234,380 233,379 232,379 231,379 230,378 229,378 229,377 228,377 228,377 156,335 154,334 153,333 151,332 150,331 91,275 90,274 89,273 88,271 87,270 40,202 40,202 40,201 39,201 39,200 38,199 38,198 37,196 37,195 11,119 10,118 10,116 9,114 9,113">
            <text:p/>
          </draw:polygon>
          <draw:polygon draw:style-name="gr1" draw:text-style-name="P1" draw:layer="layout" svg:width="2.374cm" svg:height="2.434cm" svg:x="4.036cm" svg:y="6.204cm" svg:viewBox="0 0 2375 2435" draw:points="2375,131 2375,133 2375,135 2374,137 2374,139 2373,141 2373,143 2372,145 2371,146 2370,148 2369,149 2368,151 2366,152 2365,154 2363,155 2362,156 2360,157 2359,158 2357,159 2355,159 2353,160 2351,160 2349,161 2347,161 2346,161 2344,161 2342,161 2340,160 2338,160 2336,159 2334,159 2332,158 2331,157 2329,156 2328,155 2326,154 2325,152 2323,151 2322,149 2321,148 2320,146 2319,145 2318,143 2318,141 2317,139 2317,137 2316,135 2316,133 2316,131 2316,67 2138,109 1933,176 1728,259 1535,356 1346,469 1169,595 1002,734 842,884 695,1044 562,1215 444,1400 335,1588 243,1785 167,1992 104,2201 66,2376 68,2376 69,2376 71,2376 73,2377 75,2377 77,2378 79,2378 81,2379 82,2380 84,2381 85,2382 87,2383 88,2385 90,2386 91,2388 92,2389 93,2391 94,2392 95,2394 95,2396 96,2398 96,2400 97,2402 97,2404 97,2406 97,2407 97,2409 96,2411 96,2413 95,2415 95,2417 94,2419 93,2420 92,2422 91,2423 90,2425 88,2426 87,2428 85,2429 84,2430 82,2431 81,2432 79,2433 77,2433 75,2434 73,2434 71,2435 69,2435 68,2435 30,2435 28,2435 26,2435 24,2434 22,2434 20,2433 18,2433 16,2432 15,2431 13,2430 12,2429 10,2428 9,2426 7,2425 6,2423 5,2422 4,2420 3,2419 2,2417 2,2415 1,2413 1,2411 0,2409 0,2407 0,2406 0,2404 0,2402 0,2401 1,2399 47,2187 47,2187 47,2186 47,2186 47,2185 111,1974 112,1972 188,1763 188,1763 188,1762 189,1762 189,1761 282,1562 282,1561 282,1561 283,1560 283,1560 283,1560 393,1370 394,1369 513,1182 513,1181 513,1180 514,1180 514,1179 649,1006 650,1006 650,1005 650,1005 651,1004 800,843 801,842 962,690 964,689 1133,549 1134,547 1312,420 1313,420 1313,420 1314,419 1314,419 1505,305 1506,305 1507,304 1702,206 1703,206 1703,206 1704,205 1704,205 1911,121 1913,120 2120,52 2121,52 2121,52 2122,52 2123,52 2339,1 2340,0 2342,0 2344,0 2346,0 2347,0 2349,0 2351,1 2353,1 2355,2 2357,2 2359,3 2360,4 2362,5 2363,6 2365,7 2366,9 2368,10 2369,12 2370,13 2371,15 2372,16 2373,18 2373,20 2374,22 2374,24 2375,26 2375,28 2375,30">
            <text:p/>
          </draw:polygon>
          <draw:polygon draw:style-name="gr1" draw:text-style-name="P1" draw:layer="layout" svg:width="0.406cm" svg:height="0.431cm" svg:x="4.074cm" svg:y="8.579cm" svg:viewBox="0 0 407 432" draw:points="407,401 407,403 407,405 407,407 406,409 406,411 405,412 405,414 404,416 403,418 402,419 401,421 399,422 398,424 397,425 395,426 393,427 392,428 390,429 388,430 387,431 385,431 383,432 381,432 379,432 377,432 375,432 373,432 371,431 369,431 368,430 366,430 364,429 362,428 361,427 359,426 358,424 356,423 355,422 354,420 353,418 352,417 351,415 350,413 349,412 349,410 348,408 348,406 348,404 344,326 324,257 286,191 235,137 173,94 103,71 25,59 23,58 21,58 19,57 17,56 16,56 14,55 12,54 11,52 9,51 8,50 7,48 6,47 5,45 4,44 3,42 2,40 1,38 1,36 0,34 0,33 0,31 0,29 0,27 0,25 1,23 1,21 2,19 3,17 3,16 4,14 5,12 7,11 8,9 9,8 11,7 12,6 14,5 15,4 17,3 19,2 21,1 23,1 25,0 26,0 28,0 30,0 32,0 34,0 115,13 116,14 117,14 119,14 120,14 196,39 197,40 199,41 200,41 201,42 202,42 202,43 203,43 203,43 271,90 273,91 274,92 275,93 276,94 331,153 332,155 333,156 334,157 335,159 377,231 377,231 378,232 379,234 379,236 380,237 402,313 402,315 403,317 403,318 403,320">
            <text:p/>
          </draw:polygon>
          <draw:polygon draw:style-name="gr1" draw:text-style-name="P1" draw:layer="layout" svg:width="0.156cm" svg:height="0.153cm" svg:x="4.324cm" svg:y="8.951cm" svg:viewBox="0 0 157 154" draw:points="33,154 31,154 29,154 27,154 26,154 24,153 22,153 20,152 18,152 16,151 15,150 13,149 11,148 10,147 9,145 7,144 6,142 5,141 4,139 3,137 2,136 2,134 1,132 1,130 0,128 0,126 0,124 0,122 0,121 1,119 1,117 2,115 2,113 3,111 4,110 5,108 6,106 7,105 9,104 10,102 12,101 13,100 15,99 17,98 18,97 20,97 22,96 24,96 26,95 57,91 76,78 91,56 99,23 99,21 100,19 101,17 101,16 102,14 103,12 105,11 106,9 107,8 109,7 110,6 112,4 114,4 115,3 117,2 119,1 121,1 123,0 125,0 126,0 128,0 130,0 132,0 134,1 136,1 138,2 140,3 141,3 143,4 145,5 146,7 148,8 149,9 150,11 151,12 153,14 153,16 154,17 155,19 156,21 156,23 157,25 157,27 157,28 157,30 157,32 157,34 156,36 147,75 147,76 147,77 146,78 146,79 146,80 145,81 145,82 144,83 144,84 143,84 143,85 143,85 122,115 121,116 120,117 119,118 119,119 118,120 117,121 116,122 115,122 86,143 85,144 85,144 84,145 83,145 82,146 81,146 79,147 78,147 77,148 75,148 74,149 72,149">
            <text:p/>
          </draw:polygon>
          <draw:polygon draw:style-name="gr1" draw:text-style-name="P1" draw:layer="layout" svg:width="3.543cm" svg:height="0.058cm" svg:x="0.839cm" svg:y="9.045cm" svg:viewBox="0 0 3544 59" draw:points="3515,0 3516,0 3518,0 3520,1 3522,1 3524,2 3526,2 3528,3 3529,4 3531,5 3532,6 3534,7 3535,9 3537,10 3538,12 3539,13 3540,15 3541,16 3542,18 3542,20 3543,22 3543,24 3544,26 3544,28 3544,30 3544,31 3544,33 3543,35 3543,37 3542,39 3542,41 3541,43 3540,44 3539,46 3538,47 3537,49 3535,50 3534,52 3532,53 3531,54 3529,55 3528,56 3526,57 3524,57 3522,58 3520,58 3518,59 3516,59 3515,59 30,59 28,59 26,59 24,58 22,58 20,57 18,57 16,56 15,55 13,54 12,53 10,52 9,50 7,49 6,47 5,46 4,44 3,43 2,41 2,39 1,37 1,35 0,33 0,31 0,30 0,28 0,26 1,24 1,22 2,20 2,18 3,16 4,15 5,13 6,12 7,10 9,9 10,7 12,6 13,5 15,4 16,3 18,2 20,2 22,1 24,1 26,0 28,0 30,0">
            <text:p/>
          </draw:polygon>
          <draw:polygon draw:style-name="gr1" draw:text-style-name="P1" draw:layer="layout" svg:width="0.156cm" svg:height="0.153cm" svg:x="0.742cm" svg:y="8.951cm" svg:viewBox="0 0 157 154" draw:points="1,36 0,34 0,32 0,30 0,28 0,27 0,25 1,23 1,21 2,19 3,17 4,16 4,14 6,12 7,11 8,9 9,8 11,7 12,5 14,4 16,3 17,3 19,2 21,1 23,1 25,0 27,0 29,0 31,0 32,0 34,0 36,1 38,1 40,2 42,3 43,4 45,4 47,6 48,7 50,8 51,9 52,11 54,12 55,14 56,16 56,17 57,19 58,21 58,23 66,56 80,77 104,91 132,95 134,96 136,96 137,97 139,97 141,98 143,99 144,100 146,101 147,103 149,104 150,105 151,107 152,108 153,110 154,112 155,114 156,115 156,117 157,119 157,121 157,123 157,125 157,127 157,129 156,131 156,133 155,134 155,136 154,138 153,140 152,141 151,143 149,144 148,146 147,147 145,148 144,149 142,150 140,151 138,152 137,153 135,153 133,154 131,154 129,154 127,154 125,154 123,154 89,149 88,148 86,148 85,148 84,147 82,147 81,146 80,146 79,145 78,145 44,124 43,123 42,122 40,121 39,120 38,119 37,118 36,117 35,115 14,85 14,85 14,84 13,84 13,83 12,82 12,81 11,80 11,79 11,78 10,77 10,76 10,75">
            <text:p/>
          </draw:polygon>
          <draw:polygon draw:style-name="gr1" draw:text-style-name="P1" draw:layer="layout" svg:width="0.406cm" svg:height="0.431cm" svg:x="0.742cm" svg:y="8.579cm" svg:viewBox="0 0 407 432" draw:points="373,0 375,0 377,0 379,0 380,0 382,0 384,1 386,1 388,2 390,3 391,4 393,4 395,6 396,7 398,8 399,9 400,11 402,12 403,14 404,16 404,17 405,19 406,21 406,23 407,25 407,27 407,29 407,31 407,32 407,34 406,36 406,38 405,40 404,42 403,43 403,45 401,47 400,48 399,50 398,51 396,52 395,54 393,55 391,56 390,56 388,57 386,58 384,58 382,59 304,71 234,94 172,137 121,191 83,257 63,326 59,404 59,406 59,408 58,410 58,412 57,413 56,415 55,417 54,418 53,420 52,422 51,423 49,424 48,426 46,427 45,428 43,429 41,430 39,430 38,431 36,431 34,432 32,432 30,432 28,432 26,432 24,432 22,431 20,431 19,430 17,429 15,428 14,427 12,426 10,425 9,424 8,422 6,421 5,419 4,418 3,416 2,414 2,412 1,411 1,409 0,407 0,405 0,403 0,401 4,320 4,318 4,317 5,315 5,313 27,237 28,236 28,234 29,232 30,231 30,231 72,159 73,157 74,156 75,155 76,153 131,94 132,93 133,92 134,91 136,90 204,43 204,43 205,43 205,42 206,42 207,41 209,41 210,40 211,39 288,14 289,14 291,14 292,14 293,13">
            <text:p/>
          </draw:polygon>
          <draw:polygon draw:style-name="gr1" draw:text-style-name="P1" draw:layer="layout" svg:width="0.16cm" svg:height="0.058cm" svg:x="1.089cm" svg:y="8.579cm" svg:viewBox="0 0 161 59" draw:points="30,59 28,59 26,59 24,58 22,58 20,57 18,57 16,56 15,55 13,54 12,53 10,52 9,50 7,49 6,47 5,46 4,44 3,43 2,41 2,39 1,37 1,35 0,33 0,31 0,30 0,28 0,26 1,24 1,22 2,20 2,18 3,16 4,15 5,13 6,12 7,10 9,9 10,7 12,6 13,5 15,4 16,3 18,2 20,2 22,1 24,1 26,0 28,0 30,0 132,0 133,0 135,0 137,1 139,1 141,2 143,2 145,3 146,4 148,5 149,6 151,7 152,9 154,10 155,12 156,13 157,15 158,16 159,18 159,20 160,22 160,24 161,26 161,28 161,30 161,31 161,33 160,35 160,37 159,39 159,41 158,43 157,44 156,46 155,47 154,49 152,50 151,52 149,53 148,54 146,55 145,56 143,57 141,57 139,58 137,58 135,59 133,59 132,59">
            <text:p/>
          </draw:polygon>
          <draw:polygon draw:style-name="gr1" draw:text-style-name="P1" draw:layer="layout" svg:width="5.219cm" svg:height="5.215cm" svg:x="1.191cm" svg:y="3.423cm" svg:viewBox="0 0 5220 5216" draw:points="5187,0 5189,0 5191,0 5193,0 5195,0 5197,1 5199,1 5201,2 5202,2 5204,3 5206,4 5207,5 5209,6 5210,8 5212,9 5213,10 5214,12 5215,14 5216,15 5217,17 5218,19 5219,21 5219,22 5220,24 5220,26 5220,28 5220,30 5220,32 5220,34 5219,36 5219,38 5218,40 5218,41 5217,43 5216,45 5215,46 5214,48 5212,49 5211,51 5210,52 5208,53 5206,54 5205,55 5203,56 5201,57 5199,58 5198,58 5196,59 5194,59 4889,93 4591,138 4292,206 4001,286 3715,383 3433,497 3154,623 2889,766 2627,922 2375,1094 2135,1276 1903,1473 1684,1684 1473,1903 1280,2135 1094,2375 926,2627 766,2888 627,3154 497,3432 387,3714 286,4000 206,4290 143,4591 93,4890 59,5190 59,5192 58,5194 58,5195 57,5197 56,5199 55,5201 54,5202 53,5204 52,5206 51,5207 49,5208 48,5210 46,5211 45,5212 43,5213 41,5214 39,5214 38,5215 36,5215 34,5216 32,5216 30,5216 28,5216 26,5216 24,5216 22,5215 21,5215 19,5214 17,5213 15,5212 14,5211 12,5210 10,5209 9,5208 8,5206 6,5205 5,5203 4,5202 3,5200 2,5198 2,5196 1,5195 1,5193 0,5191 0,5189 0,5187 0,5185 0,5183 34,4882 34,4881 85,4581 86,4579 149,4277 149,4276 229,3984 230,3982 332,3694 332,3693 442,3410 443,3408 574,3128 574,3127 714,2860 715,2859 715,2858 876,2596 877,2595 1046,2341 1047,2339 1234,2098 1235,2098 1429,1865 1430,1863 1642,1643 1643,1642 1863,1430 1864,1429 2097,1230 2099,1229 2340,1047 2341,1046 2595,873 2596,872 2859,715 2860,715 2860,715 3126,571 3128,570 3409,443 3410,442 3693,328 3695,328 3983,230 3985,229 4277,149 4278,149 4579,81 4581,80 4881,34 4882,34">
            <text:p/>
          </draw:polygon>
          <draw:polygon draw:style-name="gr1" draw:text-style-name="P1" draw:layer="layout" svg:width="0.058cm" svg:height="0.16cm" svg:x="6.351cm" svg:y="3.321cm" svg:viewBox="0 0 59 161" draw:points="59,132 59,133 59,135 58,137 58,139 57,141 57,143 56,145 55,146 54,148 53,149 52,151 50,152 49,154 47,155 46,156 44,157 43,158 41,159 39,159 37,160 35,160 33,161 31,161 30,161 28,161 26,161 24,160 22,160 20,159 18,159 16,158 15,157 13,156 12,155 10,154 9,152 7,151 6,149 5,148 4,146 3,145 2,143 2,141 1,139 1,137 0,135 0,133 0,132 0,30 0,28 0,26 1,24 1,22 2,20 2,18 3,16 4,15 5,13 6,12 7,10 9,9 10,7 12,6 13,5 15,4 16,3 18,2 20,2 22,1 24,1 26,0 28,0 30,0 31,0 33,0 35,1 37,1 39,2 41,2 43,3 44,4 46,5 47,6 49,7 50,9 52,10 53,12 54,13 55,15 56,16 57,18 57,20 58,22 58,24 59,26 59,28 59,30">
            <text:p/>
          </draw:polygon>
          <draw:polygon draw:style-name="gr1" draw:text-style-name="P1" draw:layer="layout" svg:width="0.428cm" svg:height="0.406cm" svg:x="6.351cm" svg:y="2.974cm" svg:viewBox="0 0 429 407" draw:points="398,0 400,0 402,0 404,0 406,1 408,1 409,2 411,2 413,3 415,4 416,5 418,6 419,8 421,9 422,10 423,12 424,14 425,15 426,17 427,19 428,20 428,22 429,24 429,26 429,28 429,30 429,32 429,34 428,36 428,38 427,39 427,41 426,43 425,45 424,46 423,48 421,49 420,51 419,52 417,53 415,54 414,55 412,56 410,57 409,58 407,58 405,59 403,59 401,59 323,63 254,82 188,121 134,173 91,234 67,304 59,381 59,383 58,385 58,386 57,388 56,390 55,392 54,393 53,395 52,397 51,398 49,399 48,401 46,402 45,403 43,404 41,405 39,405 38,406 36,406 34,407 32,407 30,407 28,407 26,407 24,407 22,406 21,406 19,405 17,404 15,403 14,402 12,401 10,400 9,399 8,397 6,396 5,394 4,393 3,391 2,389 2,387 1,386 1,384 0,382 0,380 0,378 0,376 0,374 9,294 9,293 10,291 10,290 11,288 37,211 37,210 38,208 38,207 39,206 39,205 40,205 40,204 40,204 87,137 88,135 89,134 90,133 91,132 150,76 151,75 153,74 154,73 155,72 227,29 228,29 229,28 229,28 230,28 231,27 232,27 233,27 234,26 235,26 311,5 312,5 314,4 315,4 317,4">
            <text:p/>
          </draw:polygon>
          <draw:polygon draw:style-name="gr1" draw:text-style-name="P1" draw:layer="layout" svg:width="0.152cm" svg:height="0.156cm" svg:x="6.72cm" svg:y="2.974cm" svg:viewBox="0 0 153 157" draw:points="153,123 153,125 153,127 153,129 153,131 153,133 152,135 152,137 151,138 150,140 149,142 148,144 147,145 146,147 145,148 143,149 142,151 140,152 139,153 137,154 135,155 133,155 132,156 130,156 128,157 126,157 124,157 122,157 120,157 118,157 116,156 114,156 113,155 111,154 109,153 107,152 106,151 104,150 103,149 102,147 100,146 99,144 98,143 97,141 96,139 96,137 95,136 95,134 94,132 90,104 75,80 55,65 23,58 22,58 20,57 18,57 16,56 14,55 13,54 11,53 10,51 8,50 7,49 6,47 5,46 4,44 3,42 2,40 1,39 1,37 1,35 0,33 0,31 0,29 0,27 0,25 1,23 1,22 2,20 2,18 3,16 4,14 5,13 6,11 8,10 9,8 10,7 12,6 13,5 15,4 17,3 19,2 20,1 22,1 24,1 26,0 28,0 30,0 32,0 34,0 36,1 74,9 75,9 76,9 77,10 78,10 79,10 80,11 81,11 82,12 83,12 84,13 85,13 85,14 114,36 115,37 116,38 117,39 118,39 119,40 120,41 121,42 121,43 143,77 144,79 145,80 145,81 146,83 146,84 147,85 147,86 147,88 148,89">
            <text:p/>
          </draw:polygon>
          <draw:polygon draw:style-name="gr1" draw:text-style-name="P1" draw:layer="layout" svg:width="0.058cm" svg:height="3.212cm" svg:x="6.813cm" svg:y="3.071cm" svg:viewBox="0 0 59 3213" draw:points="0,30 0,28 0,26 1,24 1,22 2,20 2,18 3,16 4,15 5,13 6,12 7,10 9,9 10,7 12,6 13,5 15,4 16,3 18,2 20,2 22,1 24,1 26,0 28,0 30,0 31,0 33,0 35,1 37,1 39,2 41,2 43,3 44,4 46,5 47,6 49,7 50,9 52,10 53,12 54,13 55,15 56,16 57,18 57,20 58,22 58,24 59,26 59,28 59,30 59,3184 59,3185 59,3187 58,3189 58,3191 57,3193 57,3195 56,3197 55,3198 54,3200 53,3201 52,3203 50,3204 49,3206 47,3207 46,3208 44,3209 43,3210 41,3211 39,3211 37,3212 35,3212 33,3213 31,3213 30,3213 28,3213 26,3213 24,3212 22,3212 20,3211 18,3211 16,3210 15,3209 13,3208 12,3207 10,3206 9,3204 7,3203 6,3201 5,3200 4,3198 3,3197 2,3195 2,3193 1,3191 1,3189 0,3187 0,3185 0,3184">
            <text:p/>
          </draw:polygon>
        </draw:g>
        <draw:g>
          <draw:path draw:style-name="gr2" draw:text-style-name="P2" draw:layer="layout" svg:width="0.329cm" svg:height="0cm" draw:transform="rotate (1.5707963267949) translate (13.399cm 3.531cm)" svg:viewBox="0 0 330 0" svg:d="M0 0c110 0 220 0 330 0">
            <text:p/>
          </draw:path>
          <draw:path draw:style-name="gr2" draw:text-style-name="P2" draw:layer="layout" svg:width="0.097cm" svg:height="0.097cm" svg:x="13.399cm" svg:y="3.104cm" svg:viewBox="0 0 98 98" svg:d="M98 0c-13 3-26 5-39 8-10 7-20 14-30 21-7 10-14 20-21 30-3 13-5 26-8 39">
            <text:p/>
          </draw:path>
          <draw:path draw:style-name="gr2" draw:text-style-name="P2" draw:layer="layout" svg:width="0.368cm" svg:height="0.347cm" svg:x="13.496cm" svg:y="3.104cm" svg:viewBox="0 0 369 348" svg:d="M369 348c-3-27-5-53-8-80-10-26-20-51-30-77-14-23-28-45-42-68-20-18-39-37-59-55-24-14-48-29-72-43-26-7-52-14-78-21-27-1-53-3-80-4">
            <text:p/>
          </draw:path>
          <draw:path draw:style-name="gr2" draw:text-style-name="P2" draw:layer="layout" svg:width="2.316cm" svg:height="2.38cm" svg:x="13.864cm" svg:y="1.173cm" svg:viewBox="0 0 2317 2381" svg:d="M0 2279c0 34 0 68 0 102 72-18 144-37 216-55 69-23 139-45 208-68 68-27 135-55 203-82 67-34 133-67 200-101 63-37 127-73 190-110 59-42 119-85 178-127 56-47 113-93 169-140 54-51 107-101 161-152 50-54 99-107 149-161 45-58 90-116 135-174 40-62 79-124 119-186 37-64 73-127 110-191 31-66 62-133 93-199 25-69 51-138 76-207 21-71 42-141 63-212 16-72 31-144 47-216-13 0-25 0-38 0">
            <text:p/>
          </draw:path>
          <draw:path draw:style-name="gr2" draw:text-style-name="P2" draw:layer="layout" svg:width="0.351cm" svg:height="0.368cm" svg:x="15.791cm" svg:y="0.805cm" svg:viewBox="0 0 352 369" svg:d="M0 0c1 27 3 54 4 81 8 25 17 51 25 76 13 24 25 48 38 72 20 20 41 39 61 59 22 16 45 31 67 47 25 9 51 17 76 26 27 3 54 5 81 8">
            <text:p/>
          </draw:path>
          <draw:path draw:style-name="gr2" draw:text-style-name="P2" draw:layer="layout" svg:width="0.101cm" svg:height="0.093cm" svg:x="15.791cm" svg:y="0.712cm" svg:viewBox="0 0 102 94" svg:d="M102 0c-13 1-26 3-39 4-10 7-20 15-30 22-7 10-14 20-21 30-4 13-8 25-12 38">
            <text:p/>
          </draw:path>
          <draw:path draw:style-name="gr2" draw:text-style-name="P2" draw:layer="layout" svg:width="3.479cm" svg:height="0cm" svg:x="15.892cm" svg:y="0.712cm" svg:viewBox="0 0 3480 0" svg:d="M0 0c1160 0 2320 0 3480 0">
            <text:p/>
          </draw:path>
          <draw:path draw:style-name="gr2" draw:text-style-name="P2" draw:layer="layout" svg:width="0.102cm" svg:height="0.093cm" svg:x="19.372cm" svg:y="0.712cm" svg:viewBox="0 0 103 94" svg:d="M103 94c-3-13-6-25-9-38-7-10-14-20-21-30-11-7-23-15-34-22-13-1-26-3-39-4">
            <text:p/>
          </draw:path>
          <draw:path draw:style-name="gr2" draw:text-style-name="P2" draw:layer="layout" svg:width="0.348cm" svg:height="0.368cm" svg:x="19.126cm" svg:y="0.805cm" svg:viewBox="0 0 349 369" svg:d="M0 369c27-3 54-5 81-8 25-9 51-17 76-26 23-16 45-31 68-47 18-20 37-39 55-59 13-24 25-48 38-72 9-25 17-51 26-76 2-27 3-54 5-81">
            <text:p/>
          </draw:path>
          <draw:path draw:style-name="gr2" draw:text-style-name="P2" draw:layer="layout" svg:width="0.1cm" svg:height="0cm" svg:x="19.126cm" svg:y="1.173cm" svg:viewBox="0 0 101 0" svg:d="M0 0c34 0 67 0 101 0">
            <text:p/>
          </draw:path>
          <draw:path draw:style-name="gr2" draw:text-style-name="P2" draw:layer="layout" svg:width="5.161cm" svg:height="5.161cm" svg:x="13.864cm" svg:y="1.173cm" svg:viewBox="0 0 5162 5162" svg:d="M0 5162c102-11 203-23 305-34 100-17 201-34 301-51 99-21 197-42 296-63 99-27 197-54 296-81 96-32 192-65 288-97 95-38 189-76 284-114 92-44 183-88 275-132 90-46 181-93 271-139 87-52 175-105 262-157 83-58 167-116 250-174 82-62 164-124 246-186 78-65 155-130 233-195 73-70 147-141 220-211 70-73 141-147 211-220 65-78 130-155 195-233 62-80 124-161 186-241 57-85 113-169 170-254 54-88 108-175 162-263 46-89 93-178 139-267 44-93 88-186 132-279 37-95 73-190 110-285 32-96 65-192 97-288 28-97 57-195 85-292 21-100 42-200 63-300 17-100 34-201 51-301 11-102 23-203 34-305">
            <text:p/>
          </draw:path>
          <draw:path draw:style-name="gr2" draw:text-style-name="P2" draw:layer="layout" svg:width="0.1cm" svg:height="0cm" draw:transform="rotate (-1.5707963267949) translate (13.864cm 6.334cm)" svg:viewBox="0 0 101 0" svg:d="M0 0c34 0 67 0 101 0">
            <text:p/>
          </draw:path>
          <draw:path draw:style-name="gr2" draw:text-style-name="P2" draw:layer="layout" svg:width="0.368cm" svg:height="0.348cm" svg:x="13.496cm" svg:y="6.435cm" svg:viewBox="0 0 369 349" svg:d="M0 349c27-2 53-3 80-5 26-7 52-14 78-21 24-14 48-29 72-43 20-18 39-37 59-55 14-23 28-45 42-68 10-25 20-51 30-76 3-27 5-54 8-81">
            <text:p/>
          </draw:path>
          <draw:path draw:style-name="gr2" draw:text-style-name="P2" draw:layer="layout" svg:width="0.097cm" svg:height="0.098cm" svg:x="13.399cm" svg:y="6.685cm" svg:viewBox="0 0 98 99" svg:d="M0 0c3 11 5 23 8 34 7 11 14 23 21 34 10 7 20 14 30 21 13 3 26 7 39 10">
            <text:p/>
          </draw:path>
          <draw:path draw:style-name="gr2" draw:text-style-name="P2" draw:layer="layout" svg:width="3.153cm" svg:height="0cm" draw:transform="rotate (1.5707963267949) translate (13.399cm 6.685cm)" svg:viewBox="0 0 3154 0" svg:d="M0 0c1051 0 2103 0 3154 0">
            <text:p/>
          </draw:path>
        </draw:g>
        <draw:frame draw:style-name="gr3" draw:text-style-name="P3" draw:layer="layout" svg:width="7.302cm" svg:height="4.234cm" svg:x="6.892cm" svg:y="3.185cm">
          <draw:text-box>
            <text:p><text:span text:style-name="T1">MiP</text:span></text:p>
          </draw:text-box>
        </draw:frame>
        <draw:g>
          <draw:polygon draw:style-name="gr1" draw:text-style-name="P1" draw:layer="layout" svg:width="0.058cm" svg:height="0.388cm" svg:x="14.124cm" svg:y="16.728cm" svg:viewBox="0 0 59 389" draw:points="0,30 0,28 0,26 1,24 1,22 2,20 2,18 3,16 4,15 5,13 6,12 7,10 9,9 10,7 12,6 13,5 15,4 16,3 18,2 20,2 22,1 24,1 26,0 28,0 30,0 31,0 33,0 35,1 37,1 39,2 41,2 43,3 44,4 46,5 47,6 49,7 50,9 52,10 53,12 54,13 55,15 56,16 57,18 57,20 58,22 58,24 59,26 59,28 59,30 59,360 59,361 59,363 58,365 58,367 57,369 57,371 56,373 55,374 54,376 53,377 52,379 50,380 49,382 47,383 46,384 44,385 43,386 41,387 39,387 37,388 35,388 33,389 31,389 30,389 28,389 26,389 24,388 22,388 20,387 18,387 16,386 15,385 13,384 12,383 10,382 9,380 7,379 6,377 5,376 4,374 3,373 2,371 2,369 1,367 1,365 0,363 0,361 0,360">
            <text:p/>
          </draw:polygon>
          <draw:polygon draw:style-name="gr1" draw:text-style-name="P1" draw:layer="layout" svg:width="0.152cm" svg:height="0.157cm" svg:x="14.031cm" svg:y="17.058cm" svg:viewBox="0 0 153 158" draw:points="36,157 34,158 32,158 31,158 29,158 27,158 25,158 23,157 21,157 19,156 17,155 16,155 14,154 12,153 11,151 9,150 8,149 7,147 6,146 4,144 4,142 3,141 2,139 1,137 1,135 0,133 0,131 0,130 0,128 0,126 0,124 1,122 1,120 2,118 3,116 3,115 4,113 5,111 7,110 8,108 9,107 11,106 12,105 14,103 15,103 17,102 19,101 21,100 23,100 55,92 75,78 90,53 94,25 95,23 95,21 96,20 96,18 97,16 98,14 99,13 100,11 102,10 103,8 104,7 106,6 107,5 109,4 111,3 113,2 114,1 116,1 118,0 120,0 122,0 124,0 126,0 128,0 130,1 132,1 133,2 135,2 137,3 139,4 140,5 142,6 143,8 145,9 146,10 147,12 148,13 149,15 150,17 151,19 152,20 152,22 153,24 153,26 153,28 153,30 153,32 153,34 148,68 147,69 147,71 147,72 146,73 146,74 145,76 145,77 144,78 143,79 121,114 121,115 120,117 119,118 118,119 117,120 116,121 115,122 114,122 85,143 84,144 84,144 83,145 82,145 81,146 80,146 79,146 78,147 77,147 76,148 75,148 74,148">
            <text:p/>
          </draw:polygon>
          <draw:polygon draw:style-name="gr1" draw:text-style-name="P1" draw:layer="layout" svg:width="0.428cm" svg:height="0.406cm" svg:x="13.662cm" svg:y="16.809cm" svg:viewBox="0 0 429 407" draw:points="0,33 0,31 0,29 0,27 0,25 1,23 1,21 2,19 2,18 3,16 4,14 5,13 6,11 8,10 9,8 10,7 12,6 14,5 15,4 17,3 19,2 21,1 22,1 24,0 26,0 28,0 30,0 32,0 34,0 36,1 38,1 39,2 41,2 43,3 45,4 46,5 48,6 49,8 51,9 52,10 53,12 54,14 55,15 56,17 57,19 58,21 58,22 59,24 59,26 67,103 91,172 134,234 188,286 254,324 323,343 401,348 403,348 405,349 407,349 409,350 411,350 412,351 414,352 416,353 417,354 419,355 420,357 422,358 423,359 424,361 425,363 426,364 427,366 427,368 428,370 428,372 429,374 429,375 429,377 429,379 429,381 428,383 428,385 427,387 427,389 426,390 425,392 424,394 423,395 422,397 420,398 419,400 418,401 416,402 414,403 413,404 411,405 409,405 407,406 405,406 403,407 402,407 400,407 398,407 317,402 315,402 314,402 312,401 311,401 235,380 234,380 233,379 232,379 231,379 230,378 229,378 229,377 228,377 228,377 156,335 154,334 153,333 151,332 150,331 91,275 90,274 89,273 88,271 87,270 40,202 40,202 40,201 39,201 39,200 38,199 38,198 37,196 37,195 11,119 10,118 10,116 9,114 9,113">
            <text:p/>
          </draw:polygon>
          <draw:polygon draw:style-name="gr1" draw:text-style-name="P1" draw:layer="layout" svg:width="2.374cm" svg:height="2.434cm" svg:x="11.347cm" svg:y="16.707cm" svg:viewBox="0 0 2375 2435" draw:points="2375,131 2375,133 2375,135 2374,137 2374,139 2373,141 2373,143 2372,145 2371,146 2370,148 2369,149 2368,151 2366,152 2365,154 2363,155 2362,156 2360,157 2359,158 2357,159 2355,159 2353,160 2351,160 2349,161 2347,161 2346,161 2344,161 2342,161 2340,160 2338,160 2336,159 2334,159 2332,158 2331,157 2329,156 2328,155 2326,154 2325,152 2323,151 2322,149 2321,148 2320,146 2319,145 2318,143 2318,141 2317,139 2317,137 2316,135 2316,133 2316,131 2316,67 2138,109 1933,176 1728,259 1535,356 1346,469 1169,595 1002,734 842,884 695,1044 562,1215 444,1400 335,1588 243,1785 167,1992 104,2201 66,2376 68,2376 69,2376 71,2376 73,2377 75,2377 77,2378 79,2378 81,2379 82,2380 84,2381 85,2382 87,2383 88,2385 90,2386 91,2388 92,2389 93,2391 94,2392 95,2394 95,2396 96,2398 96,2400 97,2402 97,2404 97,2406 97,2407 97,2409 96,2411 96,2413 95,2415 95,2417 94,2419 93,2420 92,2422 91,2423 90,2425 88,2426 87,2428 85,2429 84,2430 82,2431 81,2432 79,2433 77,2433 75,2434 73,2434 71,2435 69,2435 68,2435 30,2435 28,2435 26,2435 24,2434 22,2434 20,2433 18,2433 16,2432 15,2431 13,2430 12,2429 10,2428 9,2426 7,2425 6,2423 5,2422 4,2420 3,2419 2,2417 2,2415 1,2413 1,2411 0,2409 0,2407 0,2406 0,2404 0,2402 0,2401 1,2399 47,2187 47,2187 47,2186 47,2186 47,2185 111,1974 112,1972 188,1763 188,1763 188,1762 189,1762 189,1761 282,1562 282,1561 282,1561 283,1560 283,1560 283,1560 393,1370 394,1369 513,1182 513,1181 513,1180 514,1180 514,1179 649,1006 650,1006 650,1005 650,1005 651,1004 800,843 801,842 962,690 964,689 1133,549 1134,547 1312,420 1313,420 1313,420 1314,419 1314,419 1505,305 1506,305 1507,304 1702,206 1703,206 1703,206 1704,205 1704,205 1911,121 1913,120 2120,52 2121,52 2121,52 2122,52 2123,52 2339,1 2340,0 2342,0 2344,0 2346,0 2347,0 2349,0 2351,1 2353,1 2355,2 2357,2 2359,3 2360,4 2362,5 2363,6 2365,7 2366,9 2368,10 2369,12 2370,13 2371,15 2372,16 2373,18 2373,20 2374,22 2374,24 2375,26 2375,28 2375,30">
            <text:p/>
          </draw:polygon>
          <draw:polygon draw:style-name="gr1" draw:text-style-name="P1" draw:layer="layout" svg:width="0.406cm" svg:height="0.431cm" svg:x="11.385cm" svg:y="19.082cm" svg:viewBox="0 0 407 432" draw:points="407,401 407,403 407,405 407,407 406,409 406,411 405,412 405,414 404,416 403,418 402,419 401,421 399,422 398,424 397,425 395,426 393,427 392,428 390,429 388,430 387,431 385,431 383,432 381,432 379,432 377,432 375,432 373,432 371,431 369,431 368,430 366,430 364,429 362,428 361,427 359,426 358,424 356,423 355,422 354,420 353,418 352,417 351,415 350,413 349,412 349,410 348,408 348,406 348,404 344,326 324,257 286,191 235,137 173,94 103,71 25,59 23,58 21,58 19,57 17,56 16,56 14,55 12,54 11,52 9,51 8,50 7,48 6,47 5,45 4,44 3,42 2,40 1,38 1,36 0,34 0,33 0,31 0,29 0,27 0,25 1,23 1,21 2,19 3,17 3,16 4,14 5,12 7,11 8,9 9,8 11,7 12,6 14,5 15,4 17,3 19,2 21,1 23,1 25,0 26,0 28,0 30,0 32,0 34,0 115,13 116,14 117,14 119,14 120,14 196,39 197,40 199,41 200,41 201,42 202,42 202,43 203,43 203,43 271,90 273,91 274,92 275,93 276,94 331,153 332,155 333,156 334,157 335,159 377,231 377,231 378,232 379,234 379,236 380,237 402,313 402,315 403,317 403,318 403,320">
            <text:p/>
          </draw:polygon>
          <draw:polygon draw:style-name="gr1" draw:text-style-name="P1" draw:layer="layout" svg:width="0.156cm" svg:height="0.153cm" svg:x="11.635cm" svg:y="19.454cm" svg:viewBox="0 0 157 154" draw:points="33,154 31,154 29,154 27,154 26,154 24,153 22,153 20,152 18,152 16,151 15,150 13,149 11,148 10,147 9,145 7,144 6,142 5,141 4,139 3,137 2,136 2,134 1,132 1,130 0,128 0,126 0,124 0,122 0,121 1,119 1,117 2,115 2,113 3,111 4,110 5,108 6,106 7,105 9,104 10,102 12,101 13,100 15,99 17,98 18,97 20,97 22,96 24,96 26,95 57,91 76,78 91,56 99,23 99,21 100,19 101,17 101,16 102,14 103,12 105,11 106,9 107,8 109,7 110,6 112,4 114,4 115,3 117,2 119,1 121,1 123,0 125,0 126,0 128,0 130,0 132,0 134,1 136,1 138,2 140,3 141,3 143,4 145,5 146,7 148,8 149,9 150,11 151,12 153,14 153,16 154,17 155,19 156,21 156,23 157,25 157,27 157,28 157,30 157,32 157,34 156,36 147,75 147,76 147,77 146,78 146,79 146,80 145,81 145,82 144,83 144,84 143,84 143,85 143,85 122,115 121,116 120,117 119,118 119,119 118,120 117,121 116,122 115,122 86,143 85,144 85,144 84,145 83,145 82,146 81,146 79,147 78,147 77,148 75,148 74,149 72,149">
            <text:p/>
          </draw:polygon>
          <draw:polygon draw:style-name="gr1" draw:text-style-name="P1" draw:layer="layout" svg:width="3.543cm" svg:height="0.058cm" svg:x="8.15cm" svg:y="19.548cm" svg:viewBox="0 0 3544 59" draw:points="3515,0 3516,0 3518,0 3520,1 3522,1 3524,2 3526,2 3528,3 3529,4 3531,5 3532,6 3534,7 3535,9 3537,10 3538,12 3539,13 3540,15 3541,16 3542,18 3542,20 3543,22 3543,24 3544,26 3544,28 3544,30 3544,31 3544,33 3543,35 3543,37 3542,39 3542,41 3541,43 3540,44 3539,46 3538,47 3537,49 3535,50 3534,52 3532,53 3531,54 3529,55 3528,56 3526,57 3524,57 3522,58 3520,58 3518,59 3516,59 3515,59 30,59 28,59 26,59 24,58 22,58 20,57 18,57 16,56 15,55 13,54 12,53 10,52 9,50 7,49 6,47 5,46 4,44 3,43 2,41 2,39 1,37 1,35 0,33 0,31 0,30 0,28 0,26 1,24 1,22 2,20 2,18 3,16 4,15 5,13 6,12 7,10 9,9 10,7 12,6 13,5 15,4 16,3 18,2 20,2 22,1 24,1 26,0 28,0 30,0">
            <text:p/>
          </draw:polygon>
          <draw:polygon draw:style-name="gr1" draw:text-style-name="P1" draw:layer="layout" svg:width="0.156cm" svg:height="0.153cm" svg:x="8.053cm" svg:y="19.454cm" svg:viewBox="0 0 157 154" draw:points="1,36 0,34 0,32 0,30 0,28 0,27 0,25 1,23 1,21 2,19 3,17 4,16 4,14 6,12 7,11 8,9 9,8 11,7 12,5 14,4 16,3 17,3 19,2 21,1 23,1 25,0 27,0 29,0 31,0 32,0 34,0 36,1 38,1 40,2 42,3 43,4 45,4 47,6 48,7 50,8 51,9 52,11 54,12 55,14 56,16 56,17 57,19 58,21 58,23 66,56 80,77 104,91 132,95 134,96 136,96 137,97 139,97 141,98 143,99 144,100 146,101 147,103 149,104 150,105 151,107 152,108 153,110 154,112 155,114 156,115 156,117 157,119 157,121 157,123 157,125 157,127 157,129 156,131 156,133 155,134 155,136 154,138 153,140 152,141 151,143 149,144 148,146 147,147 145,148 144,149 142,150 140,151 138,152 137,153 135,153 133,154 131,154 129,154 127,154 125,154 123,154 89,149 88,148 86,148 85,148 84,147 82,147 81,146 80,146 79,145 78,145 44,124 43,123 42,122 40,121 39,120 38,119 37,118 36,117 35,115 14,85 14,85 14,84 13,84 13,83 12,82 12,81 11,80 11,79 11,78 10,77 10,76 10,75">
            <text:p/>
          </draw:polygon>
          <draw:polygon draw:style-name="gr1" draw:text-style-name="P1" draw:layer="layout" svg:width="0.406cm" svg:height="0.431cm" svg:x="8.053cm" svg:y="19.082cm" svg:viewBox="0 0 407 432" draw:points="373,0 375,0 377,0 379,0 380,0 382,0 384,1 386,1 388,2 390,3 391,4 393,4 395,6 396,7 398,8 399,9 400,11 402,12 403,14 404,16 404,17 405,19 406,21 406,23 407,25 407,27 407,29 407,31 407,32 407,34 406,36 406,38 405,40 404,42 403,43 403,45 401,47 400,48 399,50 398,51 396,52 395,54 393,55 391,56 390,56 388,57 386,58 384,58 382,59 304,71 234,94 172,137 121,191 83,257 63,326 59,404 59,406 59,408 58,410 58,412 57,413 56,415 55,417 54,418 53,420 52,422 51,423 49,424 48,426 46,427 45,428 43,429 41,430 39,430 38,431 36,431 34,432 32,432 30,432 28,432 26,432 24,432 22,431 20,431 19,430 17,429 15,428 14,427 12,426 10,425 9,424 8,422 6,421 5,419 4,418 3,416 2,414 2,412 1,411 1,409 0,407 0,405 0,403 0,401 4,320 4,318 4,317 5,315 5,313 27,237 28,236 28,234 29,232 30,231 30,231 72,159 73,157 74,156 75,155 76,153 131,94 132,93 133,92 134,91 136,90 204,43 204,43 205,43 205,42 206,42 207,41 209,41 210,40 211,39 288,14 289,14 291,14 292,14 293,13">
            <text:p/>
          </draw:polygon>
          <draw:polygon draw:style-name="gr1" draw:text-style-name="P1" draw:layer="layout" svg:width="0.16cm" svg:height="0.058cm" svg:x="8.4cm" svg:y="19.082cm" svg:viewBox="0 0 161 59" draw:points="30,59 28,59 26,59 24,58 22,58 20,57 18,57 16,56 15,55 13,54 12,53 10,52 9,50 7,49 6,47 5,46 4,44 3,43 2,41 2,39 1,37 1,35 0,33 0,31 0,30 0,28 0,26 1,24 1,22 2,20 2,18 3,16 4,15 5,13 6,12 7,10 9,9 10,7 12,6 13,5 15,4 16,3 18,2 20,2 22,1 24,1 26,0 28,0 30,0 132,0 133,0 135,0 137,1 139,1 141,2 143,2 145,3 146,4 148,5 149,6 151,7 152,9 154,10 155,12 156,13 157,15 158,16 159,18 159,20 160,22 160,24 161,26 161,28 161,30 161,31 161,33 160,35 160,37 159,39 159,41 158,43 157,44 156,46 155,47 154,49 152,50 151,52 149,53 148,54 146,55 145,56 143,57 141,57 139,58 137,58 135,59 133,59 132,59">
            <text:p/>
          </draw:polygon>
          <draw:polygon draw:style-name="gr1" draw:text-style-name="P1" draw:layer="layout" svg:width="5.219cm" svg:height="5.215cm" svg:x="8.502cm" svg:y="13.926cm" svg:viewBox="0 0 5220 5216" draw:points="5187,0 5189,0 5191,0 5193,0 5195,0 5197,1 5199,1 5201,2 5202,2 5204,3 5206,4 5207,5 5209,6 5210,8 5212,9 5213,10 5214,12 5215,14 5216,15 5217,17 5218,19 5219,21 5219,22 5220,24 5220,26 5220,28 5220,30 5220,32 5220,34 5219,36 5219,38 5218,40 5218,41 5217,43 5216,45 5215,46 5214,48 5212,49 5211,51 5210,52 5208,53 5206,54 5205,55 5203,56 5201,57 5199,58 5198,58 5196,59 5194,59 4889,93 4591,138 4292,206 4001,286 3715,383 3433,497 3154,623 2889,766 2627,922 2375,1094 2135,1276 1903,1473 1684,1684 1473,1903 1280,2135 1094,2375 926,2627 766,2888 627,3154 497,3432 387,3714 286,4000 206,4290 143,4591 93,4890 59,5190 59,5192 58,5194 58,5195 57,5197 56,5199 55,5201 54,5202 53,5204 52,5206 51,5207 49,5208 48,5210 46,5211 45,5212 43,5213 41,5214 39,5214 38,5215 36,5215 34,5216 32,5216 30,5216 28,5216 26,5216 24,5216 22,5215 21,5215 19,5214 17,5213 15,5212 14,5211 12,5210 10,5209 9,5208 8,5206 6,5205 5,5203 4,5202 3,5200 2,5198 2,5196 1,5195 1,5193 0,5191 0,5189 0,5187 0,5185 0,5183 34,4882 34,4881 85,4581 86,4579 149,4277 149,4276 229,3984 230,3982 332,3694 332,3693 442,3410 443,3408 574,3128 574,3127 714,2860 715,2859 715,2858 876,2596 877,2595 1046,2341 1047,2339 1234,2098 1235,2098 1429,1865 1430,1863 1642,1643 1643,1642 1863,1430 1864,1429 2097,1230 2099,1229 2340,1047 2341,1046 2595,873 2596,872 2859,715 2860,715 2860,715 3126,571 3128,570 3409,443 3410,442 3693,328 3695,328 3983,230 3985,229 4277,149 4278,149 4579,81 4581,80 4881,34 4882,34">
            <text:p/>
          </draw:polygon>
          <draw:polygon draw:style-name="gr1" draw:text-style-name="P1" draw:layer="layout" svg:width="0.058cm" svg:height="0.16cm" svg:x="13.662cm" svg:y="13.824cm" svg:viewBox="0 0 59 161" draw:points="59,132 59,133 59,135 58,137 58,139 57,141 57,143 56,145 55,146 54,148 53,149 52,151 50,152 49,154 47,155 46,156 44,157 43,158 41,159 39,159 37,160 35,160 33,161 31,161 30,161 28,161 26,161 24,160 22,160 20,159 18,159 16,158 15,157 13,156 12,155 10,154 9,152 7,151 6,149 5,148 4,146 3,145 2,143 2,141 1,139 1,137 0,135 0,133 0,132 0,30 0,28 0,26 1,24 1,22 2,20 2,18 3,16 4,15 5,13 6,12 7,10 9,9 10,7 12,6 13,5 15,4 16,3 18,2 20,2 22,1 24,1 26,0 28,0 30,0 31,0 33,0 35,1 37,1 39,2 41,2 43,3 44,4 46,5 47,6 49,7 50,9 52,10 53,12 54,13 55,15 56,16 57,18 57,20 58,22 58,24 59,26 59,28 59,30">
            <text:p/>
          </draw:polygon>
          <draw:polygon draw:style-name="gr1" draw:text-style-name="P1" draw:layer="layout" svg:width="0.428cm" svg:height="0.406cm" svg:x="13.662cm" svg:y="13.477cm" svg:viewBox="0 0 429 407" draw:points="398,0 400,0 402,0 404,0 406,1 408,1 409,2 411,2 413,3 415,4 416,5 418,6 419,8 421,9 422,10 423,12 424,14 425,15 426,17 427,19 428,20 428,22 429,24 429,26 429,28 429,30 429,32 429,34 428,36 428,38 427,39 427,41 426,43 425,45 424,46 423,48 421,49 420,51 419,52 417,53 415,54 414,55 412,56 410,57 409,58 407,58 405,59 403,59 401,59 323,63 254,82 188,121 134,173 91,234 67,304 59,381 59,383 58,385 58,386 57,388 56,390 55,392 54,393 53,395 52,397 51,398 49,399 48,401 46,402 45,403 43,404 41,405 39,405 38,406 36,406 34,407 32,407 30,407 28,407 26,407 24,407 22,406 21,406 19,405 17,404 15,403 14,402 12,401 10,400 9,399 8,397 6,396 5,394 4,393 3,391 2,389 2,387 1,386 1,384 0,382 0,380 0,378 0,376 0,374 9,294 9,293 10,291 10,290 11,288 37,211 37,210 38,208 38,207 39,206 39,205 40,205 40,204 40,204 87,137 88,135 89,134 90,133 91,132 150,76 151,75 153,74 154,73 155,72 227,29 228,29 229,28 229,28 230,28 231,27 232,27 233,27 234,26 235,26 311,5 312,5 314,4 315,4 317,4">
            <text:p/>
          </draw:polygon>
          <draw:polygon draw:style-name="gr1" draw:text-style-name="P1" draw:layer="layout" svg:width="0.152cm" svg:height="0.156cm" svg:x="14.031cm" svg:y="13.477cm" svg:viewBox="0 0 153 157" draw:points="153,123 153,125 153,127 153,129 153,131 153,133 152,135 152,137 151,138 150,140 149,142 148,144 147,145 146,147 145,148 143,149 142,151 140,152 139,153 137,154 135,155 133,155 132,156 130,156 128,157 126,157 124,157 122,157 120,157 118,157 116,156 114,156 113,155 111,154 109,153 107,152 106,151 104,150 103,149 102,147 100,146 99,144 98,143 97,141 96,139 96,137 95,136 95,134 94,132 90,104 75,80 55,65 23,58 22,58 20,57 18,57 16,56 14,55 13,54 11,53 10,51 8,50 7,49 6,47 5,46 4,44 3,42 2,40 1,39 1,37 1,35 0,33 0,31 0,29 0,27 0,25 1,23 1,22 2,20 2,18 3,16 4,14 5,13 6,11 8,10 9,8 10,7 12,6 13,5 15,4 17,3 19,2 20,1 22,1 24,1 26,0 28,0 30,0 32,0 34,0 36,1 74,9 75,9 76,9 77,10 78,10 79,10 80,11 81,11 82,12 83,12 84,13 85,13 85,14 114,36 115,37 116,38 117,39 118,39 119,40 120,41 121,42 121,43 143,77 144,79 145,80 145,81 146,83 146,84 147,85 147,86 147,88 148,89">
            <text:p/>
          </draw:polygon>
          <draw:polygon draw:style-name="gr1" draw:text-style-name="P1" draw:layer="layout" svg:width="0.058cm" svg:height="3.212cm" svg:x="14.124cm" svg:y="13.574cm" svg:viewBox="0 0 59 3213" draw:points="0,30 0,28 0,26 1,24 1,22 2,20 2,18 3,16 4,15 5,13 6,12 7,10 9,9 10,7 12,6 13,5 15,4 16,3 18,2 20,2 22,1 24,1 26,0 28,0 30,0 31,0 33,0 35,1 37,1 39,2 41,2 43,3 44,4 46,5 47,6 49,7 50,9 52,10 53,12 54,13 55,15 56,16 57,18 57,20 58,22 58,24 59,26 59,28 59,30 59,3184 59,3185 59,3187 58,3189 58,3191 57,3193 57,3195 56,3197 55,3198 54,3200 53,3201 52,3203 50,3204 49,3206 47,3207 46,3208 44,3209 43,3210 41,3211 39,3211 37,3212 35,3212 33,3213 31,3213 30,3213 28,3213 26,3213 24,3212 22,3212 20,3211 18,3211 16,3210 15,3209 13,3208 12,3207 10,3206 9,3204 7,3203 6,3201 5,3200 4,3198 3,3197 2,3195 2,3193 1,3191 1,3189 0,3187 0,3185 0,3184">
            <text:p/>
          </draw:polygon>
        </draw:g>
        <draw:g>
          <draw:path draw:style-name="gr2" draw:text-style-name="P2" draw:layer="layout" svg:width="0.329cm" svg:height="0cm" draw:transform="rotate (1.5707963267949) translate (20.71cm 14.034cm)" svg:viewBox="0 0 330 0" svg:d="M0 0c110 0 220 0 330 0">
            <text:p/>
          </draw:path>
          <draw:path draw:style-name="gr2" draw:text-style-name="P2" draw:layer="layout" svg:width="0.097cm" svg:height="0.097cm" svg:x="20.71cm" svg:y="13.607cm" svg:viewBox="0 0 98 98" svg:d="M98 0c-13 3-26 5-39 8-10 7-20 14-30 21-7 10-14 20-21 30-3 13-5 26-8 39">
            <text:p/>
          </draw:path>
          <draw:path draw:style-name="gr2" draw:text-style-name="P2" draw:layer="layout" svg:width="0.368cm" svg:height="0.347cm" svg:x="20.807cm" svg:y="13.607cm" svg:viewBox="0 0 369 348" svg:d="M369 348c-3-27-5-53-8-80-10-26-20-51-30-77-14-23-28-45-42-68-20-18-39-37-59-55-24-14-48-29-72-43-26-7-52-14-78-21-27-1-53-3-80-4">
            <text:p/>
          </draw:path>
          <draw:path draw:style-name="gr2" draw:text-style-name="P2" draw:layer="layout" svg:width="2.316cm" svg:height="2.38cm" svg:x="21.175cm" svg:y="11.676cm" svg:viewBox="0 0 2317 2381" svg:d="M0 2279c0 34 0 68 0 102 72-18 144-37 216-55 69-23 139-45 208-68 68-27 135-55 203-82 67-34 133-67 200-101 63-37 127-73 190-110 59-42 119-85 178-127 56-47 113-93 169-140 54-51 107-101 161-152 50-54 99-107 149-161 45-58 90-116 135-174 40-62 79-124 119-186 37-64 73-127 110-191 31-66 62-133 93-199 25-69 51-138 76-207 21-71 42-141 63-212 16-72 31-144 47-216-13 0-25 0-38 0">
            <text:p/>
          </draw:path>
          <draw:path draw:style-name="gr2" draw:text-style-name="P2" draw:layer="layout" svg:width="0.351cm" svg:height="0.368cm" svg:x="23.102cm" svg:y="11.308cm" svg:viewBox="0 0 352 369" svg:d="M0 0c1 27 3 54 4 81 8 25 17 51 25 76 13 24 25 48 38 72 20 20 41 39 61 59 22 16 45 31 67 47 25 9 51 17 76 26 27 3 54 5 81 8">
            <text:p/>
          </draw:path>
          <draw:path draw:style-name="gr2" draw:text-style-name="P2" draw:layer="layout" svg:width="0.101cm" svg:height="0.093cm" svg:x="23.102cm" svg:y="11.215cm" svg:viewBox="0 0 102 94" svg:d="M102 0c-13 1-26 3-39 4-10 7-20 15-30 22-7 10-14 20-21 30-4 13-8 25-12 38">
            <text:p/>
          </draw:path>
          <draw:path draw:style-name="gr2" draw:text-style-name="P2" draw:layer="layout" svg:width="3.479cm" svg:height="0cm" svg:x="23.203cm" svg:y="11.215cm" svg:viewBox="0 0 3480 0" svg:d="M0 0c1160 0 2320 0 3480 0">
            <text:p/>
          </draw:path>
          <draw:path draw:style-name="gr2" draw:text-style-name="P2" draw:layer="layout" svg:width="0.102cm" svg:height="0.093cm" svg:x="26.683cm" svg:y="11.215cm" svg:viewBox="0 0 103 94" svg:d="M103 94c-3-13-6-25-9-38-7-10-14-20-21-30-11-7-23-15-34-22-13-1-26-3-39-4">
            <text:p/>
          </draw:path>
          <draw:path draw:style-name="gr2" draw:text-style-name="P2" draw:layer="layout" svg:width="0.348cm" svg:height="0.368cm" svg:x="26.437cm" svg:y="11.308cm" svg:viewBox="0 0 349 369" svg:d="M0 369c27-3 54-5 81-8 25-9 51-17 76-26 23-16 45-31 68-47 18-20 37-39 55-59 13-24 25-48 38-72 9-25 17-51 26-76 2-27 3-54 5-81">
            <text:p/>
          </draw:path>
          <draw:path draw:style-name="gr2" draw:text-style-name="P2" draw:layer="layout" svg:width="0.1cm" svg:height="0cm" svg:x="26.437cm" svg:y="11.676cm" svg:viewBox="0 0 101 0" svg:d="M0 0c34 0 67 0 101 0">
            <text:p/>
          </draw:path>
          <draw:path draw:style-name="gr2" draw:text-style-name="P2" draw:layer="layout" svg:width="5.161cm" svg:height="5.161cm" svg:x="21.175cm" svg:y="11.676cm" svg:viewBox="0 0 5162 5162" svg:d="M0 5162c102-11 203-23 305-34 100-17 201-34 301-51 99-21 197-42 296-63 99-27 197-54 296-81 96-32 192-65 288-97 95-38 189-76 284-114 92-44 183-88 275-132 90-46 181-93 271-139 87-52 175-105 262-157 83-58 167-116 250-174 82-62 164-124 246-186 78-65 155-130 233-195 73-70 147-141 220-211 70-73 141-147 211-220 65-78 130-155 195-233 62-80 124-161 186-241 57-85 113-169 170-254 54-88 108-175 162-263 46-89 93-178 139-267 44-93 88-186 132-279 37-95 73-190 110-285 32-96 65-192 97-288 28-97 57-195 85-292 21-100 42-200 63-300 17-100 34-201 51-301 11-102 23-203 34-305">
            <text:p/>
          </draw:path>
          <draw:path draw:style-name="gr2" draw:text-style-name="P2" draw:layer="layout" svg:width="0.1cm" svg:height="0cm" draw:transform="rotate (-1.5707963267949) translate (21.175cm 16.837cm)" svg:viewBox="0 0 101 0" svg:d="M0 0c34 0 67 0 101 0">
            <text:p/>
          </draw:path>
          <draw:path draw:style-name="gr2" draw:text-style-name="P2" draw:layer="layout" svg:width="0.368cm" svg:height="0.348cm" svg:x="20.807cm" svg:y="16.938cm" svg:viewBox="0 0 369 349" svg:d="M0 349c27-2 53-3 80-5 26-7 52-14 78-21 24-14 48-29 72-43 20-18 39-37 59-55 14-23 28-45 42-68 10-25 20-51 30-76 3-27 5-54 8-81">
            <text:p/>
          </draw:path>
          <draw:path draw:style-name="gr2" draw:text-style-name="P2" draw:layer="layout" svg:width="0.097cm" svg:height="0.098cm" svg:x="20.71cm" svg:y="17.188cm" svg:viewBox="0 0 98 99" svg:d="M0 0c3 11 5 23 8 34 7 11 14 23 21 34 10 7 20 14 30 21 13 3 26 7 39 10">
            <text:p/>
          </draw:path>
          <draw:path draw:style-name="gr2" draw:text-style-name="P2" draw:layer="layout" svg:width="3.153cm" svg:height="0cm" draw:transform="rotate (1.5707963267949) translate (20.71cm 17.188cm)" svg:viewBox="0 0 3154 0" svg:d="M0 0c1051 0 2103 0 3154 0">
            <text:p/>
          </draw:path>
        </draw:g>
        <draw:frame draw:style-name="gr4" draw:text-style-name="P4" draw:layer="layout" svg:width="7.302cm" svg:height="7.062cm" svg:x="14.404cm" svg:y="12.428cm">
          <draw:text-box>
            <text:p><text:span text:style-name="T2">MiP</text:span></text:p>
          </draw:text-box>
        </draw:frame>
      </draw:page>
      <draw:page draw:name="page2" draw:style-name="dp1" draw:master-page-name="master-page3">
        <draw:g>
          <draw:polygon draw:style-name="gr1" draw:text-style-name="P1" draw:layer="layout" svg:width="0.058cm" svg:height="0.388cm" svg:x="6.504cm" svg:y="5.933cm" svg:viewBox="0 0 59 389" draw:points="0,30 0,28 0,26 1,24 1,22 2,20 2,18 3,16 4,15 5,13 6,12 7,10 9,9 10,7 12,6 13,5 15,4 16,3 18,2 20,2 22,1 24,1 26,0 28,0 30,0 31,0 33,0 35,1 37,1 39,2 41,2 43,3 44,4 46,5 47,6 49,7 50,9 52,10 53,12 54,13 55,15 56,16 57,18 57,20 58,22 58,24 59,26 59,28 59,30 59,360 59,361 59,363 58,365 58,367 57,369 57,371 56,373 55,374 54,376 53,377 52,379 50,380 49,382 47,383 46,384 44,385 43,386 41,387 39,387 37,388 35,388 33,389 31,389 30,389 28,389 26,389 24,388 22,388 20,387 18,387 16,386 15,385 13,384 12,383 10,382 9,380 7,379 6,377 5,376 4,374 3,373 2,371 2,369 1,367 1,365 0,363 0,361 0,360">
            <text:p/>
          </draw:polygon>
          <draw:polygon draw:style-name="gr1" draw:text-style-name="P1" draw:layer="layout" svg:width="0.152cm" svg:height="0.157cm" svg:x="6.411cm" svg:y="6.263cm" svg:viewBox="0 0 153 158" draw:points="36,157 34,158 32,158 31,158 29,158 27,158 25,158 23,157 21,157 19,156 17,155 16,155 14,154 12,153 11,151 9,150 8,149 7,147 6,146 4,144 4,142 3,141 2,139 1,137 1,135 0,133 0,131 0,130 0,128 0,126 0,124 1,122 1,120 2,118 3,116 3,115 4,113 5,111 7,110 8,108 9,107 11,106 12,105 14,103 15,103 17,102 19,101 21,100 23,100 55,92 75,78 90,53 94,25 95,23 95,21 96,20 96,18 97,16 98,14 99,13 100,11 102,10 103,8 104,7 106,6 107,5 109,4 111,3 113,2 114,1 116,1 118,0 120,0 122,0 124,0 126,0 128,0 130,1 132,1 133,2 135,2 137,3 139,4 140,5 142,6 143,8 145,9 146,10 147,12 148,13 149,15 150,17 151,19 152,20 152,22 153,24 153,26 153,28 153,30 153,32 153,34 148,68 147,69 147,71 147,72 146,73 146,74 145,76 145,77 144,78 143,79 121,114 121,115 120,117 119,118 118,119 117,120 116,121 115,122 114,122 85,143 84,144 84,144 83,145 82,145 81,146 80,146 79,146 78,147 77,147 76,148 75,148 74,148">
            <text:p/>
          </draw:polygon>
          <draw:polygon draw:style-name="gr1" draw:text-style-name="P1" draw:layer="layout" svg:width="0.428cm" svg:height="0.406cm" svg:x="6.042cm" svg:y="6.014cm" svg:viewBox="0 0 429 407" draw:points="0,33 0,31 0,29 0,27 0,25 1,23 1,21 2,19 2,18 3,16 4,14 5,13 6,11 8,10 9,8 10,7 12,6 14,5 15,4 17,3 19,2 21,1 22,1 24,0 26,0 28,0 30,0 32,0 34,0 36,1 38,1 39,2 41,2 43,3 45,4 46,5 48,6 49,8 51,9 52,10 53,12 54,14 55,15 56,17 57,19 58,21 58,22 59,24 59,26 67,103 91,172 134,234 188,286 254,324 323,343 401,348 403,348 405,349 407,349 409,350 411,350 412,351 414,352 416,353 417,354 419,355 420,357 422,358 423,359 424,361 425,363 426,364 427,366 427,368 428,370 428,372 429,374 429,375 429,377 429,379 429,381 428,383 428,385 427,387 427,389 426,390 425,392 424,394 423,395 422,397 420,398 419,400 418,401 416,402 414,403 413,404 411,405 409,405 407,406 405,406 403,407 402,407 400,407 398,407 317,402 315,402 314,402 312,401 311,401 235,380 234,380 233,379 232,379 231,379 230,378 229,378 229,377 228,377 228,377 156,335 154,334 153,333 151,332 150,331 91,275 90,274 89,273 88,271 87,270 40,202 40,202 40,201 39,201 39,200 38,199 38,198 37,196 37,195 11,119 10,118 10,116 9,114 9,113">
            <text:p/>
          </draw:polygon>
          <draw:polygon draw:style-name="gr1" draw:text-style-name="P1" draw:layer="layout" svg:width="2.374cm" svg:height="2.434cm" svg:x="3.727cm" svg:y="5.912cm" svg:viewBox="0 0 2375 2435" draw:points="2375,131 2375,133 2375,135 2374,137 2374,139 2373,141 2373,143 2372,145 2371,146 2370,148 2369,149 2368,151 2366,152 2365,154 2363,155 2362,156 2360,157 2359,158 2357,159 2355,159 2353,160 2351,160 2349,161 2347,161 2346,161 2344,161 2342,161 2340,160 2338,160 2336,159 2334,159 2332,158 2331,157 2329,156 2328,155 2326,154 2325,152 2323,151 2322,149 2321,148 2320,146 2319,145 2318,143 2318,141 2317,139 2317,137 2316,135 2316,133 2316,131 2316,67 2138,109 1933,176 1728,259 1535,356 1346,469 1169,595 1002,734 842,884 695,1044 562,1215 444,1400 335,1588 243,1785 167,1992 104,2201 66,2376 68,2376 69,2376 71,2376 73,2377 75,2377 77,2378 79,2378 81,2379 82,2380 84,2381 85,2382 87,2383 88,2385 90,2386 91,2388 92,2389 93,2391 94,2392 95,2394 95,2396 96,2398 96,2400 97,2402 97,2404 97,2406 97,2407 97,2409 96,2411 96,2413 95,2415 95,2417 94,2419 93,2420 92,2422 91,2423 90,2425 88,2426 87,2428 85,2429 84,2430 82,2431 81,2432 79,2433 77,2433 75,2434 73,2434 71,2435 69,2435 68,2435 30,2435 28,2435 26,2435 24,2434 22,2434 20,2433 18,2433 16,2432 15,2431 13,2430 12,2429 10,2428 9,2426 7,2425 6,2423 5,2422 4,2420 3,2419 2,2417 2,2415 1,2413 1,2411 0,2409 0,2407 0,2406 0,2404 0,2402 0,2401 1,2399 47,2187 47,2187 47,2186 47,2186 47,2185 111,1974 112,1972 188,1763 188,1763 188,1762 189,1762 189,1761 282,1562 282,1561 282,1561 283,1560 283,1560 283,1560 393,1370 394,1369 513,1182 513,1181 513,1180 514,1180 514,1179 649,1006 650,1006 650,1005 650,1005 651,1004 800,843 801,842 962,690 964,689 1133,549 1134,547 1312,420 1313,420 1313,420 1314,419 1314,419 1505,305 1506,305 1507,304 1702,206 1703,206 1703,206 1704,205 1704,205 1911,121 1913,120 2120,52 2121,52 2121,52 2122,52 2123,52 2339,1 2340,0 2342,0 2344,0 2346,0 2347,0 2349,0 2351,1 2353,1 2355,2 2357,2 2359,3 2360,4 2362,5 2363,6 2365,7 2366,9 2368,10 2369,12 2370,13 2371,15 2372,16 2373,18 2373,20 2374,22 2374,24 2375,26 2375,28 2375,30">
            <text:p/>
          </draw:polygon>
          <draw:polygon draw:style-name="gr1" draw:text-style-name="P1" draw:layer="layout" svg:width="0.406cm" svg:height="0.431cm" svg:x="3.765cm" svg:y="8.287cm" svg:viewBox="0 0 407 432" draw:points="407,401 407,403 407,405 407,407 406,409 406,411 405,412 405,414 404,416 403,418 402,419 401,421 399,422 398,424 397,425 395,426 393,427 392,428 390,429 388,430 387,431 385,431 383,432 381,432 379,432 377,432 375,432 373,432 371,431 369,431 368,430 366,430 364,429 362,428 361,427 359,426 358,424 356,423 355,422 354,420 353,418 352,417 351,415 350,413 349,412 349,410 348,408 348,406 348,404 344,326 324,257 286,191 235,137 173,94 103,71 25,59 23,58 21,58 19,57 17,56 16,56 14,55 12,54 11,52 9,51 8,50 7,48 6,47 5,45 4,44 3,42 2,40 1,38 1,36 0,34 0,33 0,31 0,29 0,27 0,25 1,23 1,21 2,19 3,17 3,16 4,14 5,12 7,11 8,9 9,8 11,7 12,6 14,5 15,4 17,3 19,2 21,1 23,1 25,0 26,0 28,0 30,0 32,0 34,0 115,13 116,14 117,14 119,14 120,14 196,39 197,40 199,41 200,41 201,42 202,42 202,43 203,43 203,43 271,90 273,91 274,92 275,93 276,94 331,153 332,155 333,156 334,157 335,159 377,231 377,231 378,232 379,234 379,236 380,237 402,313 402,315 403,317 403,318 403,320">
            <text:p/>
          </draw:polygon>
          <draw:polygon draw:style-name="gr1" draw:text-style-name="P1" draw:layer="layout" svg:width="0.156cm" svg:height="0.153cm" svg:x="4.015cm" svg:y="8.659cm" svg:viewBox="0 0 157 154" draw:points="33,154 31,154 29,154 27,154 26,154 24,153 22,153 20,152 18,152 16,151 15,150 13,149 11,148 10,147 9,145 7,144 6,142 5,141 4,139 3,137 2,136 2,134 1,132 1,130 0,128 0,126 0,124 0,122 0,121 1,119 1,117 2,115 2,113 3,111 4,110 5,108 6,106 7,105 9,104 10,102 12,101 13,100 15,99 17,98 18,97 20,97 22,96 24,96 26,95 57,91 76,78 91,56 99,23 99,21 100,19 101,17 101,16 102,14 103,12 105,11 106,9 107,8 109,7 110,6 112,4 114,4 115,3 117,2 119,1 121,1 123,0 125,0 126,0 128,0 130,0 132,0 134,1 136,1 138,2 140,3 141,3 143,4 145,5 146,7 148,8 149,9 150,11 151,12 153,14 153,16 154,17 155,19 156,21 156,23 157,25 157,27 157,28 157,30 157,32 157,34 156,36 147,75 147,76 147,77 146,78 146,79 146,80 145,81 145,82 144,83 144,84 143,84 143,85 143,85 122,115 121,116 120,117 119,118 119,119 118,120 117,121 116,122 115,122 86,143 85,144 85,144 84,145 83,145 82,146 81,146 79,147 78,147 77,148 75,148 74,149 72,149">
            <text:p/>
          </draw:polygon>
          <draw:polygon draw:style-name="gr1" draw:text-style-name="P1" draw:layer="layout" svg:width="3.543cm" svg:height="0.058cm" svg:x="0.53cm" svg:y="8.753cm" svg:viewBox="0 0 3544 59" draw:points="3515,0 3516,0 3518,0 3520,1 3522,1 3524,2 3526,2 3528,3 3529,4 3531,5 3532,6 3534,7 3535,9 3537,10 3538,12 3539,13 3540,15 3541,16 3542,18 3542,20 3543,22 3543,24 3544,26 3544,28 3544,30 3544,31 3544,33 3543,35 3543,37 3542,39 3542,41 3541,43 3540,44 3539,46 3538,47 3537,49 3535,50 3534,52 3532,53 3531,54 3529,55 3528,56 3526,57 3524,57 3522,58 3520,58 3518,59 3516,59 3515,59 30,59 28,59 26,59 24,58 22,58 20,57 18,57 16,56 15,55 13,54 12,53 10,52 9,50 7,49 6,47 5,46 4,44 3,43 2,41 2,39 1,37 1,35 0,33 0,31 0,30 0,28 0,26 1,24 1,22 2,20 2,18 3,16 4,15 5,13 6,12 7,10 9,9 10,7 12,6 13,5 15,4 16,3 18,2 20,2 22,1 24,1 26,0 28,0 30,0">
            <text:p/>
          </draw:polygon>
          <draw:polygon draw:style-name="gr1" draw:text-style-name="P1" draw:layer="layout" svg:width="0.156cm" svg:height="0.153cm" svg:x="0.433cm" svg:y="8.659cm" svg:viewBox="0 0 157 154" draw:points="1,36 0,34 0,32 0,30 0,28 0,27 0,25 1,23 1,21 2,19 3,17 4,16 4,14 6,12 7,11 8,9 9,8 11,7 12,5 14,4 16,3 17,3 19,2 21,1 23,1 25,0 27,0 29,0 31,0 32,0 34,0 36,1 38,1 40,2 42,3 43,4 45,4 47,6 48,7 50,8 51,9 52,11 54,12 55,14 56,16 56,17 57,19 58,21 58,23 66,56 80,77 104,91 132,95 134,96 136,96 137,97 139,97 141,98 143,99 144,100 146,101 147,103 149,104 150,105 151,107 152,108 153,110 154,112 155,114 156,115 156,117 157,119 157,121 157,123 157,125 157,127 157,129 156,131 156,133 155,134 155,136 154,138 153,140 152,141 151,143 149,144 148,146 147,147 145,148 144,149 142,150 140,151 138,152 137,153 135,153 133,154 131,154 129,154 127,154 125,154 123,154 89,149 88,148 86,148 85,148 84,147 82,147 81,146 80,146 79,145 78,145 44,124 43,123 42,122 40,121 39,120 38,119 37,118 36,117 35,115 14,85 14,85 14,84 13,84 13,83 12,82 12,81 11,80 11,79 11,78 10,77 10,76 10,75">
            <text:p/>
          </draw:polygon>
          <draw:polygon draw:style-name="gr1" draw:text-style-name="P1" draw:layer="layout" svg:width="0.406cm" svg:height="0.431cm" svg:x="0.433cm" svg:y="8.287cm" svg:viewBox="0 0 407 432" draw:points="373,0 375,0 377,0 379,0 380,0 382,0 384,1 386,1 388,2 390,3 391,4 393,4 395,6 396,7 398,8 399,9 400,11 402,12 403,14 404,16 404,17 405,19 406,21 406,23 407,25 407,27 407,29 407,31 407,32 407,34 406,36 406,38 405,40 404,42 403,43 403,45 401,47 400,48 399,50 398,51 396,52 395,54 393,55 391,56 390,56 388,57 386,58 384,58 382,59 304,71 234,94 172,137 121,191 83,257 63,326 59,404 59,406 59,408 58,410 58,412 57,413 56,415 55,417 54,418 53,420 52,422 51,423 49,424 48,426 46,427 45,428 43,429 41,430 39,430 38,431 36,431 34,432 32,432 30,432 28,432 26,432 24,432 22,431 20,431 19,430 17,429 15,428 14,427 12,426 10,425 9,424 8,422 6,421 5,419 4,418 3,416 2,414 2,412 1,411 1,409 0,407 0,405 0,403 0,401 4,320 4,318 4,317 5,315 5,313 27,237 28,236 28,234 29,232 30,231 30,231 72,159 73,157 74,156 75,155 76,153 131,94 132,93 133,92 134,91 136,90 204,43 204,43 205,43 205,42 206,42 207,41 209,41 210,40 211,39 288,14 289,14 291,14 292,14 293,13">
            <text:p/>
          </draw:polygon>
          <draw:polygon draw:style-name="gr1" draw:text-style-name="P1" draw:layer="layout" svg:width="0.16cm" svg:height="0.058cm" svg:x="0.78cm" svg:y="8.287cm" svg:viewBox="0 0 161 59" draw:points="30,59 28,59 26,59 24,58 22,58 20,57 18,57 16,56 15,55 13,54 12,53 10,52 9,50 7,49 6,47 5,46 4,44 3,43 2,41 2,39 1,37 1,35 0,33 0,31 0,30 0,28 0,26 1,24 1,22 2,20 2,18 3,16 4,15 5,13 6,12 7,10 9,9 10,7 12,6 13,5 15,4 16,3 18,2 20,2 22,1 24,1 26,0 28,0 30,0 132,0 133,0 135,0 137,1 139,1 141,2 143,2 145,3 146,4 148,5 149,6 151,7 152,9 154,10 155,12 156,13 157,15 158,16 159,18 159,20 160,22 160,24 161,26 161,28 161,30 161,31 161,33 160,35 160,37 159,39 159,41 158,43 157,44 156,46 155,47 154,49 152,50 151,52 149,53 148,54 146,55 145,56 143,57 141,57 139,58 137,58 135,59 133,59 132,59">
            <text:p/>
          </draw:polygon>
          <draw:polygon draw:style-name="gr1" draw:text-style-name="P1" draw:layer="layout" svg:width="5.219cm" svg:height="5.215cm" svg:x="0.882cm" svg:y="3.131cm" svg:viewBox="0 0 5220 5216" draw:points="5187,0 5189,0 5191,0 5193,0 5195,0 5197,1 5199,1 5201,2 5202,2 5204,3 5206,4 5207,5 5209,6 5210,8 5212,9 5213,10 5214,12 5215,14 5216,15 5217,17 5218,19 5219,21 5219,22 5220,24 5220,26 5220,28 5220,30 5220,32 5220,34 5219,36 5219,38 5218,40 5218,41 5217,43 5216,45 5215,46 5214,48 5212,49 5211,51 5210,52 5208,53 5206,54 5205,55 5203,56 5201,57 5199,58 5198,58 5196,59 5194,59 4889,93 4591,138 4292,206 4001,286 3715,383 3433,497 3154,623 2889,766 2627,922 2375,1094 2135,1276 1903,1473 1684,1684 1473,1903 1280,2135 1094,2375 926,2627 766,2888 627,3154 497,3432 387,3714 286,4000 206,4290 143,4591 93,4890 59,5190 59,5192 58,5194 58,5195 57,5197 56,5199 55,5201 54,5202 53,5204 52,5206 51,5207 49,5208 48,5210 46,5211 45,5212 43,5213 41,5214 39,5214 38,5215 36,5215 34,5216 32,5216 30,5216 28,5216 26,5216 24,5216 22,5215 21,5215 19,5214 17,5213 15,5212 14,5211 12,5210 10,5209 9,5208 8,5206 6,5205 5,5203 4,5202 3,5200 2,5198 2,5196 1,5195 1,5193 0,5191 0,5189 0,5187 0,5185 0,5183 34,4882 34,4881 85,4581 86,4579 149,4277 149,4276 229,3984 230,3982 332,3694 332,3693 442,3410 443,3408 574,3128 574,3127 714,2860 715,2859 715,2858 876,2596 877,2595 1046,2341 1047,2339 1234,2098 1235,2098 1429,1865 1430,1863 1642,1643 1643,1642 1863,1430 1864,1429 2097,1230 2099,1229 2340,1047 2341,1046 2595,873 2596,872 2859,715 2860,715 2860,715 3126,571 3128,570 3409,443 3410,442 3693,328 3695,328 3983,230 3985,229 4277,149 4278,149 4579,81 4581,80 4881,34 4882,34">
            <text:p/>
          </draw:polygon>
          <draw:polygon draw:style-name="gr1" draw:text-style-name="P1" draw:layer="layout" svg:width="0.058cm" svg:height="0.16cm" svg:x="6.042cm" svg:y="3.029cm" svg:viewBox="0 0 59 161" draw:points="59,132 59,133 59,135 58,137 58,139 57,141 57,143 56,145 55,146 54,148 53,149 52,151 50,152 49,154 47,155 46,156 44,157 43,158 41,159 39,159 37,160 35,160 33,161 31,161 30,161 28,161 26,161 24,160 22,160 20,159 18,159 16,158 15,157 13,156 12,155 10,154 9,152 7,151 6,149 5,148 4,146 3,145 2,143 2,141 1,139 1,137 0,135 0,133 0,132 0,30 0,28 0,26 1,24 1,22 2,20 2,18 3,16 4,15 5,13 6,12 7,10 9,9 10,7 12,6 13,5 15,4 16,3 18,2 20,2 22,1 24,1 26,0 28,0 30,0 31,0 33,0 35,1 37,1 39,2 41,2 43,3 44,4 46,5 47,6 49,7 50,9 52,10 53,12 54,13 55,15 56,16 57,18 57,20 58,22 58,24 59,26 59,28 59,30">
            <text:p/>
          </draw:polygon>
          <draw:polygon draw:style-name="gr1" draw:text-style-name="P1" draw:layer="layout" svg:width="0.428cm" svg:height="0.406cm" svg:x="6.042cm" svg:y="2.682cm" svg:viewBox="0 0 429 407" draw:points="398,0 400,0 402,0 404,0 406,1 408,1 409,2 411,2 413,3 415,4 416,5 418,6 419,8 421,9 422,10 423,12 424,14 425,15 426,17 427,19 428,20 428,22 429,24 429,26 429,28 429,30 429,32 429,34 428,36 428,38 427,39 427,41 426,43 425,45 424,46 423,48 421,49 420,51 419,52 417,53 415,54 414,55 412,56 410,57 409,58 407,58 405,59 403,59 401,59 323,63 254,82 188,121 134,173 91,234 67,304 59,381 59,383 58,385 58,386 57,388 56,390 55,392 54,393 53,395 52,397 51,398 49,399 48,401 46,402 45,403 43,404 41,405 39,405 38,406 36,406 34,407 32,407 30,407 28,407 26,407 24,407 22,406 21,406 19,405 17,404 15,403 14,402 12,401 10,400 9,399 8,397 6,396 5,394 4,393 3,391 2,389 2,387 1,386 1,384 0,382 0,380 0,378 0,376 0,374 9,294 9,293 10,291 10,290 11,288 37,211 37,210 38,208 38,207 39,206 39,205 40,205 40,204 40,204 87,137 88,135 89,134 90,133 91,132 150,76 151,75 153,74 154,73 155,72 227,29 228,29 229,28 229,28 230,28 231,27 232,27 233,27 234,26 235,26 311,5 312,5 314,4 315,4 317,4">
            <text:p/>
          </draw:polygon>
          <draw:polygon draw:style-name="gr1" draw:text-style-name="P1" draw:layer="layout" svg:width="0.152cm" svg:height="0.156cm" svg:x="6.411cm" svg:y="2.682cm" svg:viewBox="0 0 153 157" draw:points="153,123 153,125 153,127 153,129 153,131 153,133 152,135 152,137 151,138 150,140 149,142 148,144 147,145 146,147 145,148 143,149 142,151 140,152 139,153 137,154 135,155 133,155 132,156 130,156 128,157 126,157 124,157 122,157 120,157 118,157 116,156 114,156 113,155 111,154 109,153 107,152 106,151 104,150 103,149 102,147 100,146 99,144 98,143 97,141 96,139 96,137 95,136 95,134 94,132 90,104 75,80 55,65 23,58 22,58 20,57 18,57 16,56 14,55 13,54 11,53 10,51 8,50 7,49 6,47 5,46 4,44 3,42 2,40 1,39 1,37 1,35 0,33 0,31 0,29 0,27 0,25 1,23 1,22 2,20 2,18 3,16 4,14 5,13 6,11 8,10 9,8 10,7 12,6 13,5 15,4 17,3 19,2 20,1 22,1 24,1 26,0 28,0 30,0 32,0 34,0 36,1 74,9 75,9 76,9 77,10 78,10 79,10 80,11 81,11 82,12 83,12 84,13 85,13 85,14 114,36 115,37 116,38 117,39 118,39 119,40 120,41 121,42 121,43 143,77 144,79 145,80 145,81 146,83 146,84 147,85 147,86 147,88 148,89">
            <text:p/>
          </draw:polygon>
          <draw:polygon draw:style-name="gr1" draw:text-style-name="P1" draw:layer="layout" svg:width="0.058cm" svg:height="3.212cm" svg:x="6.504cm" svg:y="2.779cm" svg:viewBox="0 0 59 3213" draw:points="0,30 0,28 0,26 1,24 1,22 2,20 2,18 3,16 4,15 5,13 6,12 7,10 9,9 10,7 12,6 13,5 15,4 16,3 18,2 20,2 22,1 24,1 26,0 28,0 30,0 31,0 33,0 35,1 37,1 39,2 41,2 43,3 44,4 46,5 47,6 49,7 50,9 52,10 53,12 54,13 55,15 56,16 57,18 57,20 58,22 58,24 59,26 59,28 59,30 59,3184 59,3185 59,3187 58,3189 58,3191 57,3193 57,3195 56,3197 55,3198 54,3200 53,3201 52,3203 50,3204 49,3206 47,3207 46,3208 44,3209 43,3210 41,3211 39,3211 37,3212 35,3212 33,3213 31,3213 30,3213 28,3213 26,3213 24,3212 22,3212 20,3211 18,3211 16,3210 15,3209 13,3208 12,3207 10,3206 9,3204 7,3203 6,3201 5,3200 4,3198 3,3197 2,3195 2,3193 1,3191 1,3189 0,3187 0,3185 0,3184">
            <text:p/>
          </draw:polygon>
        </draw:g>
        <draw:g>
          <draw:path draw:style-name="gr2" draw:text-style-name="P2" draw:layer="layout" svg:width="0.329cm" svg:height="0cm" draw:transform="rotate (1.5707963267949) translate (13.09cm 3.239cm)" svg:viewBox="0 0 330 0" svg:d="M0 0c110 0 220 0 330 0">
            <text:p/>
          </draw:path>
          <draw:path draw:style-name="gr2" draw:text-style-name="P2" draw:layer="layout" svg:width="0.097cm" svg:height="0.097cm" svg:x="13.09cm" svg:y="2.812cm" svg:viewBox="0 0 98 98" svg:d="M98 0c-13 3-26 5-39 8-10 7-20 14-30 21-7 10-14 20-21 30-3 13-5 26-8 39">
            <text:p/>
          </draw:path>
          <draw:path draw:style-name="gr2" draw:text-style-name="P2" draw:layer="layout" svg:width="0.368cm" svg:height="0.347cm" svg:x="13.187cm" svg:y="2.812cm" svg:viewBox="0 0 369 348" svg:d="M369 348c-3-27-5-53-8-80-10-26-20-51-30-77-14-23-28-45-42-68-20-18-39-37-59-55-24-14-48-29-72-43-26-7-52-14-78-21-27-1-53-3-80-4">
            <text:p/>
          </draw:path>
          <draw:path draw:style-name="gr2" draw:text-style-name="P2" draw:layer="layout" svg:width="2.316cm" svg:height="2.38cm" svg:x="13.555cm" svg:y="0.881cm" svg:viewBox="0 0 2317 2381" svg:d="M0 2279c0 34 0 68 0 102 72-18 144-37 216-55 69-23 139-45 208-68 68-27 135-55 203-82 67-34 133-67 200-101 63-37 127-73 190-110 59-42 119-85 178-127 56-47 113-93 169-140 54-51 107-101 161-152 50-54 99-107 149-161 45-58 90-116 135-174 40-62 79-124 119-186 37-64 73-127 110-191 31-66 62-133 93-199 25-69 51-138 76-207 21-71 42-141 63-212 16-72 31-144 47-216-13 0-25 0-38 0">
            <text:p/>
          </draw:path>
          <draw:path draw:style-name="gr2" draw:text-style-name="P2" draw:layer="layout" svg:width="0.351cm" svg:height="0.368cm" svg:x="15.482cm" svg:y="0.513cm" svg:viewBox="0 0 352 369" svg:d="M0 0c1 27 3 54 4 81 8 25 17 51 25 76 13 24 25 48 38 72 20 20 41 39 61 59 22 16 45 31 67 47 25 9 51 17 76 26 27 3 54 5 81 8">
            <text:p/>
          </draw:path>
          <draw:path draw:style-name="gr2" draw:text-style-name="P2" draw:layer="layout" svg:width="0.101cm" svg:height="0.093cm" svg:x="15.482cm" svg:y="0.42cm" svg:viewBox="0 0 102 94" svg:d="M102 0c-13 1-26 3-39 4-10 7-20 15-30 22-7 10-14 20-21 30-4 13-8 25-12 38">
            <text:p/>
          </draw:path>
          <draw:path draw:style-name="gr2" draw:text-style-name="P2" draw:layer="layout" svg:width="3.479cm" svg:height="0cm" svg:x="15.583cm" svg:y="0.42cm" svg:viewBox="0 0 3480 0" svg:d="M0 0c1160 0 2320 0 3480 0">
            <text:p/>
          </draw:path>
          <draw:path draw:style-name="gr2" draw:text-style-name="P2" draw:layer="layout" svg:width="0.102cm" svg:height="0.093cm" svg:x="19.063cm" svg:y="0.42cm" svg:viewBox="0 0 103 94" svg:d="M103 94c-3-13-6-25-9-38-7-10-14-20-21-30-11-7-23-15-34-22-13-1-26-3-39-4">
            <text:p/>
          </draw:path>
          <draw:path draw:style-name="gr2" draw:text-style-name="P2" draw:layer="layout" svg:width="0.348cm" svg:height="0.368cm" svg:x="18.817cm" svg:y="0.513cm" svg:viewBox="0 0 349 369" svg:d="M0 369c27-3 54-5 81-8 25-9 51-17 76-26 23-16 45-31 68-47 18-20 37-39 55-59 13-24 25-48 38-72 9-25 17-51 26-76 2-27 3-54 5-81">
            <text:p/>
          </draw:path>
          <draw:path draw:style-name="gr2" draw:text-style-name="P2" draw:layer="layout" svg:width="0.1cm" svg:height="0cm" svg:x="18.817cm" svg:y="0.881cm" svg:viewBox="0 0 101 0" svg:d="M0 0c34 0 67 0 101 0">
            <text:p/>
          </draw:path>
          <draw:path draw:style-name="gr2" draw:text-style-name="P2" draw:layer="layout" svg:width="5.161cm" svg:height="5.161cm" svg:x="13.555cm" svg:y="0.881cm" svg:viewBox="0 0 5162 5162" svg:d="M0 5162c102-11 203-23 305-34 100-17 201-34 301-51 99-21 197-42 296-63 99-27 197-54 296-81 96-32 192-65 288-97 95-38 189-76 284-114 92-44 183-88 275-132 90-46 181-93 271-139 87-52 175-105 262-157 83-58 167-116 250-174 82-62 164-124 246-186 78-65 155-130 233-195 73-70 147-141 220-211 70-73 141-147 211-220 65-78 130-155 195-233 62-80 124-161 186-241 57-85 113-169 170-254 54-88 108-175 162-263 46-89 93-178 139-267 44-93 88-186 132-279 37-95 73-190 110-285 32-96 65-192 97-288 28-97 57-195 85-292 21-100 42-200 63-300 17-100 34-201 51-301 11-102 23-203 34-305">
            <text:p/>
          </draw:path>
          <draw:path draw:style-name="gr2" draw:text-style-name="P2" draw:layer="layout" svg:width="0.1cm" svg:height="0cm" draw:transform="rotate (-1.5707963267949) translate (13.555cm 6.042cm)" svg:viewBox="0 0 101 0" svg:d="M0 0c34 0 67 0 101 0">
            <text:p/>
          </draw:path>
          <draw:path draw:style-name="gr2" draw:text-style-name="P2" draw:layer="layout" svg:width="0.368cm" svg:height="0.348cm" svg:x="13.187cm" svg:y="6.143cm" svg:viewBox="0 0 369 349" svg:d="M0 349c27-2 53-3 80-5 26-7 52-14 78-21 24-14 48-29 72-43 20-18 39-37 59-55 14-23 28-45 42-68 10-25 20-51 30-76 3-27 5-54 8-81">
            <text:p/>
          </draw:path>
          <draw:path draw:style-name="gr2" draw:text-style-name="P2" draw:layer="layout" svg:width="0.097cm" svg:height="0.098cm" svg:x="13.09cm" svg:y="6.393cm" svg:viewBox="0 0 98 99" svg:d="M0 0c3 11 5 23 8 34 7 11 14 23 21 34 10 7 20 14 30 21 13 3 26 7 39 10">
            <text:p/>
          </draw:path>
          <draw:path draw:style-name="gr2" draw:text-style-name="P2" draw:layer="layout" svg:width="3.153cm" svg:height="0cm" draw:transform="rotate (1.5707963267949) translate (13.09cm 6.393cm)" svg:viewBox="0 0 3154 0" svg:d="M0 0c1051 0 2103 0 3154 0">
            <text:p/>
          </draw:path>
        </draw:g>
        <draw:frame draw:style-name="gr4" draw:text-style-name="P6" draw:layer="layout" svg:width="7.302cm" svg:height="8.244cm" svg:x="6.666cm" svg:y="0.955cm">
          <draw:text-box>
            <text:p text:style-name="P5"><text:span text:style-name="T3">MiP</text:span></text:p>
          </draw:text-box>
        </draw:frame>
        <draw:g>
          <draw:polygon draw:style-name="gr1" draw:text-style-name="P1" draw:layer="layout" svg:width="0.058cm" svg:height="0.388cm" svg:x="12.854cm" svg:y="15.956cm" svg:viewBox="0 0 59 389" draw:points="0,30 0,28 0,26 1,24 1,22 2,20 2,18 3,16 4,15 5,13 6,12 7,10 9,9 10,7 12,6 13,5 15,4 16,3 18,2 20,2 22,1 24,1 26,0 28,0 30,0 31,0 33,0 35,1 37,1 39,2 41,2 43,3 44,4 46,5 47,6 49,7 50,9 52,10 53,12 54,13 55,15 56,16 57,18 57,20 58,22 58,24 59,26 59,28 59,30 59,360 59,361 59,363 58,365 58,367 57,369 57,371 56,373 55,374 54,376 53,377 52,379 50,380 49,382 47,383 46,384 44,385 43,386 41,387 39,387 37,388 35,388 33,389 31,389 30,389 28,389 26,389 24,388 22,388 20,387 18,387 16,386 15,385 13,384 12,383 10,382 9,380 7,379 6,377 5,376 4,374 3,373 2,371 2,369 1,367 1,365 0,363 0,361 0,360">
            <text:p/>
          </draw:polygon>
          <draw:polygon draw:style-name="gr1" draw:text-style-name="P1" draw:layer="layout" svg:width="0.152cm" svg:height="0.157cm" svg:x="12.761cm" svg:y="16.286cm" svg:viewBox="0 0 153 158" draw:points="36,157 34,158 32,158 31,158 29,158 27,158 25,158 23,157 21,157 19,156 17,155 16,155 14,154 12,153 11,151 9,150 8,149 7,147 6,146 4,144 4,142 3,141 2,139 1,137 1,135 0,133 0,131 0,130 0,128 0,126 0,124 1,122 1,120 2,118 3,116 3,115 4,113 5,111 7,110 8,108 9,107 11,106 12,105 14,103 15,103 17,102 19,101 21,100 23,100 55,92 75,78 90,53 94,25 95,23 95,21 96,20 96,18 97,16 98,14 99,13 100,11 102,10 103,8 104,7 106,6 107,5 109,4 111,3 113,2 114,1 116,1 118,0 120,0 122,0 124,0 126,0 128,0 130,1 132,1 133,2 135,2 137,3 139,4 140,5 142,6 143,8 145,9 146,10 147,12 148,13 149,15 150,17 151,19 152,20 152,22 153,24 153,26 153,28 153,30 153,32 153,34 148,68 147,69 147,71 147,72 146,73 146,74 145,76 145,77 144,78 143,79 121,114 121,115 120,117 119,118 118,119 117,120 116,121 115,122 114,122 85,143 84,144 84,144 83,145 82,145 81,146 80,146 79,146 78,147 77,147 76,148 75,148 74,148">
            <text:p/>
          </draw:polygon>
          <draw:polygon draw:style-name="gr1" draw:text-style-name="P1" draw:layer="layout" svg:width="0.428cm" svg:height="0.406cm" svg:x="12.392cm" svg:y="16.037cm" svg:viewBox="0 0 429 407" draw:points="0,33 0,31 0,29 0,27 0,25 1,23 1,21 2,19 2,18 3,16 4,14 5,13 6,11 8,10 9,8 10,7 12,6 14,5 15,4 17,3 19,2 21,1 22,1 24,0 26,0 28,0 30,0 32,0 34,0 36,1 38,1 39,2 41,2 43,3 45,4 46,5 48,6 49,8 51,9 52,10 53,12 54,14 55,15 56,17 57,19 58,21 58,22 59,24 59,26 67,103 91,172 134,234 188,286 254,324 323,343 401,348 403,348 405,349 407,349 409,350 411,350 412,351 414,352 416,353 417,354 419,355 420,357 422,358 423,359 424,361 425,363 426,364 427,366 427,368 428,370 428,372 429,374 429,375 429,377 429,379 429,381 428,383 428,385 427,387 427,389 426,390 425,392 424,394 423,395 422,397 420,398 419,400 418,401 416,402 414,403 413,404 411,405 409,405 407,406 405,406 403,407 402,407 400,407 398,407 317,402 315,402 314,402 312,401 311,401 235,380 234,380 233,379 232,379 231,379 230,378 229,378 229,377 228,377 228,377 156,335 154,334 153,333 151,332 150,331 91,275 90,274 89,273 88,271 87,270 40,202 40,202 40,201 39,201 39,200 38,199 38,198 37,196 37,195 11,119 10,118 10,116 9,114 9,113">
            <text:p/>
          </draw:polygon>
          <draw:polygon draw:style-name="gr1" draw:text-style-name="P1" draw:layer="layout" svg:width="2.374cm" svg:height="2.434cm" svg:x="10.077cm" svg:y="15.935cm" svg:viewBox="0 0 2375 2435" draw:points="2375,131 2375,133 2375,135 2374,137 2374,139 2373,141 2373,143 2372,145 2371,146 2370,148 2369,149 2368,151 2366,152 2365,154 2363,155 2362,156 2360,157 2359,158 2357,159 2355,159 2353,160 2351,160 2349,161 2347,161 2346,161 2344,161 2342,161 2340,160 2338,160 2336,159 2334,159 2332,158 2331,157 2329,156 2328,155 2326,154 2325,152 2323,151 2322,149 2321,148 2320,146 2319,145 2318,143 2318,141 2317,139 2317,137 2316,135 2316,133 2316,131 2316,67 2138,109 1933,176 1728,259 1535,356 1346,469 1169,595 1002,734 842,884 695,1044 562,1215 444,1400 335,1588 243,1785 167,1992 104,2201 66,2376 68,2376 69,2376 71,2376 73,2377 75,2377 77,2378 79,2378 81,2379 82,2380 84,2381 85,2382 87,2383 88,2385 90,2386 91,2388 92,2389 93,2391 94,2392 95,2394 95,2396 96,2398 96,2400 97,2402 97,2404 97,2406 97,2407 97,2409 96,2411 96,2413 95,2415 95,2417 94,2419 93,2420 92,2422 91,2423 90,2425 88,2426 87,2428 85,2429 84,2430 82,2431 81,2432 79,2433 77,2433 75,2434 73,2434 71,2435 69,2435 68,2435 30,2435 28,2435 26,2435 24,2434 22,2434 20,2433 18,2433 16,2432 15,2431 13,2430 12,2429 10,2428 9,2426 7,2425 6,2423 5,2422 4,2420 3,2419 2,2417 2,2415 1,2413 1,2411 0,2409 0,2407 0,2406 0,2404 0,2402 0,2401 1,2399 47,2187 47,2187 47,2186 47,2186 47,2185 111,1974 112,1972 188,1763 188,1763 188,1762 189,1762 189,1761 282,1562 282,1561 282,1561 283,1560 283,1560 283,1560 393,1370 394,1369 513,1182 513,1181 513,1180 514,1180 514,1179 649,1006 650,1006 650,1005 650,1005 651,1004 800,843 801,842 962,690 964,689 1133,549 1134,547 1312,420 1313,420 1313,420 1314,419 1314,419 1505,305 1506,305 1507,304 1702,206 1703,206 1703,206 1704,205 1704,205 1911,121 1913,120 2120,52 2121,52 2121,52 2122,52 2123,52 2339,1 2340,0 2342,0 2344,0 2346,0 2347,0 2349,0 2351,1 2353,1 2355,2 2357,2 2359,3 2360,4 2362,5 2363,6 2365,7 2366,9 2368,10 2369,12 2370,13 2371,15 2372,16 2373,18 2373,20 2374,22 2374,24 2375,26 2375,28 2375,30">
            <text:p/>
          </draw:polygon>
          <draw:polygon draw:style-name="gr1" draw:text-style-name="P1" draw:layer="layout" svg:width="0.406cm" svg:height="0.431cm" svg:x="10.115cm" svg:y="18.31cm" svg:viewBox="0 0 407 432" draw:points="407,401 407,403 407,405 407,407 406,409 406,411 405,412 405,414 404,416 403,418 402,419 401,421 399,422 398,424 397,425 395,426 393,427 392,428 390,429 388,430 387,431 385,431 383,432 381,432 379,432 377,432 375,432 373,432 371,431 369,431 368,430 366,430 364,429 362,428 361,427 359,426 358,424 356,423 355,422 354,420 353,418 352,417 351,415 350,413 349,412 349,410 348,408 348,406 348,404 344,326 324,257 286,191 235,137 173,94 103,71 25,59 23,58 21,58 19,57 17,56 16,56 14,55 12,54 11,52 9,51 8,50 7,48 6,47 5,45 4,44 3,42 2,40 1,38 1,36 0,34 0,33 0,31 0,29 0,27 0,25 1,23 1,21 2,19 3,17 3,16 4,14 5,12 7,11 8,9 9,8 11,7 12,6 14,5 15,4 17,3 19,2 21,1 23,1 25,0 26,0 28,0 30,0 32,0 34,0 115,13 116,14 117,14 119,14 120,14 196,39 197,40 199,41 200,41 201,42 202,42 202,43 203,43 203,43 271,90 273,91 274,92 275,93 276,94 331,153 332,155 333,156 334,157 335,159 377,231 377,231 378,232 379,234 379,236 380,237 402,313 402,315 403,317 403,318 403,320">
            <text:p/>
          </draw:polygon>
          <draw:polygon draw:style-name="gr1" draw:text-style-name="P1" draw:layer="layout" svg:width="0.156cm" svg:height="0.153cm" svg:x="10.365cm" svg:y="18.682cm" svg:viewBox="0 0 157 154" draw:points="33,154 31,154 29,154 27,154 26,154 24,153 22,153 20,152 18,152 16,151 15,150 13,149 11,148 10,147 9,145 7,144 6,142 5,141 4,139 3,137 2,136 2,134 1,132 1,130 0,128 0,126 0,124 0,122 0,121 1,119 1,117 2,115 2,113 3,111 4,110 5,108 6,106 7,105 9,104 10,102 12,101 13,100 15,99 17,98 18,97 20,97 22,96 24,96 26,95 57,91 76,78 91,56 99,23 99,21 100,19 101,17 101,16 102,14 103,12 105,11 106,9 107,8 109,7 110,6 112,4 114,4 115,3 117,2 119,1 121,1 123,0 125,0 126,0 128,0 130,0 132,0 134,1 136,1 138,2 140,3 141,3 143,4 145,5 146,7 148,8 149,9 150,11 151,12 153,14 153,16 154,17 155,19 156,21 156,23 157,25 157,27 157,28 157,30 157,32 157,34 156,36 147,75 147,76 147,77 146,78 146,79 146,80 145,81 145,82 144,83 144,84 143,84 143,85 143,85 122,115 121,116 120,117 119,118 119,119 118,120 117,121 116,122 115,122 86,143 85,144 85,144 84,145 83,145 82,146 81,146 79,147 78,147 77,148 75,148 74,149 72,149">
            <text:p/>
          </draw:polygon>
          <draw:polygon draw:style-name="gr1" draw:text-style-name="P1" draw:layer="layout" svg:width="3.543cm" svg:height="0.058cm" svg:x="6.88cm" svg:y="18.776cm" svg:viewBox="0 0 3544 59" draw:points="3515,0 3516,0 3518,0 3520,1 3522,1 3524,2 3526,2 3528,3 3529,4 3531,5 3532,6 3534,7 3535,9 3537,10 3538,12 3539,13 3540,15 3541,16 3542,18 3542,20 3543,22 3543,24 3544,26 3544,28 3544,30 3544,31 3544,33 3543,35 3543,37 3542,39 3542,41 3541,43 3540,44 3539,46 3538,47 3537,49 3535,50 3534,52 3532,53 3531,54 3529,55 3528,56 3526,57 3524,57 3522,58 3520,58 3518,59 3516,59 3515,59 30,59 28,59 26,59 24,58 22,58 20,57 18,57 16,56 15,55 13,54 12,53 10,52 9,50 7,49 6,47 5,46 4,44 3,43 2,41 2,39 1,37 1,35 0,33 0,31 0,30 0,28 0,26 1,24 1,22 2,20 2,18 3,16 4,15 5,13 6,12 7,10 9,9 10,7 12,6 13,5 15,4 16,3 18,2 20,2 22,1 24,1 26,0 28,0 30,0">
            <text:p/>
          </draw:polygon>
          <draw:polygon draw:style-name="gr1" draw:text-style-name="P1" draw:layer="layout" svg:width="0.156cm" svg:height="0.153cm" svg:x="6.783cm" svg:y="18.682cm" svg:viewBox="0 0 157 154" draw:points="1,36 0,34 0,32 0,30 0,28 0,27 0,25 1,23 1,21 2,19 3,17 4,16 4,14 6,12 7,11 8,9 9,8 11,7 12,5 14,4 16,3 17,3 19,2 21,1 23,1 25,0 27,0 29,0 31,0 32,0 34,0 36,1 38,1 40,2 42,3 43,4 45,4 47,6 48,7 50,8 51,9 52,11 54,12 55,14 56,16 56,17 57,19 58,21 58,23 66,56 80,77 104,91 132,95 134,96 136,96 137,97 139,97 141,98 143,99 144,100 146,101 147,103 149,104 150,105 151,107 152,108 153,110 154,112 155,114 156,115 156,117 157,119 157,121 157,123 157,125 157,127 157,129 156,131 156,133 155,134 155,136 154,138 153,140 152,141 151,143 149,144 148,146 147,147 145,148 144,149 142,150 140,151 138,152 137,153 135,153 133,154 131,154 129,154 127,154 125,154 123,154 89,149 88,148 86,148 85,148 84,147 82,147 81,146 80,146 79,145 78,145 44,124 43,123 42,122 40,121 39,120 38,119 37,118 36,117 35,115 14,85 14,85 14,84 13,84 13,83 12,82 12,81 11,80 11,79 11,78 10,77 10,76 10,75">
            <text:p/>
          </draw:polygon>
          <draw:polygon draw:style-name="gr1" draw:text-style-name="P1" draw:layer="layout" svg:width="0.406cm" svg:height="0.431cm" svg:x="6.783cm" svg:y="18.31cm" svg:viewBox="0 0 407 432" draw:points="373,0 375,0 377,0 379,0 380,0 382,0 384,1 386,1 388,2 390,3 391,4 393,4 395,6 396,7 398,8 399,9 400,11 402,12 403,14 404,16 404,17 405,19 406,21 406,23 407,25 407,27 407,29 407,31 407,32 407,34 406,36 406,38 405,40 404,42 403,43 403,45 401,47 400,48 399,50 398,51 396,52 395,54 393,55 391,56 390,56 388,57 386,58 384,58 382,59 304,71 234,94 172,137 121,191 83,257 63,326 59,404 59,406 59,408 58,410 58,412 57,413 56,415 55,417 54,418 53,420 52,422 51,423 49,424 48,426 46,427 45,428 43,429 41,430 39,430 38,431 36,431 34,432 32,432 30,432 28,432 26,432 24,432 22,431 20,431 19,430 17,429 15,428 14,427 12,426 10,425 9,424 8,422 6,421 5,419 4,418 3,416 2,414 2,412 1,411 1,409 0,407 0,405 0,403 0,401 4,320 4,318 4,317 5,315 5,313 27,237 28,236 28,234 29,232 30,231 30,231 72,159 73,157 74,156 75,155 76,153 131,94 132,93 133,92 134,91 136,90 204,43 204,43 205,43 205,42 206,42 207,41 209,41 210,40 211,39 288,14 289,14 291,14 292,14 293,13">
            <text:p/>
          </draw:polygon>
          <draw:polygon draw:style-name="gr1" draw:text-style-name="P1" draw:layer="layout" svg:width="0.16cm" svg:height="0.058cm" svg:x="7.13cm" svg:y="18.31cm" svg:viewBox="0 0 161 59" draw:points="30,59 28,59 26,59 24,58 22,58 20,57 18,57 16,56 15,55 13,54 12,53 10,52 9,50 7,49 6,47 5,46 4,44 3,43 2,41 2,39 1,37 1,35 0,33 0,31 0,30 0,28 0,26 1,24 1,22 2,20 2,18 3,16 4,15 5,13 6,12 7,10 9,9 10,7 12,6 13,5 15,4 16,3 18,2 20,2 22,1 24,1 26,0 28,0 30,0 132,0 133,0 135,0 137,1 139,1 141,2 143,2 145,3 146,4 148,5 149,6 151,7 152,9 154,10 155,12 156,13 157,15 158,16 159,18 159,20 160,22 160,24 161,26 161,28 161,30 161,31 161,33 160,35 160,37 159,39 159,41 158,43 157,44 156,46 155,47 154,49 152,50 151,52 149,53 148,54 146,55 145,56 143,57 141,57 139,58 137,58 135,59 133,59 132,59">
            <text:p/>
          </draw:polygon>
          <draw:polygon draw:style-name="gr1" draw:text-style-name="P1" draw:layer="layout" svg:width="5.219cm" svg:height="5.215cm" svg:x="7.232cm" svg:y="13.154cm" svg:viewBox="0 0 5220 5216" draw:points="5187,0 5189,0 5191,0 5193,0 5195,0 5197,1 5199,1 5201,2 5202,2 5204,3 5206,4 5207,5 5209,6 5210,8 5212,9 5213,10 5214,12 5215,14 5216,15 5217,17 5218,19 5219,21 5219,22 5220,24 5220,26 5220,28 5220,30 5220,32 5220,34 5219,36 5219,38 5218,40 5218,41 5217,43 5216,45 5215,46 5214,48 5212,49 5211,51 5210,52 5208,53 5206,54 5205,55 5203,56 5201,57 5199,58 5198,58 5196,59 5194,59 4889,93 4591,138 4292,206 4001,286 3715,383 3433,497 3154,623 2889,766 2627,922 2375,1094 2135,1276 1903,1473 1684,1684 1473,1903 1280,2135 1094,2375 926,2627 766,2888 627,3154 497,3432 387,3714 286,4000 206,4290 143,4591 93,4890 59,5190 59,5192 58,5194 58,5195 57,5197 56,5199 55,5201 54,5202 53,5204 52,5206 51,5207 49,5208 48,5210 46,5211 45,5212 43,5213 41,5214 39,5214 38,5215 36,5215 34,5216 32,5216 30,5216 28,5216 26,5216 24,5216 22,5215 21,5215 19,5214 17,5213 15,5212 14,5211 12,5210 10,5209 9,5208 8,5206 6,5205 5,5203 4,5202 3,5200 2,5198 2,5196 1,5195 1,5193 0,5191 0,5189 0,5187 0,5185 0,5183 34,4882 34,4881 85,4581 86,4579 149,4277 149,4276 229,3984 230,3982 332,3694 332,3693 442,3410 443,3408 574,3128 574,3127 714,2860 715,2859 715,2858 876,2596 877,2595 1046,2341 1047,2339 1234,2098 1235,2098 1429,1865 1430,1863 1642,1643 1643,1642 1863,1430 1864,1429 2097,1230 2099,1229 2340,1047 2341,1046 2595,873 2596,872 2859,715 2860,715 2860,715 3126,571 3128,570 3409,443 3410,442 3693,328 3695,328 3983,230 3985,229 4277,149 4278,149 4579,81 4581,80 4881,34 4882,34">
            <text:p/>
          </draw:polygon>
          <draw:polygon draw:style-name="gr1" draw:text-style-name="P1" draw:layer="layout" svg:width="0.058cm" svg:height="0.16cm" svg:x="12.392cm" svg:y="13.052cm" svg:viewBox="0 0 59 161" draw:points="59,132 59,133 59,135 58,137 58,139 57,141 57,143 56,145 55,146 54,148 53,149 52,151 50,152 49,154 47,155 46,156 44,157 43,158 41,159 39,159 37,160 35,160 33,161 31,161 30,161 28,161 26,161 24,160 22,160 20,159 18,159 16,158 15,157 13,156 12,155 10,154 9,152 7,151 6,149 5,148 4,146 3,145 2,143 2,141 1,139 1,137 0,135 0,133 0,132 0,30 0,28 0,26 1,24 1,22 2,20 2,18 3,16 4,15 5,13 6,12 7,10 9,9 10,7 12,6 13,5 15,4 16,3 18,2 20,2 22,1 24,1 26,0 28,0 30,0 31,0 33,0 35,1 37,1 39,2 41,2 43,3 44,4 46,5 47,6 49,7 50,9 52,10 53,12 54,13 55,15 56,16 57,18 57,20 58,22 58,24 59,26 59,28 59,30">
            <text:p/>
          </draw:polygon>
          <draw:polygon draw:style-name="gr1" draw:text-style-name="P1" draw:layer="layout" svg:width="0.428cm" svg:height="0.406cm" svg:x="12.392cm" svg:y="12.705cm" svg:viewBox="0 0 429 407" draw:points="398,0 400,0 402,0 404,0 406,1 408,1 409,2 411,2 413,3 415,4 416,5 418,6 419,8 421,9 422,10 423,12 424,14 425,15 426,17 427,19 428,20 428,22 429,24 429,26 429,28 429,30 429,32 429,34 428,36 428,38 427,39 427,41 426,43 425,45 424,46 423,48 421,49 420,51 419,52 417,53 415,54 414,55 412,56 410,57 409,58 407,58 405,59 403,59 401,59 323,63 254,82 188,121 134,173 91,234 67,304 59,381 59,383 58,385 58,386 57,388 56,390 55,392 54,393 53,395 52,397 51,398 49,399 48,401 46,402 45,403 43,404 41,405 39,405 38,406 36,406 34,407 32,407 30,407 28,407 26,407 24,407 22,406 21,406 19,405 17,404 15,403 14,402 12,401 10,400 9,399 8,397 6,396 5,394 4,393 3,391 2,389 2,387 1,386 1,384 0,382 0,380 0,378 0,376 0,374 9,294 9,293 10,291 10,290 11,288 37,211 37,210 38,208 38,207 39,206 39,205 40,205 40,204 40,204 87,137 88,135 89,134 90,133 91,132 150,76 151,75 153,74 154,73 155,72 227,29 228,29 229,28 229,28 230,28 231,27 232,27 233,27 234,26 235,26 311,5 312,5 314,4 315,4 317,4">
            <text:p/>
          </draw:polygon>
          <draw:polygon draw:style-name="gr1" draw:text-style-name="P1" draw:layer="layout" svg:width="0.152cm" svg:height="0.156cm" svg:x="12.761cm" svg:y="12.705cm" svg:viewBox="0 0 153 157" draw:points="153,123 153,125 153,127 153,129 153,131 153,133 152,135 152,137 151,138 150,140 149,142 148,144 147,145 146,147 145,148 143,149 142,151 140,152 139,153 137,154 135,155 133,155 132,156 130,156 128,157 126,157 124,157 122,157 120,157 118,157 116,156 114,156 113,155 111,154 109,153 107,152 106,151 104,150 103,149 102,147 100,146 99,144 98,143 97,141 96,139 96,137 95,136 95,134 94,132 90,104 75,80 55,65 23,58 22,58 20,57 18,57 16,56 14,55 13,54 11,53 10,51 8,50 7,49 6,47 5,46 4,44 3,42 2,40 1,39 1,37 1,35 0,33 0,31 0,29 0,27 0,25 1,23 1,22 2,20 2,18 3,16 4,14 5,13 6,11 8,10 9,8 10,7 12,6 13,5 15,4 17,3 19,2 20,1 22,1 24,1 26,0 28,0 30,0 32,0 34,0 36,1 74,9 75,9 76,9 77,10 78,10 79,10 80,11 81,11 82,12 83,12 84,13 85,13 85,14 114,36 115,37 116,38 117,39 118,39 119,40 120,41 121,42 121,43 143,77 144,79 145,80 145,81 146,83 146,84 147,85 147,86 147,88 148,89">
            <text:p/>
          </draw:polygon>
          <draw:polygon draw:style-name="gr1" draw:text-style-name="P1" draw:layer="layout" svg:width="0.058cm" svg:height="3.212cm" svg:x="12.854cm" svg:y="12.802cm" svg:viewBox="0 0 59 3213" draw:points="0,30 0,28 0,26 1,24 1,22 2,20 2,18 3,16 4,15 5,13 6,12 7,10 9,9 10,7 12,6 13,5 15,4 16,3 18,2 20,2 22,1 24,1 26,0 28,0 30,0 31,0 33,0 35,1 37,1 39,2 41,2 43,3 44,4 46,5 47,6 49,7 50,9 52,10 53,12 54,13 55,15 56,16 57,18 57,20 58,22 58,24 59,26 59,28 59,30 59,3184 59,3185 59,3187 58,3189 58,3191 57,3193 57,3195 56,3197 55,3198 54,3200 53,3201 52,3203 50,3204 49,3206 47,3207 46,3208 44,3209 43,3210 41,3211 39,3211 37,3212 35,3212 33,3213 31,3213 30,3213 28,3213 26,3213 24,3212 22,3212 20,3211 18,3211 16,3210 15,3209 13,3208 12,3207 10,3206 9,3204 7,3203 6,3201 5,3200 4,3198 3,3197 2,3195 2,3193 1,3191 1,3189 0,3187 0,3185 0,3184">
            <text:p/>
          </draw:polygon>
        </draw:g>
        <draw:g>
          <draw:path draw:style-name="gr2" draw:text-style-name="P2" draw:layer="layout" svg:width="0.329cm" svg:height="0cm" draw:transform="rotate (1.5707963267949) translate (19.44cm 13.262cm)" svg:viewBox="0 0 330 0" svg:d="M0 0c110 0 220 0 330 0">
            <text:p/>
          </draw:path>
          <draw:path draw:style-name="gr2" draw:text-style-name="P2" draw:layer="layout" svg:width="0.097cm" svg:height="0.097cm" svg:x="19.44cm" svg:y="12.835cm" svg:viewBox="0 0 98 98" svg:d="M98 0c-13 3-26 5-39 8-10 7-20 14-30 21-7 10-14 20-21 30-3 13-5 26-8 39">
            <text:p/>
          </draw:path>
          <draw:path draw:style-name="gr2" draw:text-style-name="P2" draw:layer="layout" svg:width="0.368cm" svg:height="0.347cm" svg:x="19.537cm" svg:y="12.835cm" svg:viewBox="0 0 369 348" svg:d="M369 348c-3-27-5-53-8-80-10-26-20-51-30-77-14-23-28-45-42-68-20-18-39-37-59-55-24-14-48-29-72-43-26-7-52-14-78-21-27-1-53-3-80-4">
            <text:p/>
          </draw:path>
          <draw:path draw:style-name="gr2" draw:text-style-name="P2" draw:layer="layout" svg:width="2.316cm" svg:height="2.38cm" svg:x="19.905cm" svg:y="10.904cm" svg:viewBox="0 0 2317 2381" svg:d="M0 2279c0 34 0 68 0 102 72-18 144-37 216-55 69-23 139-45 208-68 68-27 135-55 203-82 67-34 133-67 200-101 63-37 127-73 190-110 59-42 119-85 178-127 56-47 113-93 169-140 54-51 107-101 161-152 50-54 99-107 149-161 45-58 90-116 135-174 40-62 79-124 119-186 37-64 73-127 110-191 31-66 62-133 93-199 25-69 51-138 76-207 21-71 42-141 63-212 16-72 31-144 47-216-13 0-25 0-38 0">
            <text:p/>
          </draw:path>
          <draw:path draw:style-name="gr2" draw:text-style-name="P2" draw:layer="layout" svg:width="0.351cm" svg:height="0.368cm" svg:x="21.832cm" svg:y="10.536cm" svg:viewBox="0 0 352 369" svg:d="M0 0c1 27 3 54 4 81 8 25 17 51 25 76 13 24 25 48 38 72 20 20 41 39 61 59 22 16 45 31 67 47 25 9 51 17 76 26 27 3 54 5 81 8">
            <text:p/>
          </draw:path>
          <draw:path draw:style-name="gr2" draw:text-style-name="P2" draw:layer="layout" svg:width="0.101cm" svg:height="0.093cm" svg:x="21.832cm" svg:y="10.443cm" svg:viewBox="0 0 102 94" svg:d="M102 0c-13 1-26 3-39 4-10 7-20 15-30 22-7 10-14 20-21 30-4 13-8 25-12 38">
            <text:p/>
          </draw:path>
          <draw:path draw:style-name="gr2" draw:text-style-name="P2" draw:layer="layout" svg:width="3.479cm" svg:height="0cm" svg:x="21.933cm" svg:y="10.443cm" svg:viewBox="0 0 3480 0" svg:d="M0 0c1160 0 2320 0 3480 0">
            <text:p/>
          </draw:path>
          <draw:path draw:style-name="gr2" draw:text-style-name="P2" draw:layer="layout" svg:width="0.102cm" svg:height="0.093cm" svg:x="25.413cm" svg:y="10.443cm" svg:viewBox="0 0 103 94" svg:d="M103 94c-3-13-6-25-9-38-7-10-14-20-21-30-11-7-23-15-34-22-13-1-26-3-39-4">
            <text:p/>
          </draw:path>
          <draw:path draw:style-name="gr2" draw:text-style-name="P2" draw:layer="layout" svg:width="0.348cm" svg:height="0.368cm" svg:x="25.167cm" svg:y="10.536cm" svg:viewBox="0 0 349 369" svg:d="M0 369c27-3 54-5 81-8 25-9 51-17 76-26 23-16 45-31 68-47 18-20 37-39 55-59 13-24 25-48 38-72 9-25 17-51 26-76 2-27 3-54 5-81">
            <text:p/>
          </draw:path>
          <draw:path draw:style-name="gr2" draw:text-style-name="P2" draw:layer="layout" svg:width="0.1cm" svg:height="0cm" svg:x="25.167cm" svg:y="10.904cm" svg:viewBox="0 0 101 0" svg:d="M0 0c34 0 67 0 101 0">
            <text:p/>
          </draw:path>
          <draw:path draw:style-name="gr2" draw:text-style-name="P2" draw:layer="layout" svg:width="5.161cm" svg:height="5.161cm" svg:x="19.905cm" svg:y="10.904cm" svg:viewBox="0 0 5162 5162" svg:d="M0 5162c102-11 203-23 305-34 100-17 201-34 301-51 99-21 197-42 296-63 99-27 197-54 296-81 96-32 192-65 288-97 95-38 189-76 284-114 92-44 183-88 275-132 90-46 181-93 271-139 87-52 175-105 262-157 83-58 167-116 250-174 82-62 164-124 246-186 78-65 155-130 233-195 73-70 147-141 220-211 70-73 141-147 211-220 65-78 130-155 195-233 62-80 124-161 186-241 57-85 113-169 170-254 54-88 108-175 162-263 46-89 93-178 139-267 44-93 88-186 132-279 37-95 73-190 110-285 32-96 65-192 97-288 28-97 57-195 85-292 21-100 42-200 63-300 17-100 34-201 51-301 11-102 23-203 34-305">
            <text:p/>
          </draw:path>
          <draw:path draw:style-name="gr2" draw:text-style-name="P2" draw:layer="layout" svg:width="0.1cm" svg:height="0cm" draw:transform="rotate (-1.5707963267949) translate (19.905cm 16.065cm)" svg:viewBox="0 0 101 0" svg:d="M0 0c34 0 67 0 101 0">
            <text:p/>
          </draw:path>
          <draw:path draw:style-name="gr2" draw:text-style-name="P2" draw:layer="layout" svg:width="0.368cm" svg:height="0.348cm" svg:x="19.537cm" svg:y="16.166cm" svg:viewBox="0 0 369 349" svg:d="M0 349c27-2 53-3 80-5 26-7 52-14 78-21 24-14 48-29 72-43 20-18 39-37 59-55 14-23 28-45 42-68 10-25 20-51 30-76 3-27 5-54 8-81">
            <text:p/>
          </draw:path>
          <draw:path draw:style-name="gr2" draw:text-style-name="P2" draw:layer="layout" svg:width="0.097cm" svg:height="0.098cm" svg:x="19.44cm" svg:y="16.416cm" svg:viewBox="0 0 98 99" svg:d="M0 0c3 11 5 23 8 34 7 11 14 23 21 34 10 7 20 14 30 21 13 3 26 7 39 10">
            <text:p/>
          </draw:path>
          <draw:path draw:style-name="gr2" draw:text-style-name="P2" draw:layer="layout" svg:width="3.153cm" svg:height="0cm" draw:transform="rotate (1.5707963267949) translate (19.44cm 16.416cm)" svg:viewBox="0 0 3154 0" svg:d="M0 0c1051 0 2103 0 3154 0">
            <text:p/>
          </draw:path>
        </draw:g>
        <draw:frame draw:style-name="gr4" draw:text-style-name="P8" draw:layer="layout" svg:width="7.302cm" svg:height="7.062cm" svg:x="13.234cm" svg:y="12.256cm">
          <draw:text-box>
            <text:p text:style-name="P7"><text:span text:style-name="T4">MiP</text:span></text:p>
          </draw:text-box>
        </draw:frame>
      </draw:page>
      <draw:page draw:name="page3" draw:style-name="dp1" draw:master-page-name="master-page3">
        <draw:g>
          <draw:polygon draw:style-name="gr1" draw:text-style-name="P1" draw:layer="layout" svg:width="0.058cm" svg:height="0.388cm" svg:x="6.504cm" svg:y="6.114cm" svg:viewBox="0 0 59 389" draw:points="0,30 0,28 0,26 1,24 1,22 2,20 2,18 3,16 4,15 5,13 6,12 7,10 9,9 10,7 12,6 13,5 15,4 16,3 18,2 20,2 22,1 24,1 26,0 28,0 30,0 31,0 33,0 35,1 37,1 39,2 41,2 43,3 44,4 46,5 47,6 49,7 50,9 52,10 53,12 54,13 55,15 56,16 57,18 57,20 58,22 58,24 59,26 59,28 59,30 59,360 59,361 59,363 58,365 58,367 57,369 57,371 56,373 55,374 54,376 53,377 52,379 50,380 49,382 47,383 46,384 44,385 43,386 41,387 39,387 37,388 35,388 33,389 31,389 30,389 28,389 26,389 24,388 22,388 20,387 18,387 16,386 15,385 13,384 12,383 10,382 9,380 7,379 6,377 5,376 4,374 3,373 2,371 2,369 1,367 1,365 0,363 0,361 0,360">
            <text:p/>
          </draw:polygon>
          <draw:polygon draw:style-name="gr1" draw:text-style-name="P1" draw:layer="layout" svg:width="0.152cm" svg:height="0.157cm" svg:x="6.411cm" svg:y="6.444cm" svg:viewBox="0 0 153 158" draw:points="36,157 34,158 32,158 31,158 29,158 27,158 25,158 23,157 21,157 19,156 17,155 16,155 14,154 12,153 11,151 9,150 8,149 7,147 6,146 4,144 4,142 3,141 2,139 1,137 1,135 0,133 0,131 0,130 0,128 0,126 0,124 1,122 1,120 2,118 3,116 3,115 4,113 5,111 7,110 8,108 9,107 11,106 12,105 14,103 15,103 17,102 19,101 21,100 23,100 55,92 75,78 90,53 94,25 95,23 95,21 96,20 96,18 97,16 98,14 99,13 100,11 102,10 103,8 104,7 106,6 107,5 109,4 111,3 113,2 114,1 116,1 118,0 120,0 122,0 124,0 126,0 128,0 130,1 132,1 133,2 135,2 137,3 139,4 140,5 142,6 143,8 145,9 146,10 147,12 148,13 149,15 150,17 151,19 152,20 152,22 153,24 153,26 153,28 153,30 153,32 153,34 148,68 147,69 147,71 147,72 146,73 146,74 145,76 145,77 144,78 143,79 121,114 121,115 120,117 119,118 118,119 117,120 116,121 115,122 114,122 85,143 84,144 84,144 83,145 82,145 81,146 80,146 79,146 78,147 77,147 76,148 75,148 74,148">
            <text:p/>
          </draw:polygon>
          <draw:polygon draw:style-name="gr1" draw:text-style-name="P1" draw:layer="layout" svg:width="0.428cm" svg:height="0.406cm" svg:x="6.042cm" svg:y="6.195cm" svg:viewBox="0 0 429 407" draw:points="0,33 0,31 0,29 0,27 0,25 1,23 1,21 2,19 2,18 3,16 4,14 5,13 6,11 8,10 9,8 10,7 12,6 14,5 15,4 17,3 19,2 21,1 22,1 24,0 26,0 28,0 30,0 32,0 34,0 36,1 38,1 39,2 41,2 43,3 45,4 46,5 48,6 49,8 51,9 52,10 53,12 54,14 55,15 56,17 57,19 58,21 58,22 59,24 59,26 67,103 91,172 134,234 188,286 254,324 323,343 401,348 403,348 405,349 407,349 409,350 411,350 412,351 414,352 416,353 417,354 419,355 420,357 422,358 423,359 424,361 425,363 426,364 427,366 427,368 428,370 428,372 429,374 429,375 429,377 429,379 429,381 428,383 428,385 427,387 427,389 426,390 425,392 424,394 423,395 422,397 420,398 419,400 418,401 416,402 414,403 413,404 411,405 409,405 407,406 405,406 403,407 402,407 400,407 398,407 317,402 315,402 314,402 312,401 311,401 235,380 234,380 233,379 232,379 231,379 230,378 229,378 229,377 228,377 228,377 156,335 154,334 153,333 151,332 150,331 91,275 90,274 89,273 88,271 87,270 40,202 40,202 40,201 39,201 39,200 38,199 38,198 37,196 37,195 11,119 10,118 10,116 9,114 9,113">
            <text:p/>
          </draw:polygon>
          <draw:polygon draw:style-name="gr1" draw:text-style-name="P1" draw:layer="layout" svg:width="2.374cm" svg:height="2.434cm" svg:x="3.727cm" svg:y="6.093cm" svg:viewBox="0 0 2375 2435" draw:points="2375,131 2375,133 2375,135 2374,137 2374,139 2373,141 2373,143 2372,145 2371,146 2370,148 2369,149 2368,151 2366,152 2365,154 2363,155 2362,156 2360,157 2359,158 2357,159 2355,159 2353,160 2351,160 2349,161 2347,161 2346,161 2344,161 2342,161 2340,160 2338,160 2336,159 2334,159 2332,158 2331,157 2329,156 2328,155 2326,154 2325,152 2323,151 2322,149 2321,148 2320,146 2319,145 2318,143 2318,141 2317,139 2317,137 2316,135 2316,133 2316,131 2316,67 2138,109 1933,176 1728,259 1535,356 1346,469 1169,595 1002,734 842,884 695,1044 562,1215 444,1400 335,1588 243,1785 167,1992 104,2201 66,2376 68,2376 69,2376 71,2376 73,2377 75,2377 77,2378 79,2378 81,2379 82,2380 84,2381 85,2382 87,2383 88,2385 90,2386 91,2388 92,2389 93,2391 94,2392 95,2394 95,2396 96,2398 96,2400 97,2402 97,2404 97,2406 97,2407 97,2409 96,2411 96,2413 95,2415 95,2417 94,2419 93,2420 92,2422 91,2423 90,2425 88,2426 87,2428 85,2429 84,2430 82,2431 81,2432 79,2433 77,2433 75,2434 73,2434 71,2435 69,2435 68,2435 30,2435 28,2435 26,2435 24,2434 22,2434 20,2433 18,2433 16,2432 15,2431 13,2430 12,2429 10,2428 9,2426 7,2425 6,2423 5,2422 4,2420 3,2419 2,2417 2,2415 1,2413 1,2411 0,2409 0,2407 0,2406 0,2404 0,2402 0,2401 1,2399 47,2187 47,2187 47,2186 47,2186 47,2185 111,1974 112,1972 188,1763 188,1763 188,1762 189,1762 189,1761 282,1562 282,1561 282,1561 283,1560 283,1560 283,1560 393,1370 394,1369 513,1182 513,1181 513,1180 514,1180 514,1179 649,1006 650,1006 650,1005 650,1005 651,1004 800,843 801,842 962,690 964,689 1133,549 1134,547 1312,420 1313,420 1313,420 1314,419 1314,419 1505,305 1506,305 1507,304 1702,206 1703,206 1703,206 1704,205 1704,205 1911,121 1913,120 2120,52 2121,52 2121,52 2122,52 2123,52 2339,1 2340,0 2342,0 2344,0 2346,0 2347,0 2349,0 2351,1 2353,1 2355,2 2357,2 2359,3 2360,4 2362,5 2363,6 2365,7 2366,9 2368,10 2369,12 2370,13 2371,15 2372,16 2373,18 2373,20 2374,22 2374,24 2375,26 2375,28 2375,30">
            <text:p/>
          </draw:polygon>
          <draw:polygon draw:style-name="gr1" draw:text-style-name="P1" draw:layer="layout" svg:width="0.406cm" svg:height="0.431cm" svg:x="3.765cm" svg:y="8.468cm" svg:viewBox="0 0 407 432" draw:points="407,401 407,403 407,405 407,407 406,409 406,411 405,412 405,414 404,416 403,418 402,419 401,421 399,422 398,424 397,425 395,426 393,427 392,428 390,429 388,430 387,431 385,431 383,432 381,432 379,432 377,432 375,432 373,432 371,431 369,431 368,430 366,430 364,429 362,428 361,427 359,426 358,424 356,423 355,422 354,420 353,418 352,417 351,415 350,413 349,412 349,410 348,408 348,406 348,404 344,326 324,257 286,191 235,137 173,94 103,71 25,59 23,58 21,58 19,57 17,56 16,56 14,55 12,54 11,52 9,51 8,50 7,48 6,47 5,45 4,44 3,42 2,40 1,38 1,36 0,34 0,33 0,31 0,29 0,27 0,25 1,23 1,21 2,19 3,17 3,16 4,14 5,12 7,11 8,9 9,8 11,7 12,6 14,5 15,4 17,3 19,2 21,1 23,1 25,0 26,0 28,0 30,0 32,0 34,0 115,13 116,14 117,14 119,14 120,14 196,39 197,40 199,41 200,41 201,42 202,42 202,43 203,43 203,43 271,90 273,91 274,92 275,93 276,94 331,153 332,155 333,156 334,157 335,159 377,231 377,231 378,232 379,234 379,236 380,237 402,313 402,315 403,317 403,318 403,320">
            <text:p/>
          </draw:polygon>
          <draw:polygon draw:style-name="gr1" draw:text-style-name="P1" draw:layer="layout" svg:width="0.156cm" svg:height="0.153cm" svg:x="4.015cm" svg:y="8.84cm" svg:viewBox="0 0 157 154" draw:points="33,154 31,154 29,154 27,154 26,154 24,153 22,153 20,152 18,152 16,151 15,150 13,149 11,148 10,147 9,145 7,144 6,142 5,141 4,139 3,137 2,136 2,134 1,132 1,130 0,128 0,126 0,124 0,122 0,121 1,119 1,117 2,115 2,113 3,111 4,110 5,108 6,106 7,105 9,104 10,102 12,101 13,100 15,99 17,98 18,97 20,97 22,96 24,96 26,95 57,91 76,78 91,56 99,23 99,21 100,19 101,17 101,16 102,14 103,12 105,11 106,9 107,8 109,7 110,6 112,4 114,4 115,3 117,2 119,1 121,1 123,0 125,0 126,0 128,0 130,0 132,0 134,1 136,1 138,2 140,3 141,3 143,4 145,5 146,7 148,8 149,9 150,11 151,12 153,14 153,16 154,17 155,19 156,21 156,23 157,25 157,27 157,28 157,30 157,32 157,34 156,36 147,75 147,76 147,77 146,78 146,79 146,80 145,81 145,82 144,83 144,84 143,84 143,85 143,85 122,115 121,116 120,117 119,118 119,119 118,120 117,121 116,122 115,122 86,143 85,144 85,144 84,145 83,145 82,146 81,146 79,147 78,147 77,148 75,148 74,149 72,149">
            <text:p/>
          </draw:polygon>
          <draw:polygon draw:style-name="gr1" draw:text-style-name="P1" draw:layer="layout" svg:width="3.543cm" svg:height="0.058cm" svg:x="0.53cm" svg:y="8.934cm" svg:viewBox="0 0 3544 59" draw:points="3515,0 3516,0 3518,0 3520,1 3522,1 3524,2 3526,2 3528,3 3529,4 3531,5 3532,6 3534,7 3535,9 3537,10 3538,12 3539,13 3540,15 3541,16 3542,18 3542,20 3543,22 3543,24 3544,26 3544,28 3544,30 3544,31 3544,33 3543,35 3543,37 3542,39 3542,41 3541,43 3540,44 3539,46 3538,47 3537,49 3535,50 3534,52 3532,53 3531,54 3529,55 3528,56 3526,57 3524,57 3522,58 3520,58 3518,59 3516,59 3515,59 30,59 28,59 26,59 24,58 22,58 20,57 18,57 16,56 15,55 13,54 12,53 10,52 9,50 7,49 6,47 5,46 4,44 3,43 2,41 2,39 1,37 1,35 0,33 0,31 0,30 0,28 0,26 1,24 1,22 2,20 2,18 3,16 4,15 5,13 6,12 7,10 9,9 10,7 12,6 13,5 15,4 16,3 18,2 20,2 22,1 24,1 26,0 28,0 30,0">
            <text:p/>
          </draw:polygon>
          <draw:polygon draw:style-name="gr1" draw:text-style-name="P1" draw:layer="layout" svg:width="0.156cm" svg:height="0.153cm" svg:x="0.433cm" svg:y="8.84cm" svg:viewBox="0 0 157 154" draw:points="1,36 0,34 0,32 0,30 0,28 0,27 0,25 1,23 1,21 2,19 3,17 4,16 4,14 6,12 7,11 8,9 9,8 11,7 12,5 14,4 16,3 17,3 19,2 21,1 23,1 25,0 27,0 29,0 31,0 32,0 34,0 36,1 38,1 40,2 42,3 43,4 45,4 47,6 48,7 50,8 51,9 52,11 54,12 55,14 56,16 56,17 57,19 58,21 58,23 66,56 80,77 104,91 132,95 134,96 136,96 137,97 139,97 141,98 143,99 144,100 146,101 147,103 149,104 150,105 151,107 152,108 153,110 154,112 155,114 156,115 156,117 157,119 157,121 157,123 157,125 157,127 157,129 156,131 156,133 155,134 155,136 154,138 153,140 152,141 151,143 149,144 148,146 147,147 145,148 144,149 142,150 140,151 138,152 137,153 135,153 133,154 131,154 129,154 127,154 125,154 123,154 89,149 88,148 86,148 85,148 84,147 82,147 81,146 80,146 79,145 78,145 44,124 43,123 42,122 40,121 39,120 38,119 37,118 36,117 35,115 14,85 14,85 14,84 13,84 13,83 12,82 12,81 11,80 11,79 11,78 10,77 10,76 10,75">
            <text:p/>
          </draw:polygon>
          <draw:polygon draw:style-name="gr1" draw:text-style-name="P1" draw:layer="layout" svg:width="0.406cm" svg:height="0.431cm" svg:x="0.433cm" svg:y="8.468cm" svg:viewBox="0 0 407 432" draw:points="373,0 375,0 377,0 379,0 380,0 382,0 384,1 386,1 388,2 390,3 391,4 393,4 395,6 396,7 398,8 399,9 400,11 402,12 403,14 404,16 404,17 405,19 406,21 406,23 407,25 407,27 407,29 407,31 407,32 407,34 406,36 406,38 405,40 404,42 403,43 403,45 401,47 400,48 399,50 398,51 396,52 395,54 393,55 391,56 390,56 388,57 386,58 384,58 382,59 304,71 234,94 172,137 121,191 83,257 63,326 59,404 59,406 59,408 58,410 58,412 57,413 56,415 55,417 54,418 53,420 52,422 51,423 49,424 48,426 46,427 45,428 43,429 41,430 39,430 38,431 36,431 34,432 32,432 30,432 28,432 26,432 24,432 22,431 20,431 19,430 17,429 15,428 14,427 12,426 10,425 9,424 8,422 6,421 5,419 4,418 3,416 2,414 2,412 1,411 1,409 0,407 0,405 0,403 0,401 4,320 4,318 4,317 5,315 5,313 27,237 28,236 28,234 29,232 30,231 30,231 72,159 73,157 74,156 75,155 76,153 131,94 132,93 133,92 134,91 136,90 204,43 204,43 205,43 205,42 206,42 207,41 209,41 210,40 211,39 288,14 289,14 291,14 292,14 293,13">
            <text:p/>
          </draw:polygon>
          <draw:polygon draw:style-name="gr1" draw:text-style-name="P1" draw:layer="layout" svg:width="0.16cm" svg:height="0.058cm" svg:x="0.78cm" svg:y="8.468cm" svg:viewBox="0 0 161 59" draw:points="30,59 28,59 26,59 24,58 22,58 20,57 18,57 16,56 15,55 13,54 12,53 10,52 9,50 7,49 6,47 5,46 4,44 3,43 2,41 2,39 1,37 1,35 0,33 0,31 0,30 0,28 0,26 1,24 1,22 2,20 2,18 3,16 4,15 5,13 6,12 7,10 9,9 10,7 12,6 13,5 15,4 16,3 18,2 20,2 22,1 24,1 26,0 28,0 30,0 132,0 133,0 135,0 137,1 139,1 141,2 143,2 145,3 146,4 148,5 149,6 151,7 152,9 154,10 155,12 156,13 157,15 158,16 159,18 159,20 160,22 160,24 161,26 161,28 161,30 161,31 161,33 160,35 160,37 159,39 159,41 158,43 157,44 156,46 155,47 154,49 152,50 151,52 149,53 148,54 146,55 145,56 143,57 141,57 139,58 137,58 135,59 133,59 132,59">
            <text:p/>
          </draw:polygon>
          <draw:polygon draw:style-name="gr1" draw:text-style-name="P1" draw:layer="layout" svg:width="5.219cm" svg:height="5.215cm" svg:x="0.882cm" svg:y="3.312cm" svg:viewBox="0 0 5220 5216" draw:points="5187,0 5189,0 5191,0 5193,0 5195,0 5197,1 5199,1 5201,2 5202,2 5204,3 5206,4 5207,5 5209,6 5210,8 5212,9 5213,10 5214,12 5215,14 5216,15 5217,17 5218,19 5219,21 5219,22 5220,24 5220,26 5220,28 5220,30 5220,32 5220,34 5219,36 5219,38 5218,40 5218,41 5217,43 5216,45 5215,46 5214,48 5212,49 5211,51 5210,52 5208,53 5206,54 5205,55 5203,56 5201,57 5199,58 5198,58 5196,59 5194,59 4889,93 4591,138 4292,206 4001,286 3715,383 3433,497 3154,623 2889,766 2627,922 2375,1094 2135,1276 1903,1473 1684,1684 1473,1903 1280,2135 1094,2375 926,2627 766,2888 627,3154 497,3432 387,3714 286,4000 206,4290 143,4591 93,4890 59,5190 59,5192 58,5194 58,5195 57,5197 56,5199 55,5201 54,5202 53,5204 52,5206 51,5207 49,5208 48,5210 46,5211 45,5212 43,5213 41,5214 39,5214 38,5215 36,5215 34,5216 32,5216 30,5216 28,5216 26,5216 24,5216 22,5215 21,5215 19,5214 17,5213 15,5212 14,5211 12,5210 10,5209 9,5208 8,5206 6,5205 5,5203 4,5202 3,5200 2,5198 2,5196 1,5195 1,5193 0,5191 0,5189 0,5187 0,5185 0,5183 34,4882 34,4881 85,4581 86,4579 149,4277 149,4276 229,3984 230,3982 332,3694 332,3693 442,3410 443,3408 574,3128 574,3127 714,2860 715,2859 715,2858 876,2596 877,2595 1046,2341 1047,2339 1234,2098 1235,2098 1429,1865 1430,1863 1642,1643 1643,1642 1863,1430 1864,1429 2097,1230 2099,1229 2340,1047 2341,1046 2595,873 2596,872 2859,715 2860,715 2860,715 3126,571 3128,570 3409,443 3410,442 3693,328 3695,328 3983,230 3985,229 4277,149 4278,149 4579,81 4581,80 4881,34 4882,34">
            <text:p/>
          </draw:polygon>
          <draw:polygon draw:style-name="gr1" draw:text-style-name="P1" draw:layer="layout" svg:width="0.058cm" svg:height="0.16cm" svg:x="6.042cm" svg:y="3.21cm" svg:viewBox="0 0 59 161" draw:points="59,132 59,133 59,135 58,137 58,139 57,141 57,143 56,145 55,146 54,148 53,149 52,151 50,152 49,154 47,155 46,156 44,157 43,158 41,159 39,159 37,160 35,160 33,161 31,161 30,161 28,161 26,161 24,160 22,160 20,159 18,159 16,158 15,157 13,156 12,155 10,154 9,152 7,151 6,149 5,148 4,146 3,145 2,143 2,141 1,139 1,137 0,135 0,133 0,132 0,30 0,28 0,26 1,24 1,22 2,20 2,18 3,16 4,15 5,13 6,12 7,10 9,9 10,7 12,6 13,5 15,4 16,3 18,2 20,2 22,1 24,1 26,0 28,0 30,0 31,0 33,0 35,1 37,1 39,2 41,2 43,3 44,4 46,5 47,6 49,7 50,9 52,10 53,12 54,13 55,15 56,16 57,18 57,20 58,22 58,24 59,26 59,28 59,30">
            <text:p/>
          </draw:polygon>
          <draw:polygon draw:style-name="gr1" draw:text-style-name="P1" draw:layer="layout" svg:width="0.428cm" svg:height="0.406cm" svg:x="6.042cm" svg:y="2.863cm" svg:viewBox="0 0 429 407" draw:points="398,0 400,0 402,0 404,0 406,1 408,1 409,2 411,2 413,3 415,4 416,5 418,6 419,8 421,9 422,10 423,12 424,14 425,15 426,17 427,19 428,20 428,22 429,24 429,26 429,28 429,30 429,32 429,34 428,36 428,38 427,39 427,41 426,43 425,45 424,46 423,48 421,49 420,51 419,52 417,53 415,54 414,55 412,56 410,57 409,58 407,58 405,59 403,59 401,59 323,63 254,82 188,121 134,173 91,234 67,304 59,381 59,383 58,385 58,386 57,388 56,390 55,392 54,393 53,395 52,397 51,398 49,399 48,401 46,402 45,403 43,404 41,405 39,405 38,406 36,406 34,407 32,407 30,407 28,407 26,407 24,407 22,406 21,406 19,405 17,404 15,403 14,402 12,401 10,400 9,399 8,397 6,396 5,394 4,393 3,391 2,389 2,387 1,386 1,384 0,382 0,380 0,378 0,376 0,374 9,294 9,293 10,291 10,290 11,288 37,211 37,210 38,208 38,207 39,206 39,205 40,205 40,204 40,204 87,137 88,135 89,134 90,133 91,132 150,76 151,75 153,74 154,73 155,72 227,29 228,29 229,28 229,28 230,28 231,27 232,27 233,27 234,26 235,26 311,5 312,5 314,4 315,4 317,4">
            <text:p/>
          </draw:polygon>
          <draw:polygon draw:style-name="gr1" draw:text-style-name="P1" draw:layer="layout" svg:width="0.152cm" svg:height="0.156cm" svg:x="6.411cm" svg:y="2.863cm" svg:viewBox="0 0 153 157" draw:points="153,123 153,125 153,127 153,129 153,131 153,133 152,135 152,137 151,138 150,140 149,142 148,144 147,145 146,147 145,148 143,149 142,151 140,152 139,153 137,154 135,155 133,155 132,156 130,156 128,157 126,157 124,157 122,157 120,157 118,157 116,156 114,156 113,155 111,154 109,153 107,152 106,151 104,150 103,149 102,147 100,146 99,144 98,143 97,141 96,139 96,137 95,136 95,134 94,132 90,104 75,80 55,65 23,58 22,58 20,57 18,57 16,56 14,55 13,54 11,53 10,51 8,50 7,49 6,47 5,46 4,44 3,42 2,40 1,39 1,37 1,35 0,33 0,31 0,29 0,27 0,25 1,23 1,22 2,20 2,18 3,16 4,14 5,13 6,11 8,10 9,8 10,7 12,6 13,5 15,4 17,3 19,2 20,1 22,1 24,1 26,0 28,0 30,0 32,0 34,0 36,1 74,9 75,9 76,9 77,10 78,10 79,10 80,11 81,11 82,12 83,12 84,13 85,13 85,14 114,36 115,37 116,38 117,39 118,39 119,40 120,41 121,42 121,43 143,77 144,79 145,80 145,81 146,83 146,84 147,85 147,86 147,88 148,89">
            <text:p/>
          </draw:polygon>
          <draw:polygon draw:style-name="gr1" draw:text-style-name="P1" draw:layer="layout" svg:width="0.058cm" svg:height="3.212cm" svg:x="6.504cm" svg:y="2.96cm" svg:viewBox="0 0 59 3213" draw:points="0,30 0,28 0,26 1,24 1,22 2,20 2,18 3,16 4,15 5,13 6,12 7,10 9,9 10,7 12,6 13,5 15,4 16,3 18,2 20,2 22,1 24,1 26,0 28,0 30,0 31,0 33,0 35,1 37,1 39,2 41,2 43,3 44,4 46,5 47,6 49,7 50,9 52,10 53,12 54,13 55,15 56,16 57,18 57,20 58,22 58,24 59,26 59,28 59,30 59,3184 59,3185 59,3187 58,3189 58,3191 57,3193 57,3195 56,3197 55,3198 54,3200 53,3201 52,3203 50,3204 49,3206 47,3207 46,3208 44,3209 43,3210 41,3211 39,3211 37,3212 35,3212 33,3213 31,3213 30,3213 28,3213 26,3213 24,3212 22,3212 20,3211 18,3211 16,3210 15,3209 13,3208 12,3207 10,3206 9,3204 7,3203 6,3201 5,3200 4,3198 3,3197 2,3195 2,3193 1,3191 1,3189 0,3187 0,3185 0,3184">
            <text:p/>
          </draw:polygon>
        </draw:g>
        <draw:g>
          <draw:path draw:style-name="gr2" draw:text-style-name="P2" draw:layer="layout" svg:width="0.329cm" svg:height="0cm" draw:transform="rotate (1.5707963267949) translate (13.09cm 3.42cm)" svg:viewBox="0 0 330 0" svg:d="M0 0c110 0 220 0 330 0">
            <text:p/>
          </draw:path>
          <draw:path draw:style-name="gr2" draw:text-style-name="P2" draw:layer="layout" svg:width="0.097cm" svg:height="0.097cm" svg:x="13.09cm" svg:y="2.993cm" svg:viewBox="0 0 98 98" svg:d="M98 0c-13 3-26 5-39 8-10 7-20 14-30 21-7 10-14 20-21 30-3 13-5 26-8 39">
            <text:p/>
          </draw:path>
          <draw:path draw:style-name="gr2" draw:text-style-name="P2" draw:layer="layout" svg:width="0.368cm" svg:height="0.347cm" svg:x="13.187cm" svg:y="2.993cm" svg:viewBox="0 0 369 348" svg:d="M369 348c-3-27-5-53-8-80-10-26-20-51-30-77-14-23-28-45-42-68-20-18-39-37-59-55-24-14-48-29-72-43-26-7-52-14-78-21-27-1-53-3-80-4">
            <text:p/>
          </draw:path>
          <draw:path draw:style-name="gr2" draw:text-style-name="P2" draw:layer="layout" svg:width="2.316cm" svg:height="2.38cm" svg:x="13.555cm" svg:y="1.062cm" svg:viewBox="0 0 2317 2381" svg:d="M0 2279c0 34 0 68 0 102 72-18 144-37 216-55 69-23 139-45 208-68 68-27 135-55 203-82 67-34 133-67 200-101 63-37 127-73 190-110 59-42 119-85 178-127 56-47 113-93 169-140 54-51 107-101 161-152 50-54 99-107 149-161 45-58 90-116 135-174 40-62 79-124 119-186 37-64 73-127 110-191 31-66 62-133 93-199 25-69 51-138 76-207 21-71 42-141 63-212 16-72 31-144 47-216-13 0-25 0-38 0">
            <text:p/>
          </draw:path>
          <draw:path draw:style-name="gr2" draw:text-style-name="P2" draw:layer="layout" svg:width="0.351cm" svg:height="0.368cm" svg:x="15.482cm" svg:y="0.694cm" svg:viewBox="0 0 352 369" svg:d="M0 0c1 27 3 54 4 81 8 25 17 51 25 76 13 24 25 48 38 72 20 20 41 39 61 59 22 16 45 31 67 47 25 9 51 17 76 26 27 3 54 5 81 8">
            <text:p/>
          </draw:path>
          <draw:path draw:style-name="gr2" draw:text-style-name="P2" draw:layer="layout" svg:width="0.101cm" svg:height="0.093cm" svg:x="15.482cm" svg:y="0.601cm" svg:viewBox="0 0 102 94" svg:d="M102 0c-13 1-26 3-39 4-10 7-20 15-30 22-7 10-14 20-21 30-4 13-8 25-12 38">
            <text:p/>
          </draw:path>
          <draw:path draw:style-name="gr2" draw:text-style-name="P2" draw:layer="layout" svg:width="3.479cm" svg:height="0cm" svg:x="15.583cm" svg:y="0.601cm" svg:viewBox="0 0 3480 0" svg:d="M0 0c1160 0 2320 0 3480 0">
            <text:p/>
          </draw:path>
          <draw:path draw:style-name="gr2" draw:text-style-name="P2" draw:layer="layout" svg:width="0.102cm" svg:height="0.093cm" svg:x="19.063cm" svg:y="0.601cm" svg:viewBox="0 0 103 94" svg:d="M103 94c-3-13-6-25-9-38-7-10-14-20-21-30-11-7-23-15-34-22-13-1-26-3-39-4">
            <text:p/>
          </draw:path>
          <draw:path draw:style-name="gr2" draw:text-style-name="P2" draw:layer="layout" svg:width="0.348cm" svg:height="0.368cm" svg:x="18.817cm" svg:y="0.694cm" svg:viewBox="0 0 349 369" svg:d="M0 369c27-3 54-5 81-8 25-9 51-17 76-26 23-16 45-31 68-47 18-20 37-39 55-59 13-24 25-48 38-72 9-25 17-51 26-76 2-27 3-54 5-81">
            <text:p/>
          </draw:path>
          <draw:path draw:style-name="gr2" draw:text-style-name="P2" draw:layer="layout" svg:width="-0.1cm" svg:height="0cm" svg:x="18.817cm" svg:y="1.062cm" svg:viewBox="0 0 -101 0" svg:d="M0 0c34 0 67 0 101 0">
            <text:p/>
          </draw:path>
          <draw:path draw:style-name="gr2" draw:text-style-name="P2" draw:layer="layout" svg:width="5.161cm" svg:height="5.161cm" svg:x="13.555cm" svg:y="1.062cm" svg:viewBox="0 0 5162 5162" svg:d="M0 5162c102-11 203-23 305-34 100-17 201-34 301-51 99-21 197-42 296-63 99-27 197-54 296-81 96-32 192-65 288-97 95-38 189-76 284-114 92-44 183-88 275-132 90-46 181-93 271-139 87-52 175-105 262-157 83-58 167-116 250-174 82-62 164-124 246-186 78-65 155-130 233-195 73-70 147-141 220-211 70-73 141-147 211-220 65-78 130-155 195-233 62-80 124-161 186-241 57-85 113-169 170-254 54-88 108-175 162-263 46-89 93-178 139-267 44-93 88-186 132-279 37-95 73-190 110-285 32-96 65-192 97-288 28-97 57-195 85-292 21-100 42-200 63-300 17-100 34-201 51-301 11-102 23-203 34-305">
            <text:p/>
          </draw:path>
          <draw:path draw:style-name="gr2" draw:text-style-name="P2" draw:layer="layout" svg:width="0.1cm" svg:height="0cm" draw:transform="rotate (-1.5707963267949) translate (13.555cm 6.223cm)" svg:viewBox="0 0 101 0" svg:d="M0 0c34 0 67 0 101 0">
            <text:p/>
          </draw:path>
          <draw:path draw:style-name="gr2" draw:text-style-name="P2" draw:layer="layout" svg:width="0.368cm" svg:height="0.348cm" svg:x="13.187cm" svg:y="6.324cm" svg:viewBox="0 0 369 349" svg:d="M0 349c27-2 53-3 80-5 26-7 52-14 78-21 24-14 48-29 72-43 20-18 39-37 59-55 14-23 28-45 42-68 10-25 20-51 30-76 3-27 5-54 8-81">
            <text:p/>
          </draw:path>
          <draw:path draw:style-name="gr2" draw:text-style-name="P2" draw:layer="layout" svg:width="0.097cm" svg:height="0.098cm" svg:x="13.09cm" svg:y="6.574cm" svg:viewBox="0 0 98 99" svg:d="M0 0c3 11 5 23 8 34 7 11 14 23 21 34 10 7 20 14 30 21 13 3 26 7 39 10">
            <text:p/>
          </draw:path>
          <draw:path draw:style-name="gr2" draw:text-style-name="P2" draw:layer="layout" svg:width="3.153cm" svg:height="0cm" draw:transform="rotate (1.5707963267949) translate (13.09cm 6.574cm)" svg:viewBox="0 0 3154 0" svg:d="M0 0c1051 0 2103 0 3154 0">
            <text:p/>
          </draw:path>
        </draw:g>
        <draw:frame draw:style-name="gr3" draw:text-style-name="P10" draw:layer="layout" svg:width="7.302cm" svg:height="7.062cm" svg:x="6.784cm" svg:y="1.814cm">
          <draw:text-box>
            <text:p text:style-name="P9"><text:span text:style-name="T2">MiP</text:span></text:p>
          </draw:text-box>
        </draw:frame>
        <draw:g>
          <draw:polygon draw:style-name="gr1" draw:text-style-name="P1" draw:layer="layout" svg:width="0.058cm" svg:height="0.388cm" svg:x="13.807cm" svg:y="17.363cm" svg:viewBox="0 0 59 389" draw:points="0,30 0,28 0,26 1,24 1,22 2,20 2,18 3,16 4,15 5,13 6,12 7,10 9,9 10,7 12,6 13,5 15,4 16,3 18,2 20,2 22,1 24,1 26,0 28,0 30,0 31,0 33,0 35,1 37,1 39,2 41,2 43,3 44,4 46,5 47,6 49,7 50,9 52,10 53,12 54,13 55,15 56,16 57,18 57,20 58,22 58,24 59,26 59,28 59,30 59,360 59,361 59,363 58,365 58,367 57,369 57,371 56,373 55,374 54,376 53,377 52,379 50,380 49,382 47,383 46,384 44,385 43,386 41,387 39,387 37,388 35,388 33,389 31,389 30,389 28,389 26,389 24,388 22,388 20,387 18,387 16,386 15,385 13,384 12,383 10,382 9,380 7,379 6,377 5,376 4,374 3,373 2,371 2,369 1,367 1,365 0,363 0,361 0,360">
            <text:p/>
          </draw:polygon>
          <draw:polygon draw:style-name="gr1" draw:text-style-name="P1" draw:layer="layout" svg:width="0.152cm" svg:height="0.157cm" svg:x="13.714cm" svg:y="17.693cm" svg:viewBox="0 0 153 158" draw:points="36,157 34,158 32,158 31,158 29,158 27,158 25,158 23,157 21,157 19,156 17,155 16,155 14,154 12,153 11,151 9,150 8,149 7,147 6,146 4,144 4,142 3,141 2,139 1,137 1,135 0,133 0,131 0,130 0,128 0,126 0,124 1,122 1,120 2,118 3,116 3,115 4,113 5,111 7,110 8,108 9,107 11,106 12,105 14,103 15,103 17,102 19,101 21,100 23,100 55,92 75,78 90,53 94,25 95,23 95,21 96,20 96,18 97,16 98,14 99,13 100,11 102,10 103,8 104,7 106,6 107,5 109,4 111,3 113,2 114,1 116,1 118,0 120,0 122,0 124,0 126,0 128,0 130,1 132,1 133,2 135,2 137,3 139,4 140,5 142,6 143,8 145,9 146,10 147,12 148,13 149,15 150,17 151,19 152,20 152,22 153,24 153,26 153,28 153,30 153,32 153,34 148,68 147,69 147,71 147,72 146,73 146,74 145,76 145,77 144,78 143,79 121,114 121,115 120,117 119,118 118,119 117,120 116,121 115,122 114,122 85,143 84,144 84,144 83,145 82,145 81,146 80,146 79,146 78,147 77,147 76,148 75,148 74,148">
            <text:p/>
          </draw:polygon>
          <draw:polygon draw:style-name="gr1" draw:text-style-name="P1" draw:layer="layout" svg:width="0.428cm" svg:height="0.406cm" svg:x="13.345cm" svg:y="17.444cm" svg:viewBox="0 0 429 407" draw:points="0,33 0,31 0,29 0,27 0,25 1,23 1,21 2,19 2,18 3,16 4,14 5,13 6,11 8,10 9,8 10,7 12,6 14,5 15,4 17,3 19,2 21,1 22,1 24,0 26,0 28,0 30,0 32,0 34,0 36,1 38,1 39,2 41,2 43,3 45,4 46,5 48,6 49,8 51,9 52,10 53,12 54,14 55,15 56,17 57,19 58,21 58,22 59,24 59,26 67,103 91,172 134,234 188,286 254,324 323,343 401,348 403,348 405,349 407,349 409,350 411,350 412,351 414,352 416,353 417,354 419,355 420,357 422,358 423,359 424,361 425,363 426,364 427,366 427,368 428,370 428,372 429,374 429,375 429,377 429,379 429,381 428,383 428,385 427,387 427,389 426,390 425,392 424,394 423,395 422,397 420,398 419,400 418,401 416,402 414,403 413,404 411,405 409,405 407,406 405,406 403,407 402,407 400,407 398,407 317,402 315,402 314,402 312,401 311,401 235,380 234,380 233,379 232,379 231,379 230,378 229,378 229,377 228,377 228,377 156,335 154,334 153,333 151,332 150,331 91,275 90,274 89,273 88,271 87,270 40,202 40,202 40,201 39,201 39,200 38,199 38,198 37,196 37,195 11,119 10,118 10,116 9,114 9,113">
            <text:p/>
          </draw:polygon>
          <draw:polygon draw:style-name="gr1" draw:text-style-name="P1" draw:layer="layout" svg:width="2.374cm" svg:height="2.434cm" svg:x="11.03cm" svg:y="17.342cm" svg:viewBox="0 0 2375 2435" draw:points="2375,132 2375,133 2375,135 2374,137 2374,139 2373,141 2373,143 2372,145 2371,146 2370,148 2369,149 2368,151 2366,152 2365,154 2363,155 2362,156 2360,157 2359,158 2357,159 2355,159 2353,160 2351,160 2349,161 2347,161 2346,161 2344,161 2342,161 2340,160 2338,160 2336,159 2334,159 2332,158 2331,157 2329,156 2328,155 2326,154 2325,152 2323,151 2322,149 2321,148 2320,146 2319,145 2318,143 2318,141 2317,139 2317,137 2316,135 2316,133 2316,132 2316,67 2138,109 1933,176 1728,259 1535,356 1346,469 1169,595 1002,734 842,884 695,1044 562,1215 444,1400 335,1588 243,1785 167,1992 104,2201 66,2376 68,2376 69,2376 71,2376 73,2377 75,2377 77,2378 79,2378 81,2379 82,2380 84,2381 85,2382 87,2383 88,2385 90,2386 91,2388 92,2389 93,2391 94,2392 95,2394 95,2396 96,2398 96,2400 97,2402 97,2404 97,2406 97,2407 97,2409 96,2411 96,2413 95,2415 95,2417 94,2419 93,2420 92,2422 91,2423 90,2425 88,2426 87,2428 85,2429 84,2430 82,2431 81,2432 79,2433 77,2433 75,2434 73,2434 71,2435 69,2435 68,2435 30,2435 28,2435 26,2435 24,2434 22,2434 20,2433 18,2433 16,2432 15,2431 13,2430 12,2429 10,2428 9,2426 7,2425 6,2423 5,2422 4,2420 3,2419 2,2417 2,2415 1,2413 1,2411 0,2409 0,2407 0,2406 0,2404 0,2402 0,2401 1,2399 47,2187 47,2187 47,2186 47,2186 47,2185 111,1974 112,1972 188,1763 188,1763 188,1762 189,1762 189,1761 282,1562 282,1561 282,1561 283,1560 283,1560 283,1560 393,1370 394,1369 513,1182 513,1181 513,1180 514,1180 514,1179 649,1006 650,1006 650,1005 650,1005 651,1004 800,843 801,842 962,690 964,689 1133,549 1134,547 1312,420 1313,420 1313,420 1314,419 1314,419 1505,305 1506,305 1507,304 1702,206 1703,206 1703,206 1704,205 1704,205 1911,121 1913,120 2120,52 2121,52 2121,52 2122,52 2123,52 2339,1 2340,0 2342,0 2344,0 2346,0 2347,0 2349,0 2351,1 2353,1 2355,2 2357,2 2359,3 2360,4 2362,5 2363,6 2365,7 2366,9 2368,10 2369,12 2370,13 2371,15 2372,16 2373,18 2373,20 2374,22 2374,24 2375,26 2375,28 2375,30">
            <text:p/>
          </draw:polygon>
          <draw:polygon draw:style-name="gr1" draw:text-style-name="P1" draw:layer="layout" svg:width="0.406cm" svg:height="0.431cm" svg:x="11.068cm" svg:y="19.717cm" svg:viewBox="0 0 407 432" draw:points="407,401 407,403 407,405 407,407 406,409 406,411 405,412 405,414 404,416 403,418 402,419 401,421 399,422 398,424 397,425 395,426 393,427 392,428 390,429 388,430 387,431 385,431 383,432 381,432 379,432 377,432 375,432 373,432 371,431 369,431 368,430 366,430 364,429 362,428 361,427 359,426 358,424 356,423 355,422 354,420 353,418 352,417 351,415 350,413 349,412 349,410 348,408 348,406 348,404 344,326 324,257 286,191 235,137 173,94 103,71 25,59 23,58 21,58 19,57 17,56 16,56 14,55 12,54 11,52 9,51 8,50 7,48 6,47 5,45 4,44 3,42 2,40 1,38 1,36 0,34 0,33 0,31 0,29 0,27 0,25 1,23 1,21 2,19 3,17 3,16 4,14 5,12 7,11 8,9 9,8 11,7 12,6 14,5 15,4 17,3 19,2 21,1 23,1 25,0 26,0 28,0 30,0 32,0 34,0 115,13 116,14 117,14 119,14 120,14 196,39 197,40 199,41 200,41 201,42 202,42 202,43 203,43 203,43 271,90 273,91 274,92 275,93 276,94 331,153 332,155 333,156 334,157 335,159 377,231 377,231 378,232 379,234 379,236 380,237 402,313 402,315 403,317 403,318 403,320">
            <text:p/>
          </draw:polygon>
          <draw:polygon draw:style-name="gr1" draw:text-style-name="P1" draw:layer="layout" svg:width="0.156cm" svg:height="0.153cm" svg:x="11.318cm" svg:y="20.089cm" svg:viewBox="0 0 157 154" draw:points="33,154 31,154 29,154 27,154 26,154 24,153 22,153 20,152 18,152 16,151 15,150 13,149 11,148 10,147 9,145 7,144 6,142 5,141 4,139 3,137 2,136 2,134 1,132 1,130 0,128 0,126 0,124 0,122 0,121 1,119 1,117 2,115 2,113 3,111 4,110 5,108 6,106 7,105 9,104 10,102 12,101 13,100 15,99 17,98 18,97 20,97 22,96 24,96 26,95 57,91 76,78 91,56 99,23 99,21 100,19 101,17 101,16 102,14 103,12 105,11 106,9 107,8 109,7 110,6 112,4 114,4 115,3 117,2 119,1 121,1 123,0 125,0 126,0 128,0 130,0 132,0 134,1 136,1 138,2 140,3 141,3 143,4 145,5 146,7 148,8 149,9 150,11 151,12 153,14 153,16 154,17 155,19 156,21 156,23 157,25 157,27 157,28 157,30 157,32 157,34 156,36 147,75 147,76 147,77 146,78 146,79 146,80 145,81 145,82 144,83 144,84 143,84 143,85 143,85 122,115 121,116 120,117 119,118 119,119 118,120 117,121 116,122 115,122 86,143 85,144 85,144 84,145 83,145 82,146 81,146 79,147 78,147 77,148 75,148 74,149 72,149">
            <text:p/>
          </draw:polygon>
          <draw:polygon draw:style-name="gr1" draw:text-style-name="P1" draw:layer="layout" svg:width="3.543cm" svg:height="0.058cm" svg:x="7.833cm" svg:y="20.183cm" svg:viewBox="0 0 3544 59" draw:points="3515,0 3516,0 3518,0 3520,1 3522,1 3524,2 3526,2 3528,3 3529,4 3531,5 3532,6 3534,7 3535,9 3537,10 3538,12 3539,13 3540,15 3541,16 3542,18 3542,20 3543,22 3543,24 3544,26 3544,28 3544,30 3544,31 3544,33 3543,35 3543,37 3542,39 3542,41 3541,43 3540,44 3539,46 3538,47 3537,49 3535,50 3534,52 3532,53 3531,54 3529,55 3528,56 3526,57 3524,57 3522,58 3520,58 3518,59 3516,59 3515,59 30,59 28,59 26,59 24,58 22,58 20,57 18,57 16,56 15,55 13,54 12,53 10,52 9,50 7,49 6,47 5,46 4,44 3,43 2,41 2,39 1,37 1,35 0,33 0,31 0,30 0,28 0,26 1,24 1,22 2,20 2,18 3,16 4,15 5,13 6,12 7,10 9,9 10,7 12,6 13,5 15,4 16,3 18,2 20,2 22,1 24,1 26,0 28,0 30,0">
            <text:p/>
          </draw:polygon>
          <draw:polygon draw:style-name="gr1" draw:text-style-name="P1" draw:layer="layout" svg:width="0.156cm" svg:height="0.153cm" svg:x="7.736cm" svg:y="20.089cm" svg:viewBox="0 0 157 154" draw:points="1,36 0,34 0,32 0,30 0,28 0,27 0,25 1,23 1,21 2,19 3,17 4,16 4,14 6,12 7,11 8,9 9,8 11,7 12,5 14,4 16,3 17,3 19,2 21,1 23,1 25,0 27,0 29,0 31,0 32,0 34,0 36,1 38,1 40,2 42,3 43,4 45,4 47,6 48,7 50,8 51,9 52,11 54,12 55,14 56,16 56,17 57,19 58,21 58,23 66,56 80,77 104,91 132,95 134,96 136,96 137,97 139,97 141,98 143,99 144,100 146,101 147,103 149,104 150,105 151,107 152,108 153,110 154,112 155,114 156,115 156,117 157,119 157,121 157,123 157,125 157,127 157,129 156,131 156,133 155,134 155,136 154,138 153,140 152,141 151,143 149,144 148,146 147,147 145,148 144,149 142,150 140,151 138,152 137,153 135,153 133,154 131,154 129,154 127,154 125,154 123,154 89,149 88,148 86,148 85,148 84,147 82,147 81,146 80,146 79,145 78,145 44,124 43,123 42,122 40,121 39,120 38,119 37,118 36,117 35,115 14,85 14,85 14,84 13,84 13,83 12,82 12,81 11,80 11,79 11,78 10,77 10,76 10,75">
            <text:p/>
          </draw:polygon>
          <draw:polygon draw:style-name="gr1" draw:text-style-name="P1" draw:layer="layout" svg:width="0.406cm" svg:height="0.431cm" svg:x="7.736cm" svg:y="19.717cm" svg:viewBox="0 0 407 432" draw:points="373,0 375,0 377,0 379,0 380,0 382,0 384,1 386,1 388,2 390,3 391,4 393,4 395,6 396,7 398,8 399,9 400,11 402,12 403,14 404,16 404,17 405,19 406,21 406,23 407,25 407,27 407,29 407,31 407,32 407,34 406,36 406,38 405,40 404,42 403,43 403,45 401,47 400,48 399,50 398,51 396,52 395,54 393,55 391,56 390,56 388,57 386,58 384,58 382,59 304,71 234,94 172,137 121,191 83,257 63,326 59,404 59,406 59,408 58,410 58,412 57,413 56,415 55,417 54,418 53,420 52,422 51,423 49,424 48,426 46,427 45,428 43,429 41,430 39,430 38,431 36,431 34,432 32,432 30,432 28,432 26,432 24,432 22,431 20,431 19,430 17,429 15,428 14,427 12,426 10,425 9,424 8,422 6,421 5,419 4,418 3,416 2,414 2,412 1,411 1,409 0,407 0,405 0,403 0,401 4,320 4,318 4,317 5,315 5,313 27,237 28,236 28,234 29,232 30,231 30,231 72,159 73,157 74,156 75,155 76,153 131,94 132,93 133,92 134,91 136,90 204,43 204,43 205,43 205,42 206,42 207,41 209,41 210,40 211,39 288,14 289,14 291,14 292,14 293,13">
            <text:p/>
          </draw:polygon>
          <draw:polygon draw:style-name="gr1" draw:text-style-name="P1" draw:layer="layout" svg:width="0.16cm" svg:height="0.058cm" svg:x="8.083cm" svg:y="19.717cm" svg:viewBox="0 0 161 59" draw:points="30,59 28,59 26,59 24,58 22,58 20,57 18,57 16,56 15,55 13,54 12,53 10,52 9,50 7,49 6,47 5,46 4,44 3,43 2,41 2,39 1,37 1,35 0,33 0,31 0,30 0,28 0,26 1,24 1,22 2,20 2,18 3,16 4,15 5,13 6,12 7,10 9,9 10,7 12,6 13,5 15,4 16,3 18,2 20,2 22,1 24,1 26,0 28,0 30,0 132,0 133,0 135,0 137,1 139,1 141,2 143,2 145,3 146,4 148,5 149,6 151,7 152,9 154,10 155,12 156,13 157,15 158,16 159,18 159,20 160,22 160,24 161,26 161,28 161,30 161,31 161,33 160,35 160,37 159,39 159,41 158,43 157,44 156,46 155,47 154,49 152,50 151,52 149,53 148,54 146,55 145,56 143,57 141,57 139,58 137,58 135,59 133,59 132,59">
            <text:p/>
          </draw:polygon>
          <draw:polygon draw:style-name="gr1" draw:text-style-name="P1" draw:layer="layout" svg:width="5.219cm" svg:height="5.215cm" svg:x="8.185cm" svg:y="14.561cm" svg:viewBox="0 0 5220 5216" draw:points="5187,0 5189,0 5191,0 5193,0 5195,0 5197,1 5199,1 5201,2 5202,2 5204,3 5206,4 5207,5 5209,6 5210,8 5212,9 5213,10 5214,12 5215,14 5216,15 5217,17 5218,19 5219,21 5219,22 5220,24 5220,26 5220,28 5220,30 5220,32 5220,34 5219,36 5219,38 5218,40 5218,41 5217,43 5216,45 5215,46 5214,48 5212,49 5211,51 5210,52 5208,53 5206,54 5205,55 5203,56 5201,57 5199,58 5198,58 5196,59 5194,59 4889,93 4591,138 4292,206 4001,286 3715,383 3433,497 3154,623 2889,766 2627,922 2375,1094 2135,1276 1903,1473 1684,1684 1473,1903 1280,2135 1094,2375 926,2627 766,2888 627,3154 497,3432 387,3714 286,4000 206,4290 143,4591 93,4890 59,5190 59,5192 58,5194 58,5195 57,5197 56,5199 55,5201 54,5202 53,5204 52,5206 51,5207 49,5208 48,5210 46,5211 45,5212 43,5213 41,5214 39,5214 38,5215 36,5215 34,5216 32,5216 30,5216 28,5216 26,5216 24,5216 22,5215 21,5215 19,5214 17,5213 15,5212 14,5211 12,5210 10,5209 9,5208 8,5206 6,5205 5,5203 4,5202 3,5200 2,5198 2,5196 1,5195 1,5193 0,5191 0,5189 0,5187 0,5185 0,5183 34,4882 34,4881 85,4581 86,4579 149,4277 149,4276 229,3984 230,3982 332,3694 332,3693 442,3410 443,3408 574,3128 574,3127 714,2860 715,2859 715,2858 876,2596 877,2595 1046,2341 1047,2339 1234,2098 1235,2098 1429,1865 1430,1863 1642,1643 1643,1642 1863,1430 1864,1429 2097,1230 2099,1229 2340,1047 2341,1046 2595,873 2596,872 2859,715 2860,715 2860,715 3126,571 3128,570 3409,443 3410,442 3693,328 3695,328 3983,230 3985,229 4277,149 4278,149 4579,81 4581,80 4881,34 4882,34">
            <text:p/>
          </draw:polygon>
          <draw:polygon draw:style-name="gr1" draw:text-style-name="P1" draw:layer="layout" svg:width="0.058cm" svg:height="0.16cm" svg:x="13.345cm" svg:y="14.459cm" svg:viewBox="0 0 59 161" draw:points="59,132 59,133 59,135 58,137 58,139 57,141 57,143 56,145 55,146 54,148 53,149 52,151 50,152 49,154 47,155 46,156 44,157 43,158 41,159 39,159 37,160 35,160 33,161 31,161 30,161 28,161 26,161 24,160 22,160 20,159 18,159 16,158 15,157 13,156 12,155 10,154 9,152 7,151 6,149 5,148 4,146 3,145 2,143 2,141 1,139 1,137 0,135 0,133 0,132 0,30 0,28 0,26 1,24 1,22 2,20 2,18 3,16 4,15 5,13 6,12 7,10 9,9 10,7 12,6 13,5 15,4 16,3 18,2 20,2 22,1 24,1 26,0 28,0 30,0 31,0 33,0 35,1 37,1 39,2 41,2 43,3 44,4 46,5 47,6 49,7 50,9 52,10 53,12 54,13 55,15 56,16 57,18 57,20 58,22 58,24 59,26 59,28 59,30">
            <text:p/>
          </draw:polygon>
          <draw:polygon draw:style-name="gr1" draw:text-style-name="P1" draw:layer="layout" svg:width="0.428cm" svg:height="0.406cm" svg:x="13.345cm" svg:y="14.112cm" svg:viewBox="0 0 429 407" draw:points="398,0 400,0 402,0 404,0 406,1 408,1 409,2 411,2 413,3 415,4 416,5 418,6 419,8 421,9 422,10 423,12 424,14 425,15 426,17 427,19 428,20 428,22 429,24 429,26 429,28 429,30 429,32 429,34 428,36 428,38 427,39 427,41 426,43 425,45 424,46 423,48 421,49 420,51 419,52 417,53 415,54 414,55 412,56 410,57 409,58 407,58 405,59 403,59 401,59 323,63 254,82 188,121 134,173 91,234 67,304 59,381 59,383 58,385 58,386 57,388 56,390 55,392 54,393 53,395 52,397 51,398 49,399 48,401 46,402 45,403 43,404 41,405 39,405 38,406 36,406 34,407 32,407 30,407 28,407 26,407 24,407 22,406 21,406 19,405 17,404 15,403 14,402 12,401 10,400 9,399 8,397 6,396 5,394 4,393 3,391 2,389 2,387 1,386 1,384 0,382 0,380 0,378 0,376 0,374 9,294 9,293 10,291 10,290 11,288 37,211 37,210 38,208 38,207 39,206 39,205 40,205 40,204 40,204 87,137 88,135 89,134 90,133 91,132 150,76 151,75 153,74 154,73 155,72 227,29 228,29 229,28 229,28 230,28 231,27 232,27 233,27 234,26 235,26 311,5 312,5 314,4 315,4 317,4">
            <text:p/>
          </draw:polygon>
          <draw:polygon draw:style-name="gr1" draw:text-style-name="P1" draw:layer="layout" svg:width="0.152cm" svg:height="0.156cm" svg:x="13.714cm" svg:y="14.112cm" svg:viewBox="0 0 153 157" draw:points="153,123 153,125 153,127 153,129 153,131 153,133 152,135 152,137 151,138 150,140 149,142 148,144 147,145 146,147 145,148 143,149 142,151 140,152 139,153 137,154 135,155 133,155 132,156 130,156 128,157 126,157 124,157 122,157 120,157 118,157 116,156 114,156 113,155 111,154 109,153 107,152 106,151 104,150 103,149 102,147 100,146 99,144 98,143 97,141 96,139 96,137 95,136 95,134 94,132 90,104 75,80 55,65 23,58 22,58 20,57 18,57 16,56 14,55 13,54 11,53 10,51 8,50 7,49 6,47 5,46 4,44 3,42 2,40 1,39 1,37 1,35 0,33 0,31 0,29 0,27 0,25 1,23 1,22 2,20 2,18 3,16 4,14 5,13 6,11 8,10 9,8 10,7 12,6 13,5 15,4 17,3 19,2 20,1 22,1 24,1 26,0 28,0 30,0 32,0 34,0 36,1 74,9 75,9 76,9 77,10 78,10 79,10 80,11 81,11 82,12 83,12 84,13 85,13 85,14 114,36 115,37 116,38 117,39 118,39 119,40 120,41 121,42 121,43 143,77 144,79 145,80 145,81 146,83 146,84 147,85 147,86 147,88 148,89">
            <text:p/>
          </draw:polygon>
          <draw:polygon draw:style-name="gr1" draw:text-style-name="P1" draw:layer="layout" svg:width="0.058cm" svg:height="3.212cm" svg:x="13.807cm" svg:y="14.209cm" svg:viewBox="0 0 59 3213" draw:points="0,30 0,28 0,26 1,24 1,22 2,20 2,18 3,16 4,15 5,13 6,12 7,10 9,9 10,7 12,6 13,5 15,4 16,3 18,2 20,2 22,1 24,1 26,0 28,0 30,0 31,0 33,0 35,1 37,1 39,2 41,2 43,3 44,4 46,5 47,6 49,7 50,9 52,10 53,12 54,13 55,15 56,16 57,18 57,20 58,22 58,24 59,26 59,28 59,30 59,3184 59,3185 59,3187 58,3189 58,3191 57,3193 57,3195 56,3197 55,3198 54,3200 53,3201 52,3203 50,3204 49,3206 47,3207 46,3208 44,3209 43,3210 41,3211 39,3211 37,3212 35,3212 33,3213 31,3213 30,3213 28,3213 26,3213 24,3212 22,3212 20,3211 18,3211 16,3210 15,3209 13,3208 12,3207 10,3206 9,3204 7,3203 6,3201 5,3200 4,3198 3,3197 2,3195 2,3193 1,3191 1,3189 0,3187 0,3185 0,3184">
            <text:p/>
          </draw:polygon>
        </draw:g>
        <draw:g>
          <draw:path draw:style-name="gr2" draw:text-style-name="P2" draw:layer="layout" svg:width="0.329cm" svg:height="0cm" draw:transform="rotate (1.5707963267949) translate (20.393cm 14.669cm)" svg:viewBox="0 0 330 0" svg:d="M0 0c110 0 220 0 330 0">
            <text:p/>
          </draw:path>
          <draw:path draw:style-name="gr2" draw:text-style-name="P2" draw:layer="layout" svg:width="0.097cm" svg:height="0.097cm" svg:x="20.393cm" svg:y="14.242cm" svg:viewBox="0 0 98 98" svg:d="M98 0c-13 3-26 5-39 8-10 7-20 14-30 21-7 10-14 20-21 30-3 13-5 26-8 39">
            <text:p/>
          </draw:path>
          <draw:path draw:style-name="gr2" draw:text-style-name="P2" draw:layer="layout" svg:width="0.368cm" svg:height="0.347cm" svg:x="20.49cm" svg:y="14.242cm" svg:viewBox="0 0 369 348" svg:d="M369 348c-3-27-5-53-8-80-10-26-20-51-30-77-14-23-28-45-42-68-20-18-39-37-59-55-24-14-48-29-72-43-26-7-52-14-78-21-27-1-53-3-80-4">
            <text:p/>
          </draw:path>
          <draw:path draw:style-name="gr2" draw:text-style-name="P2" draw:layer="layout" svg:width="2.316cm" svg:height="2.38cm" svg:x="20.858cm" svg:y="12.311cm" svg:viewBox="0 0 2317 2381" svg:d="M0 2279c0 34 0 68 0 102 72-18 144-37 216-55 69-23 139-45 208-68 68-27 135-55 203-82 67-34 133-67 200-101 63-37 127-73 190-110 59-42 119-85 178-127 56-47 113-93 169-140 54-51 107-101 161-152 50-54 99-107 149-161 45-58 90-116 135-174 40-62 79-124 119-186 37-64 73-127 110-191 31-66 62-133 93-199 25-69 51-138 76-207 21-71 42-141 63-212 16-72 31-144 47-216-13 0-25 0-38 0">
            <text:p/>
          </draw:path>
          <draw:path draw:style-name="gr2" draw:text-style-name="P2" draw:layer="layout" svg:width="0.351cm" svg:height="0.368cm" svg:x="22.785cm" svg:y="11.943cm" svg:viewBox="0 0 352 369" svg:d="M0 0c1 27 3 54 4 81 8 25 17 51 25 76 13 24 25 48 38 72 20 20 41 39 61 59 22 16 45 31 67 47 25 9 51 17 76 26 27 3 54 5 81 8">
            <text:p/>
          </draw:path>
          <draw:path draw:style-name="gr2" draw:text-style-name="P2" draw:layer="layout" svg:width="0.101cm" svg:height="0.093cm" svg:x="22.785cm" svg:y="11.85cm" svg:viewBox="0 0 102 94" svg:d="M102 0c-13 1-26 3-39 4-10 7-20 15-30 22-7 10-14 20-21 30-4 13-8 25-12 38">
            <text:p/>
          </draw:path>
          <draw:path draw:style-name="gr2" draw:text-style-name="P2" draw:layer="layout" svg:width="3.479cm" svg:height="0cm" svg:x="22.886cm" svg:y="11.85cm" svg:viewBox="0 0 3480 0" svg:d="M0 0c1160 0 2320 0 3480 0">
            <text:p/>
          </draw:path>
          <draw:path draw:style-name="gr2" draw:text-style-name="P2" draw:layer="layout" svg:width="0.102cm" svg:height="0.093cm" svg:x="26.366cm" svg:y="11.85cm" svg:viewBox="0 0 103 94" svg:d="M103 94c-3-13-6-25-9-38-7-10-14-20-21-30-11-7-23-15-34-22-13-1-26-3-39-4">
            <text:p/>
          </draw:path>
          <draw:path draw:style-name="gr2" draw:text-style-name="P2" draw:layer="layout" svg:width="0.348cm" svg:height="0.368cm" svg:x="26.12cm" svg:y="11.943cm" svg:viewBox="0 0 349 369" svg:d="M0 369c27-3 54-5 81-8 25-9 51-17 76-26 23-16 45-31 68-47 18-20 37-39 55-59 13-24 25-48 38-72 9-25 17-51 26-76 2-27 3-54 5-81">
            <text:p/>
          </draw:path>
          <draw:path draw:style-name="gr2" draw:text-style-name="P2" draw:layer="layout" svg:width="-0.1cm" svg:height="0cm" svg:x="26.12cm" svg:y="12.311cm" svg:viewBox="0 0 -101 0" svg:d="M0 0c34 0 67 0 101 0">
            <text:p/>
          </draw:path>
          <draw:path draw:style-name="gr2" draw:text-style-name="P2" draw:layer="layout" svg:width="5.161cm" svg:height="5.161cm" svg:x="20.858cm" svg:y="12.311cm" svg:viewBox="0 0 5162 5162" svg:d="M0 5162c102-11 203-23 305-34 100-17 201-34 301-51 99-21 197-42 296-63 99-27 197-54 296-81 96-32 192-65 288-97 95-38 189-76 284-114 92-44 183-88 275-132 90-46 181-93 271-139 87-52 175-105 262-157 83-58 167-116 250-174 82-62 164-124 246-186 78-65 155-130 233-195 73-70 147-141 220-211 70-73 141-147 211-220 65-78 130-155 195-233 62-80 124-161 186-241 57-85 113-169 170-254 54-88 108-175 162-263 46-89 93-178 139-267 44-93 88-186 132-279 37-95 73-190 110-285 32-96 65-192 97-288 28-97 57-195 85-292 21-100 42-200 63-300 17-100 34-201 51-301 11-102 23-203 34-305">
            <text:p/>
          </draw:path>
          <draw:path draw:style-name="gr2" draw:text-style-name="P2" draw:layer="layout" svg:width="0.1cm" svg:height="0cm" draw:transform="rotate (-1.5707963267949) translate (20.858cm 17.472cm)" svg:viewBox="0 0 101 0" svg:d="M0 0c34 0 67 0 101 0">
            <text:p/>
          </draw:path>
          <draw:path draw:style-name="gr2" draw:text-style-name="P2" draw:layer="layout" svg:width="0.368cm" svg:height="0.348cm" svg:x="20.49cm" svg:y="17.573cm" svg:viewBox="0 0 369 349" svg:d="M0 349c27-2 53-3 80-5 26-7 52-14 78-21 24-14 48-29 72-43 20-18 39-37 59-55 14-23 28-45 42-68 10-25 20-51 30-76 3-27 5-54 8-81">
            <text:p/>
          </draw:path>
          <draw:path draw:style-name="gr2" draw:text-style-name="P2" draw:layer="layout" svg:width="0.097cm" svg:height="0.098cm" svg:x="20.393cm" svg:y="17.823cm" svg:viewBox="0 0 98 99" svg:d="M0 0c3 11 5 23 8 34 7 11 14 23 21 34 10 7 20 14 30 21 13 3 26 7 39 10">
            <text:p/>
          </draw:path>
          <draw:path draw:style-name="gr2" draw:text-style-name="P2" draw:layer="layout" svg:width="3.153cm" svg:height="0cm" draw:transform="rotate (1.5707963267949) translate (20.393cm 17.823cm)" svg:viewBox="0 0 3154 0" svg:d="M0 0c1051 0 2103 0 3154 0">
            <text:p/>
          </draw:path>
        </draw:g>
        <draw:frame draw:style-name="gr3" draw:text-style-name="P12" draw:layer="layout" svg:width="7.302cm" svg:height="4.438cm" svg:x="14.087cm" svg:y="14.163cm">
          <draw:text-box>
            <text:p text:style-name="P11"><text:span text:style-name="T5">MiP</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yuthi" svg:font-family="Dyuthi" style:font-pitch="variable"/>
    <style:font-face style:name="Gidugu" svg:font-family="Gidugu" style:font-pitch="variable"/>
    <style:font-face style:name="Khmer OS" svg:font-family="'Khmer 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ree Krushnadevaraya" svg:font-family="'Sree Krushnadevaraya'" style:font-pitch="variable"/>
    <style:font-face style:name="Standard Symbols PS" svg:font-family="'Standard Symbols PS'" style:font-pitch="variable"/>
    <style:font-face style:name="padmaa-Bold.1.1" svg:font-family="padmaa-Bold.1.1"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03cm" fo:margin-bottom="0cm" fo:margin-left="0.116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1-26T08:21:50.914502022</dc:date>
    <meta:editing-duration>PT10M51S</meta:editing-duration>
    <meta:editing-cycles>2</meta:editing-cycles>
    <meta:generator>LibreOffice/7.3.7.2$Linux_X86_64 LibreOffice_project/30$Build-2</meta:generator>
    <meta:document-statistic meta:object-count="198"/>
  </office:meta>
</office:document-meta>
</file>